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4-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1" calcext:value-type="float">
            <text:p>29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97" calcext:value-type="float">
            <text:p>19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261" calcext:value-type="float">
            <text:p>261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293" calcext:value-type="float">
            <text:p>293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474" calcext:value-type="float">
            <text:p>474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20" calcext:value-type="float">
            <text:p>620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286" calcext:value-type="float">
            <text:p>286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502" calcext:value-type="float">
            <text:p>502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381" calcext:value-type="float">
            <text:p>381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411" calcext:value-type="float">
            <text:p>411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266" calcext:value-type="float">
            <text:p>266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449" calcext:value-type="float">
            <text:p>449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325" calcext:value-type="float">
            <text:p>325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385" calcext:value-type="float">
            <text:p>385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711" calcext:value-type="float">
            <text:p>711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510" calcext:value-type="float">
            <text:p>510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535" calcext:value-type="float">
            <text:p>535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595" calcext:value-type="float">
            <text:p>595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office:value-type="float" office:value="559" calcext:value-type="float">
            <text:p>559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560" calcext:value-type="float">
            <text:p>560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96" calcext:value-type="float">
            <text:p>96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97" calcext:value-type="float">
            <text:p>97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567" calcext:value-type="float">
            <text:p>567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01" calcext:value-type="float">
            <text:p>101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2" calcext:value-type="float">
            <text:p>102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2" calcext:value-type="float">
            <text:p>102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03" calcext:value-type="float">
            <text:p>103</text:p>
          </table:table-cell>
          <table:table-cell office:value-type="float" office:value="323" calcext:value-type="float">
            <text:p>323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03" calcext:value-type="float">
            <text:p>103</text:p>
          </table:table-cell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04" calcext:value-type="float">
            <text:p>10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446" calcext:value-type="float">
            <text:p>446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6" calcext:value-type="float">
            <text:p>10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06" calcext:value-type="float">
            <text:p>10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622" calcext:value-type="float">
            <text:p>622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269" calcext:value-type="float">
            <text:p>269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348" calcext:value-type="float">
            <text:p>348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407" calcext:value-type="float">
            <text:p>407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737" calcext:value-type="float">
            <text:p>737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3" calcext:value-type="float">
            <text:p>113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378" calcext:value-type="float">
            <text:p>378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4" calcext:value-type="float">
            <text:p>114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14" calcext:value-type="float">
            <text:p>114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444" calcext:value-type="float">
            <text:p>444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15" calcext:value-type="float">
            <text:p>115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1" calcext:value-type="float">
            <text:p>801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17" calcext:value-type="float">
            <text:p>117</text:p>
          </table:table-cell>
          <table:table-cell office:value-type="float" office:value="578" calcext:value-type="float">
            <text:p>578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287" calcext:value-type="float">
            <text:p>287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1" calcext:value-type="float">
            <text:p>121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21" calcext:value-type="float">
            <text:p>121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475" calcext:value-type="float">
            <text:p>475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2" calcext:value-type="float">
            <text:p>122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3" calcext:value-type="float">
            <text:p>12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23" calcext:value-type="float">
            <text:p>123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office:value-type="float" office:value="319" calcext:value-type="float">
            <text:p>319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6" calcext:value-type="float">
            <text:p>126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 office:value-type="float" office:value="498" calcext:value-type="float">
            <text:p>498</text:p>
          </table:table-cell>
          <table:table-cell table:number-columns-repeated="10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 office:value-type="float" office:value="596" calcext:value-type="float">
            <text:p>596</text:p>
          </table:table-cell>
          <table:table-cell table:number-columns-repeated="10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office:value-type="float" office:value="618" calcext:value-type="float">
            <text:p>618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0" calcext:value-type="float">
            <text:p>13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30" calcext:value-type="float">
            <text:p>130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1" calcext:value-type="float">
            <text:p>13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31" calcext:value-type="float">
            <text:p>13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office:value-type="float" office:value="418" calcext:value-type="float">
            <text:p>418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32" calcext:value-type="float">
            <text:p>132</text:p>
          </table:table-cell>
          <table:table-cell office:value-type="float" office:value="421" calcext:value-type="float">
            <text:p>421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4" calcext:value-type="float">
            <text:p>134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5" calcext:value-type="float">
            <text:p>135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34" calcext:value-type="float">
            <text:p>134</text:p>
          </table:table-cell>
          <table:table-cell office:value-type="float" office:value="626" calcext:value-type="float">
            <text:p>626</text:p>
          </table:table-cell>
          <table:table-cell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5" calcext:value-type="float">
            <text:p>135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35" calcext:value-type="float">
            <text:p>135</text:p>
          </table:table-cell>
          <table:table-cell office:value-type="float" office:value="402" calcext:value-type="float">
            <text:p>402</text:p>
          </table:table-cell>
          <table:table-cell table:number-columns-repeated="10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36" calcext:value-type="float">
            <text:p>136</text:p>
          </table:table-cell>
          <table:table-cell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37" calcext:value-type="float">
            <text:p>137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582" calcext:value-type="float">
            <text:p>582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38" calcext:value-type="float">
            <text:p>138</text:p>
          </table:table-cell>
          <table:table-cell office:value-type="float" office:value="832" calcext:value-type="float">
            <text:p>832</text:p>
          </table:table-cell>
          <table:table-cell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39" calcext:value-type="float">
            <text:p>139</text:p>
          </table:table-cell>
          <table:table-cell office:value-type="float" office:value="507" calcext:value-type="float">
            <text:p>507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0" calcext:value-type="float">
            <text:p>14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0" calcext:value-type="float">
            <text:p>14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390" calcext:value-type="float">
            <text:p>390</text:p>
          </table:table-cell>
          <table:table-cell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1" calcext:value-type="float">
            <text:p>141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77" calcext:value-type="float">
            <text:p>177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2" calcext:value-type="float">
            <text:p>142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42" calcext:value-type="float">
            <text:p>142</text:p>
          </table:table-cell>
          <table:table-cell office:value-type="float" office:value="511" calcext:value-type="float">
            <text:p>511</text:p>
          </table:table-cell>
          <table:table-cell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3" calcext:value-type="float">
            <text:p>143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" calcext:value-type="float">
            <text:p>144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" calcext:value-type="float">
            <text:p>145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45" calcext:value-type="float">
            <text:p>145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6" calcext:value-type="float">
            <text:p>146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46" calcext:value-type="float">
            <text:p>146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7" calcext:value-type="float">
            <text:p>147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47" calcext:value-type="float">
            <text:p>147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296" calcext:value-type="float">
            <text:p>296</text:p>
          </table:table-cell>
          <table:table-cell table:number-columns-repeated="10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48" calcext:value-type="float">
            <text:p>148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9" calcext:value-type="float">
            <text:p>149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49" calcext:value-type="float">
            <text:p>14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9" calcext:value-type="float">
            <text:p>149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0" calcext:value-type="float">
            <text:p>150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1" calcext:value-type="float">
            <text:p>15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327" calcext:value-type="float">
            <text:p>327</text:p>
          </table:table-cell>
          <table:table-cell table:number-columns-repeated="10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4" calcext:value-type="float">
            <text:p>154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54" calcext:value-type="float">
            <text:p>154</text:p>
          </table:table-cell>
          <table:table-cell office:value-type="float" office:value="505" calcext:value-type="float">
            <text:p>505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5" calcext:value-type="float">
            <text:p>155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55" calcext:value-type="float">
            <text:p>155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  <table:table-cell office:value-type="float" office:value="513" calcext:value-type="float">
            <text:p>513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6" calcext:value-type="float">
            <text:p>156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6" calcext:value-type="float">
            <text:p>156</text:p>
          </table:table-cell>
          <table:table-cell office:value-type="float" office:value="547" calcext:value-type="float">
            <text:p>547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57" calcext:value-type="float">
            <text:p>157</text:p>
          </table:table-cell>
          <table:table-cell office:value-type="float" office:value="565" calcext:value-type="float">
            <text:p>565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8" calcext:value-type="float">
            <text:p>158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9" calcext:value-type="float">
            <text:p>159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59" calcext:value-type="float">
            <text:p>159</text:p>
          </table:table-cell>
          <table:table-cell office:value-type="float" office:value="387" calcext:value-type="float">
            <text:p>387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60" calcext:value-type="float">
            <text:p>160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office:value-type="float" office:value="339" calcext:value-type="float">
            <text:p>339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61" calcext:value-type="float">
            <text:p>16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office:value-type="float" office:value="538" calcext:value-type="float">
            <text:p>538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62" calcext:value-type="float">
            <text:p>16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62" calcext:value-type="float">
            <text:p>162</text:p>
          </table:table-cell>
          <table:table-cell office:value-type="float" office:value="428" calcext:value-type="float">
            <text:p>428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3" calcext:value-type="float">
            <text:p>163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63" calcext:value-type="float">
            <text:p>16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63" calcext:value-type="float">
            <text:p>163</text:p>
          </table:table-cell>
          <table:table-cell office:value-type="float" office:value="264" calcext:value-type="float">
            <text:p>264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4" calcext:value-type="float">
            <text:p>164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64" calcext:value-type="float">
            <text:p>164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5" calcext:value-type="float">
            <text:p>165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65" calcext:value-type="float">
            <text:p>165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6" calcext:value-type="float">
            <text:p>166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66" calcext:value-type="float">
            <text:p>16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66" calcext:value-type="float">
            <text:p>166</text:p>
          </table:table-cell>
          <table:table-cell office:value-type="float" office:value="588" calcext:value-type="float">
            <text:p>588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67" calcext:value-type="float">
            <text:p>167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67" calcext:value-type="float">
            <text:p>167</text:p>
          </table:table-cell>
          <table:table-cell office:value-type="float" office:value="799" calcext:value-type="float">
            <text:p>799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70" calcext:value-type="float">
            <text:p>170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70" calcext:value-type="float">
            <text:p>170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69" calcext:value-type="float">
            <text:p>169</text:p>
          </table:table-cell>
          <table:table-cell office:value-type="float" office:value="356" calcext:value-type="float">
            <text:p>356</text:p>
          </table:table-cell>
          <table:table-cell table:number-columns-repeated="10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0" calcext:value-type="float">
            <text:p>170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70" calcext:value-type="float">
            <text:p>170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652" calcext:value-type="float">
            <text:p>652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1" calcext:value-type="float">
            <text:p>171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71" calcext:value-type="float">
            <text:p>171</text:p>
          </table:table-cell>
          <table:table-cell office:value-type="float" office:value="497" calcext:value-type="float">
            <text:p>497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72" calcext:value-type="float">
            <text:p>172</text:p>
          </table:table-cell>
          <table:table-cell office:value-type="float" office:value="705" calcext:value-type="float">
            <text:p>705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73" calcext:value-type="float">
            <text:p>173</text:p>
          </table:table-cell>
          <table:table-cell office:value-type="float" office:value="374" calcext:value-type="float">
            <text:p>374</text:p>
          </table:table-cell>
          <table:table-cell table:number-columns-repeated="10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74" calcext:value-type="float">
            <text:p>174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 office:value-type="float" office:value="772" calcext:value-type="float">
            <text:p>772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5" calcext:value-type="float">
            <text:p>175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75" calcext:value-type="float">
            <text:p>1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75" calcext:value-type="float">
            <text:p>175</text:p>
          </table:table-cell>
          <table:table-cell office:value-type="float" office:value="508" calcext:value-type="float">
            <text:p>508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6" calcext:value-type="float">
            <text:p>17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886" calcext:value-type="float">
            <text:p>886</text:p>
          </table:table-cell>
          <table:table-cell table:number-columns-repeated="10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7" calcext:value-type="float">
            <text:p>177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77" calcext:value-type="float">
            <text:p>177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77" calcext:value-type="float">
            <text:p>177</text:p>
          </table:table-cell>
          <table:table-cell office:value-type="float" office:value="451" calcext:value-type="float">
            <text:p>451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78" calcext:value-type="float">
            <text:p>178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8" calcext:value-type="float">
            <text:p>178</text:p>
          </table:table-cell>
          <table:table-cell office:value-type="float" office:value="621" calcext:value-type="float">
            <text:p>621</text:p>
          </table:table-cell>
          <table:table-cell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9" calcext:value-type="float">
            <text:p>17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80" calcext:value-type="float">
            <text:p>180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79" calcext:value-type="float">
            <text:p>179</text:p>
          </table:table-cell>
          <table:table-cell office:value-type="float" office:value="542" calcext:value-type="float">
            <text:p>542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0" calcext:value-type="float">
            <text:p>180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80" calcext:value-type="float">
            <text:p>180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80" calcext:value-type="float">
            <text:p>180</text:p>
          </table:table-cell>
          <table:table-cell office:value-type="float" office:value="572" calcext:value-type="float">
            <text:p>572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1" calcext:value-type="float">
            <text:p>181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81" calcext:value-type="float">
            <text:p>181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81" calcext:value-type="float">
            <text:p>181</text:p>
          </table:table-cell>
          <table:table-cell office:value-type="float" office:value="607" calcext:value-type="float">
            <text:p>607</text:p>
          </table:table-cell>
          <table:table-cell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2" calcext:value-type="float">
            <text:p>182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82" calcext:value-type="float">
            <text:p>182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82" calcext:value-type="float">
            <text:p>182</text:p>
          </table:table-cell>
          <table:table-cell office:value-type="float" office:value="631" calcext:value-type="float">
            <text:p>631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83" calcext:value-type="float">
            <text:p>183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83" calcext:value-type="float">
            <text:p>183</text:p>
          </table:table-cell>
          <table:table-cell office:value-type="float" office:value="805" calcext:value-type="float">
            <text:p>805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4" calcext:value-type="float">
            <text:p>184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84" calcext:value-type="float">
            <text:p>18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84" calcext:value-type="float">
            <text:p>184</text:p>
          </table:table-cell>
          <table:table-cell office:value-type="float" office:value="521" calcext:value-type="float">
            <text:p>521</text:p>
          </table:table-cell>
          <table:table-cell table:number-columns-repeated="10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5" calcext:value-type="float">
            <text:p>185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85" calcext:value-type="float">
            <text:p>185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6" calcext:value-type="float">
            <text:p>186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86" calcext:value-type="float">
            <text:p>186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7" calcext:value-type="float">
            <text:p>18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87" calcext:value-type="float">
            <text:p>187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87" calcext:value-type="float">
            <text:p>187</text:p>
          </table:table-cell>
          <table:table-cell office:value-type="float" office:value="557" calcext:value-type="float">
            <text:p>557</text:p>
          </table:table-cell>
          <table:table-cell table:number-columns-repeated="10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8" calcext:value-type="float">
            <text:p>188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88" calcext:value-type="float">
            <text:p>188</text:p>
          </table:table-cell>
          <table:table-cell office:value-type="float" office:value="748" calcext:value-type="float">
            <text:p>748</text:p>
          </table:table-cell>
          <table:table-cell table:number-columns-repeated="10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9" calcext:value-type="float">
            <text:p>18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89" calcext:value-type="float">
            <text:p>189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89" calcext:value-type="float">
            <text:p>189</text:p>
          </table:table-cell>
          <table:table-cell office:value-type="float" office:value="655" calcext:value-type="float">
            <text:p>655</text:p>
          </table:table-cell>
          <table:table-cell table:number-columns-repeated="10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0" calcext:value-type="float">
            <text:p>190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90" calcext:value-type="float">
            <text:p>190</text:p>
          </table:table-cell>
          <table:table-cell office:value-type="float" office:value="700" calcext:value-type="float">
            <text:p>700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1" calcext:value-type="float">
            <text:p>1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91" calcext:value-type="float">
            <text:p>19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91" calcext:value-type="float">
            <text:p>191</text:p>
          </table:table-cell>
          <table:table-cell office:value-type="float" office:value="653" calcext:value-type="float">
            <text:p>653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2" calcext:value-type="float">
            <text:p>192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92" calcext:value-type="float">
            <text:p>19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92" calcext:value-type="float">
            <text:p>192</text:p>
          </table:table-cell>
          <table:table-cell office:value-type="float" office:value="625" calcext:value-type="float">
            <text:p>625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3" calcext:value-type="float">
            <text:p>193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93" calcext:value-type="float">
            <text:p>193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93" calcext:value-type="float">
            <text:p>193</text:p>
          </table:table-cell>
          <table:table-cell office:value-type="float" office:value="359" calcext:value-type="float">
            <text:p>359</text:p>
          </table:table-cell>
          <table:table-cell table:number-columns-repeated="10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94" calcext:value-type="float">
            <text:p>194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4" calcext:value-type="float">
            <text:p>194</text:p>
          </table:table-cell>
          <table:table-cell office:value-type="float" office:value="609" calcext:value-type="float">
            <text:p>609</text:p>
          </table:table-cell>
          <table:table-cell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5" calcext:value-type="float">
            <text:p>195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10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96" calcext:value-type="float">
            <text:p>196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96" calcext:value-type="float">
            <text:p>196</text:p>
          </table:table-cell>
          <table:table-cell office:value-type="float" office:value="638" calcext:value-type="float">
            <text:p>638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7" calcext:value-type="float">
            <text:p>197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97" calcext:value-type="float">
            <text:p>197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97" calcext:value-type="float">
            <text:p>197</text:p>
          </table:table-cell>
          <table:table-cell office:value-type="float" office:value="533" calcext:value-type="float">
            <text:p>533</text:p>
          </table:table-cell>
          <table:table-cell table:number-columns-repeated="10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8" calcext:value-type="float">
            <text:p>198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98" calcext:value-type="float">
            <text:p>198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98" calcext:value-type="float">
            <text:p>198</text:p>
          </table:table-cell>
          <table:table-cell office:value-type="float" office:value="659" calcext:value-type="float">
            <text:p>659</text:p>
          </table:table-cell>
          <table:table-cell table:number-columns-repeated="10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9" calcext:value-type="float">
            <text:p>19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99" calcext:value-type="float">
            <text:p>199</text:p>
          </table:table-cell>
          <table:table-cell office:value-type="float" office:value="850" calcext:value-type="float">
            <text:p>850</text:p>
          </table:table-cell>
          <table:table-cell table:number-columns-repeated="10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float" office:value="642" calcext:value-type="float">
            <text:p>642</text:p>
          </table:table-cell>
          <table:table-cell table:number-columns-repeated="10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" calcext:value-type="float">
            <text:p>20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  <table:table-cell office:value-type="float" office:value="671" calcext:value-type="float">
            <text:p>671</text:p>
          </table:table-cell>
          <table:table-cell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2" calcext:value-type="float">
            <text:p>202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202" calcext:value-type="float">
            <text:p>202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02" calcext:value-type="float">
            <text:p>202</text:p>
          </table:table-cell>
          <table:table-cell office:value-type="float" office:value="680" calcext:value-type="float">
            <text:p>680</text:p>
          </table:table-cell>
          <table:table-cell table:number-columns-repeated="10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3" calcext:value-type="float">
            <text:p>20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03" calcext:value-type="float">
            <text:p>203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03" calcext:value-type="float">
            <text:p>203</text:p>
          </table:table-cell>
          <table:table-cell office:value-type="float" office:value="762" calcext:value-type="float">
            <text:p>762</text:p>
          </table:table-cell>
          <table:table-cell table:number-columns-repeated="10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04" calcext:value-type="float">
            <text:p>204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5" calcext:value-type="float">
            <text:p>20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05" calcext:value-type="float">
            <text:p>205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05" calcext:value-type="float">
            <text:p>205</text:p>
          </table:table-cell>
          <table:table-cell office:value-type="float" office:value="717" calcext:value-type="float">
            <text:p>717</text:p>
          </table:table-cell>
          <table:table-cell table:number-columns-repeated="10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6" calcext:value-type="float">
            <text:p>206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06" calcext:value-type="float">
            <text:p>206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7" calcext:value-type="float">
            <text:p>207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07" calcext:value-type="float">
            <text:p>207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07" calcext:value-type="float">
            <text:p>207</text:p>
          </table:table-cell>
          <table:table-cell office:value-type="float" office:value="534" calcext:value-type="float">
            <text:p>534</text:p>
          </table:table-cell>
          <table:table-cell table:number-columns-repeated="10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08" calcext:value-type="float">
            <text:p>208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447" calcext:value-type="float">
            <text:p>447</text:p>
          </table:table-cell>
          <table:table-cell table:number-columns-repeated="10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9" calcext:value-type="float">
            <text:p>209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209" calcext:value-type="float">
            <text:p>20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543" calcext:value-type="float">
            <text:p>543</text:p>
          </table:table-cell>
          <table:table-cell table:number-columns-repeated="101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0" calcext:value-type="float">
            <text:p>210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10" calcext:value-type="float">
            <text:p>21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10" calcext:value-type="float">
            <text:p>210</text:p>
          </table:table-cell>
          <table:table-cell office:value-type="float" office:value="568" calcext:value-type="float">
            <text:p>568</text:p>
          </table:table-cell>
          <table:table-cell table:number-columns-repeated="10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11" calcext:value-type="float">
            <text:p>21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11" calcext:value-type="float">
            <text:p>21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11" calcext:value-type="float">
            <text:p>211</text:p>
          </table:table-cell>
          <table:table-cell office:value-type="float" office:value="787" calcext:value-type="float">
            <text:p>787</text:p>
          </table:table-cell>
          <table:table-cell table:number-columns-repeated="10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12" calcext:value-type="float">
            <text:p>21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13" calcext:value-type="float">
            <text:p>213</text:p>
          </table:table-cell>
          <table:table-cell office:value-type="float" office:value="709" calcext:value-type="float">
            <text:p>709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13" calcext:value-type="float">
            <text:p>213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13" calcext:value-type="float">
            <text:p>213</text:p>
          </table:table-cell>
          <table:table-cell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14" calcext:value-type="float">
            <text:p>21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14" calcext:value-type="float">
            <text:p>214</text:p>
          </table:table-cell>
          <table:table-cell office:value-type="float" office:value="757" calcext:value-type="float">
            <text:p>757</text:p>
          </table:table-cell>
          <table:table-cell table:number-columns-repeated="10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5" calcext:value-type="float">
            <text:p>2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15" calcext:value-type="float">
            <text:p>21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15" calcext:value-type="float">
            <text:p>215</text:p>
          </table:table-cell>
          <table:table-cell office:value-type="float" office:value="684" calcext:value-type="float">
            <text:p>684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17" calcext:value-type="float">
            <text:p>217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16" calcext:value-type="float">
            <text:p>216</text:p>
          </table:table-cell>
          <table:table-cell office:value-type="float" office:value="778" calcext:value-type="float">
            <text:p>778</text:p>
          </table:table-cell>
          <table:table-cell table:number-columns-repeated="10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7" calcext:value-type="float">
            <text:p>217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17" calcext:value-type="float">
            <text:p>21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8" calcext:value-type="float">
            <text:p>218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18" calcext:value-type="float">
            <text:p>218</text:p>
          </table:table-cell>
          <table:table-cell office:value-type="float" office:value="656" calcext:value-type="float">
            <text:p>656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9" calcext:value-type="float">
            <text:p>219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19" calcext:value-type="float">
            <text:p>219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219" calcext:value-type="float">
            <text:p>219</text:p>
          </table:table-cell>
          <table:table-cell office:value-type="float" office:value="517" calcext:value-type="float">
            <text:p>517</text:p>
          </table:table-cell>
          <table:table-cell table:number-columns-repeated="10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220" calcext:value-type="float">
            <text:p>220</text:p>
          </table:table-cell>
          <table:table-cell office:value-type="float" office:value="581" calcext:value-type="float">
            <text:p>581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1" calcext:value-type="float">
            <text:p>221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2" calcext:value-type="float">
            <text:p>222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22" calcext:value-type="float">
            <text:p>22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222" calcext:value-type="float">
            <text:p>222</text:p>
          </table:table-cell>
          <table:table-cell office:value-type="float" office:value="685" calcext:value-type="float">
            <text:p>685</text:p>
          </table:table-cell>
          <table:table-cell table:number-columns-repeated="10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3" calcext:value-type="float">
            <text:p>2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23" calcext:value-type="float">
            <text:p>223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23" calcext:value-type="float">
            <text:p>223</text:p>
          </table:table-cell>
          <table:table-cell office:value-type="float" office:value="632" calcext:value-type="float">
            <text:p>632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4" calcext:value-type="float">
            <text:p>224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24" calcext:value-type="float">
            <text:p>224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224" calcext:value-type="float">
            <text:p>224</text:p>
          </table:table-cell>
          <table:table-cell office:value-type="float" office:value="580" calcext:value-type="float">
            <text:p>580</text:p>
          </table:table-cell>
          <table:table-cell table:number-columns-repeated="10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5" calcext:value-type="float">
            <text:p>225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25" calcext:value-type="float">
            <text:p>225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26" calcext:value-type="float">
            <text:p>226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26" calcext:value-type="float">
            <text:p>226</text:p>
          </table:table-cell>
          <table:table-cell office:value-type="float" office:value="725" calcext:value-type="float">
            <text:p>725</text:p>
          </table:table-cell>
          <table:table-cell table:number-columns-repeated="10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7" calcext:value-type="float">
            <text:p>22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7" calcext:value-type="float">
            <text:p>227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27" calcext:value-type="float">
            <text:p>227</text:p>
          </table:table-cell>
          <table:table-cell office:value-type="float" office:value="646" calcext:value-type="float">
            <text:p>646</text:p>
          </table:table-cell>
          <table:table-cell table:number-columns-repeated="10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8" calcext:value-type="float">
            <text:p>228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28" calcext:value-type="float">
            <text:p>228</text:p>
          </table:table-cell>
          <table:table-cell office:value-type="float" office:value="702" calcext:value-type="float">
            <text:p>702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9" calcext:value-type="float">
            <text:p>229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29" calcext:value-type="float">
            <text:p>229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29" calcext:value-type="float">
            <text:p>229</text:p>
          </table:table-cell>
          <table:table-cell office:value-type="float" office:value="706" calcext:value-type="float">
            <text:p>706</text:p>
          </table:table-cell>
          <table:table-cell table:number-columns-repeated="10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0" calcext:value-type="float">
            <text:p>23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30" calcext:value-type="float">
            <text:p>230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31" calcext:value-type="float">
            <text:p>231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31" calcext:value-type="float">
            <text:p>231</text:p>
          </table:table-cell>
          <table:table-cell office:value-type="float" office:value="438" calcext:value-type="float">
            <text:p>438</text:p>
          </table:table-cell>
          <table:table-cell table:number-columns-repeated="10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2" calcext:value-type="float">
            <text:p>232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2" calcext:value-type="float">
            <text:p>232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3" calcext:value-type="float">
            <text:p>233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table:number-columns-repeated="10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4" calcext:value-type="float">
            <text:p>234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34" calcext:value-type="float">
            <text:p>2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34" calcext:value-type="float">
            <text:p>234</text:p>
          </table:table-cell>
          <table:table-cell office:value-type="float" office:value="735" calcext:value-type="float">
            <text:p>735</text:p>
          </table:table-cell>
          <table:table-cell table:number-columns-repeated="10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35" calcext:value-type="float">
            <text:p>235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235" calcext:value-type="float">
            <text:p>235</text:p>
          </table:table-cell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36" calcext:value-type="float">
            <text:p>236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36" calcext:value-type="float">
            <text:p>236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7" calcext:value-type="float">
            <text:p>23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237" calcext:value-type="float">
            <text:p>237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37" calcext:value-type="float">
            <text:p>237</text:p>
          </table:table-cell>
          <table:table-cell office:value-type="float" office:value="206" calcext:value-type="float">
            <text:p>206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38" calcext:value-type="float">
            <text:p>238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38" calcext:value-type="float">
            <text:p>238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9" calcext:value-type="float">
            <text:p>239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239" calcext:value-type="float">
            <text:p>239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0" calcext:value-type="float">
            <text:p>240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240" calcext:value-type="float">
            <text:p>240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816" calcext:value-type="float">
            <text:p>816</text:p>
          </table:table-cell>
          <table:table-cell table:number-columns-repeated="10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1" calcext:value-type="float">
            <text:p>241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241" calcext:value-type="float">
            <text:p>24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241" calcext:value-type="float">
            <text:p>241</text:p>
          </table:table-cell>
          <table:table-cell office:value-type="float" office:value="324" calcext:value-type="float">
            <text:p>324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2" calcext:value-type="float">
            <text:p>242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42" calcext:value-type="float">
            <text:p>24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42" calcext:value-type="float">
            <text:p>242</text:p>
          </table:table-cell>
          <table:table-cell office:value-type="float" office:value="860" calcext:value-type="float">
            <text:p>860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243" calcext:value-type="float">
            <text:p>243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43" calcext:value-type="float">
            <text:p>243</text:p>
          </table:table-cell>
          <table:table-cell office:value-type="float" office:value="178" calcext:value-type="float">
            <text:p>178</text:p>
          </table:table-cell>
          <table:table-cell table:number-columns-repeated="10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4" calcext:value-type="float">
            <text:p>244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44" calcext:value-type="float">
            <text:p>244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45" calcext:value-type="float">
            <text:p>245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245" calcext:value-type="float">
            <text:p>245</text:p>
          </table:table-cell>
          <table:table-cell office:value-type="float" office:value="879" calcext:value-type="float">
            <text:p>879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6" calcext:value-type="float">
            <text:p>246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46" calcext:value-type="float">
            <text:p>246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246" calcext:value-type="float">
            <text:p>246</text:p>
          </table:table-cell>
          <table:table-cell office:value-type="float" office:value="529" calcext:value-type="float">
            <text:p>529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7" calcext:value-type="float">
            <text:p>247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47" calcext:value-type="float">
            <text:p>24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247" calcext:value-type="float">
            <text:p>247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8" calcext:value-type="float">
            <text:p>248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248" calcext:value-type="float">
            <text:p>248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207" calcext:value-type="float">
            <text:p>207</text:p>
          </table:table-cell>
          <table:table-cell table:number-columns-repeated="10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9" calcext:value-type="float">
            <text:p>24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49" calcext:value-type="float">
            <text:p>249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49" calcext:value-type="float">
            <text:p>249</text:p>
          </table:table-cell>
          <table:table-cell office:value-type="float" office:value="611" calcext:value-type="float">
            <text:p>611</text:p>
          </table:table-cell>
          <table:table-cell table:number-columns-repeated="10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0" calcext:value-type="float">
            <text:p>250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251" calcext:value-type="float">
            <text:p>251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50" calcext:value-type="float">
            <text:p>250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1" calcext:value-type="float">
            <text:p>251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251" calcext:value-type="float">
            <text:p>251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51" calcext:value-type="float">
            <text:p>251</text:p>
          </table:table-cell>
          <table:table-cell office:value-type="float" office:value="616" calcext:value-type="float">
            <text:p>616</text:p>
          </table:table-cell>
          <table:table-cell table:number-columns-repeated="10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2" calcext:value-type="float">
            <text:p>252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52" calcext:value-type="float">
            <text:p>25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252" calcext:value-type="float">
            <text:p>252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3" calcext:value-type="float">
            <text:p>25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53" calcext:value-type="float">
            <text:p>253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53" calcext:value-type="float">
            <text:p>253</text:p>
          </table:table-cell>
          <table:table-cell office:value-type="float" office:value="422" calcext:value-type="float">
            <text:p>422</text:p>
          </table:table-cell>
          <table:table-cell table:number-columns-repeated="10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4" calcext:value-type="float">
            <text:p>254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54" calcext:value-type="float">
            <text:p>254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54" calcext:value-type="float">
            <text:p>254</text:p>
          </table:table-cell>
          <table:table-cell office:value-type="float" office:value="536" calcext:value-type="float">
            <text:p>536</text:p>
          </table:table-cell>
          <table:table-cell table:number-columns-repeated="10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5" calcext:value-type="float">
            <text:p>255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55" calcext:value-type="float">
            <text:p>25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255" calcext:value-type="float">
            <text:p>255</text:p>
          </table:table-cell>
          <table:table-cell office:value-type="float" office:value="745" calcext:value-type="float">
            <text:p>745</text:p>
          </table:table-cell>
          <table:table-cell table:number-columns-repeated="10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6" calcext:value-type="float">
            <text:p>25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256" calcext:value-type="float">
            <text:p>256</text:p>
          </table:table-cell>
          <table:table-cell office:value-type="float" office:value="803" calcext:value-type="float">
            <text:p>803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7" calcext:value-type="float">
            <text:p>25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257" calcext:value-type="float">
            <text:p>25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257" calcext:value-type="float">
            <text:p>257</text:p>
          </table:table-cell>
          <table:table-cell office:value-type="float" office:value="434" calcext:value-type="float">
            <text:p>434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8" calcext:value-type="float">
            <text:p>258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258" calcext:value-type="float">
            <text:p>258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258" calcext:value-type="float">
            <text:p>258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9" calcext:value-type="float">
            <text:p>259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59" calcext:value-type="float">
            <text:p>259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259" calcext:value-type="float">
            <text:p>259</text:p>
          </table:table-cell>
          <table:table-cell office:value-type="float" office:value="553" calcext:value-type="float">
            <text:p>553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0" calcext:value-type="float">
            <text:p>260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60" calcext:value-type="float">
            <text:p>260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1" calcext:value-type="float">
            <text:p>261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61" calcext:value-type="float">
            <text:p>261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261" calcext:value-type="float">
            <text:p>261</text:p>
          </table:table-cell>
          <table:table-cell office:value-type="float" office:value="569" calcext:value-type="float">
            <text:p>569</text:p>
          </table:table-cell>
          <table:table-cell table:number-columns-repeated="10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2" calcext:value-type="float">
            <text:p>262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262" calcext:value-type="float">
            <text:p>262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262" calcext:value-type="float">
            <text:p>262</text:p>
          </table:table-cell>
          <table:table-cell office:value-type="float" office:value="629" calcext:value-type="float">
            <text:p>629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63" calcext:value-type="float">
            <text:p>263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63" calcext:value-type="float">
            <text:p>263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263" calcext:value-type="float">
            <text:p>263</text:p>
          </table:table-cell>
          <table:table-cell office:value-type="float" office:value="636" calcext:value-type="float">
            <text:p>636</text:p>
          </table:table-cell>
          <table:table-cell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4" calcext:value-type="float">
            <text:p>264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64" calcext:value-type="float">
            <text:p>26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5" calcext:value-type="float">
            <text:p>26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65" calcext:value-type="float">
            <text:p>26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table:number-columns-repeated="10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66" calcext:value-type="float">
            <text:p>266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266" calcext:value-type="float">
            <text:p>266</text:p>
          </table:table-cell>
          <table:table-cell office:value-type="float" office:value="441" calcext:value-type="float">
            <text:p>441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67" calcext:value-type="float">
            <text:p>267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267" calcext:value-type="float">
            <text:p>267</text:p>
          </table:table-cell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268" calcext:value-type="float">
            <text:p>268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268" calcext:value-type="float">
            <text:p>268</text:p>
          </table:table-cell>
          <table:table-cell office:value-type="float" office:value="532" calcext:value-type="float">
            <text:p>532</text:p>
          </table:table-cell>
          <table:table-cell table:number-columns-repeated="10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69" calcext:value-type="float">
            <text:p>26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269" calcext:value-type="float">
            <text:p>269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269" calcext:value-type="float">
            <text:p>269</text:p>
          </table:table-cell>
          <table:table-cell office:value-type="float" office:value="668" calcext:value-type="float">
            <text:p>668</text:p>
          </table:table-cell>
          <table:table-cell table:number-columns-repeated="10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70" calcext:value-type="float">
            <text:p>27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70" calcext:value-type="float">
            <text:p>270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1" calcext:value-type="float">
            <text:p>27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271" calcext:value-type="float">
            <text:p>271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2" calcext:value-type="float">
            <text:p>272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72" calcext:value-type="float">
            <text:p>272</text:p>
          </table:table-cell>
          <table:table-cell office:value-type="float" office:value="483" calcext:value-type="float">
            <text:p>483</text:p>
          </table:table-cell>
          <table:table-cell table:number-columns-repeated="10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" calcext:value-type="float">
            <text:p>273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73" calcext:value-type="float">
            <text:p>27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273" calcext:value-type="float">
            <text:p>273</text:p>
          </table:table-cell>
          <table:table-cell office:value-type="float" office:value="628" calcext:value-type="float">
            <text:p>628</text:p>
          </table:table-cell>
          <table:table-cell table:number-columns-repeated="10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4" calcext:value-type="float">
            <text:p>27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74" calcext:value-type="float">
            <text:p>274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274" calcext:value-type="float">
            <text:p>274</text:p>
          </table:table-cell>
          <table:table-cell office:value-type="float" office:value="682" calcext:value-type="float">
            <text:p>682</text:p>
          </table:table-cell>
          <table:table-cell table:number-columns-repeated="10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75" calcext:value-type="float">
            <text:p>275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75" calcext:value-type="float">
            <text:p>275</text:p>
          </table:table-cell>
          <table:table-cell office:value-type="float" office:value="715" calcext:value-type="float">
            <text:p>715</text:p>
          </table:table-cell>
          <table:table-cell table:number-columns-repeated="10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6" calcext:value-type="float">
            <text:p>276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76" calcext:value-type="float">
            <text:p>276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77" calcext:value-type="float">
            <text:p>277</text:p>
          </table:table-cell>
          <table:table-cell office:value-type="float" office:value="376" calcext:value-type="float">
            <text:p>376</text:p>
          </table:table-cell>
          <table:table-cell table:number-columns-repeated="10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7" calcext:value-type="float">
            <text:p>277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77" calcext:value-type="float">
            <text:p>277</text:p>
          </table:table-cell>
          <table:table-cell office:value-type="float" office:value="739" calcext:value-type="float">
            <text:p>739</text:p>
          </table:table-cell>
          <table:table-cell table:number-columns-repeated="10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8" calcext:value-type="float">
            <text:p>27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278" calcext:value-type="float">
            <text:p>278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9" calcext:value-type="float">
            <text:p>2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79" calcext:value-type="float">
            <text:p>279</text:p>
          </table:table-cell>
          <table:table-cell office:value-type="float" office:value="672" calcext:value-type="float">
            <text:p>672</text:p>
          </table:table-cell>
          <table:table-cell table:number-columns-repeated="10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80" calcext:value-type="float">
            <text:p>28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280" calcext:value-type="float">
            <text:p>280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81" calcext:value-type="float">
            <text:p>281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281" calcext:value-type="float">
            <text:p>28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281" calcext:value-type="float">
            <text:p>281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82" calcext:value-type="float">
            <text:p>282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282" calcext:value-type="float">
            <text:p>282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82" calcext:value-type="float">
            <text:p>282</text:p>
          </table:table-cell>
          <table:table-cell office:value-type="float" office:value="397" calcext:value-type="float">
            <text:p>397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83" calcext:value-type="float">
            <text:p>283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3" calcext:value-type="float">
            <text:p>283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283" calcext:value-type="float">
            <text:p>283</text:p>
          </table:table-cell>
          <table:table-cell office:value-type="float" office:value="408" calcext:value-type="float">
            <text:p>408</text:p>
          </table:table-cell>
          <table:table-cell table:number-columns-repeated="10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84" calcext:value-type="float">
            <text:p>284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84" calcext:value-type="float">
            <text:p>284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284" calcext:value-type="float">
            <text:p>284</text:p>
          </table:table-cell>
          <table:table-cell office:value-type="float" office:value="558" calcext:value-type="float">
            <text:p>558</text:p>
          </table:table-cell>
          <table:table-cell table:number-columns-repeated="10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5" calcext:value-type="float">
            <text:p>285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85" calcext:value-type="float">
            <text:p>285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85" calcext:value-type="float">
            <text:p>285</text:p>
          </table:table-cell>
          <table:table-cell office:value-type="float" office:value="747" calcext:value-type="float">
            <text:p>747</text:p>
          </table:table-cell>
          <table:table-cell table:number-columns-repeated="10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6" calcext:value-type="float">
            <text:p>28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86" calcext:value-type="float">
            <text:p>28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286" calcext:value-type="float">
            <text:p>286</text:p>
          </table:table-cell>
          <table:table-cell office:value-type="float" office:value="610" calcext:value-type="float">
            <text:p>610</text:p>
          </table:table-cell>
          <table:table-cell table:number-columns-repeated="10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7" calcext:value-type="float">
            <text:p>287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287" calcext:value-type="float">
            <text:p>28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7" calcext:value-type="float">
            <text:p>287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88" calcext:value-type="float">
            <text:p>28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88" calcext:value-type="float">
            <text:p>288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89" calcext:value-type="float">
            <text:p>289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9" calcext:value-type="float">
            <text:p>289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289" calcext:value-type="float">
            <text:p>289</text:p>
          </table:table-cell>
          <table:table-cell office:value-type="float" office:value="818" calcext:value-type="float">
            <text:p>818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90" calcext:value-type="float">
            <text:p>290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90" calcext:value-type="float">
            <text:p>290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1" calcext:value-type="float">
            <text:p>291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291" calcext:value-type="float">
            <text:p>29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291" calcext:value-type="float">
            <text:p>291</text:p>
          </table:table-cell>
          <table:table-cell office:value-type="float" office:value="724" calcext:value-type="float">
            <text:p>724</text:p>
          </table:table-cell>
          <table:table-cell table:number-columns-repeated="10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92" calcext:value-type="float">
            <text:p>292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292" calcext:value-type="float">
            <text:p>292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92" calcext:value-type="float">
            <text:p>292</text:p>
          </table:table-cell>
          <table:table-cell office:value-type="float" office:value="389" calcext:value-type="float">
            <text:p>389</text:p>
          </table:table-cell>
          <table:table-cell table:number-columns-repeated="10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3" calcext:value-type="float">
            <text:p>293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93" calcext:value-type="float">
            <text:p>293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293" calcext:value-type="float">
            <text:p>293</text:p>
          </table:table-cell>
          <table:table-cell office:value-type="float" office:value="468" calcext:value-type="float">
            <text:p>468</text:p>
          </table:table-cell>
          <table:table-cell table:number-columns-repeated="10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94" calcext:value-type="float">
            <text:p>294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294" calcext:value-type="float">
            <text:p>294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95" calcext:value-type="float">
            <text:p>295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295" calcext:value-type="float">
            <text:p>295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95" calcext:value-type="float">
            <text:p>295</text:p>
          </table:table-cell>
          <table:table-cell office:value-type="float" office:value="563" calcext:value-type="float">
            <text:p>563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7" calcext:value-type="float">
            <text:p>297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96" calcext:value-type="float">
            <text:p>296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96" calcext:value-type="float">
            <text:p>296</text:p>
          </table:table-cell>
          <table:table-cell office:value-type="float" office:value="809" calcext:value-type="float">
            <text:p>809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7" calcext:value-type="float">
            <text:p>297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297" calcext:value-type="float">
            <text:p>29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297" calcext:value-type="float">
            <text:p>297</text:p>
          </table:table-cell>
          <table:table-cell office:value-type="float" office:value="812" calcext:value-type="float">
            <text:p>812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98" calcext:value-type="float">
            <text:p>298</text:p>
          </table:table-cell>
          <table:table-cell office:value-type="float" office:value="858" calcext:value-type="float">
            <text:p>858</text:p>
          </table:table-cell>
          <table:table-cell table:number-columns-repeated="10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99" calcext:value-type="float">
            <text:p>299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299" calcext:value-type="float">
            <text:p>29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299" calcext:value-type="float">
            <text:p>299</text:p>
          </table:table-cell>
          <table:table-cell office:value-type="float" office:value="525" calcext:value-type="float">
            <text:p>525</text:p>
          </table:table-cell>
          <table:table-cell table:number-columns-repeated="10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0" calcext:value-type="float">
            <text:p>300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300" calcext:value-type="float">
            <text:p>300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300" calcext:value-type="float">
            <text:p>300</text:p>
          </table:table-cell>
          <table:table-cell office:value-type="float" office:value="545" calcext:value-type="float">
            <text:p>545</text:p>
          </table:table-cell>
          <table:table-cell table:number-columns-repeated="10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1" calcext:value-type="float">
            <text:p>30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301" calcext:value-type="float">
            <text:p>30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302" calcext:value-type="float">
            <text:p>302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302" calcext:value-type="float">
            <text:p>302</text:p>
          </table:table-cell>
          <table:table-cell office:value-type="float" office:value="756" calcext:value-type="float">
            <text:p>756</text:p>
          </table:table-cell>
          <table:table-cell table:number-columns-repeated="10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office:value-type="float" office:value="570" calcext:value-type="float">
            <text:p>570</text:p>
          </table:table-cell>
          <table:table-cell table:number-columns-repeated="10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4" calcext:value-type="float">
            <text:p>30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304" calcext:value-type="float">
            <text:p>30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304" calcext:value-type="float">
            <text:p>304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5" calcext:value-type="float">
            <text:p>305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305" calcext:value-type="float">
            <text:p>305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305" calcext:value-type="float">
            <text:p>305</text:p>
          </table:table-cell>
          <table:table-cell office:value-type="float" office:value="767" calcext:value-type="float">
            <text:p>767</text:p>
          </table:table-cell>
          <table:table-cell table:number-columns-repeated="10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6" calcext:value-type="float">
            <text:p>30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06" calcext:value-type="float">
            <text:p>30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7" calcext:value-type="float">
            <text:p>307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307" calcext:value-type="float">
            <text:p>307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307" calcext:value-type="float">
            <text:p>307</text:p>
          </table:table-cell>
          <table:table-cell office:value-type="float" office:value="617" calcext:value-type="float">
            <text:p>617</text:p>
          </table:table-cell>
          <table:table-cell table:number-columns-repeated="10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8" calcext:value-type="float">
            <text:p>308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08" calcext:value-type="float">
            <text:p>308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308" calcext:value-type="float">
            <text:p>308</text:p>
          </table:table-cell>
          <table:table-cell office:value-type="float" office:value="524" calcext:value-type="float">
            <text:p>524</text:p>
          </table:table-cell>
          <table:table-cell table:number-columns-repeated="101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9" calcext:value-type="float">
            <text:p>309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309" calcext:value-type="float">
            <text:p>30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09" calcext:value-type="float">
            <text:p>309</text:p>
          </table:table-cell>
          <table:table-cell office:value-type="float" office:value="641" calcext:value-type="float">
            <text:p>641</text:p>
          </table:table-cell>
          <table:table-cell table:number-columns-repeated="10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10" calcext:value-type="float">
            <text:p>31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310" calcext:value-type="float">
            <text:p>310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310" calcext:value-type="float">
            <text:p>310</text:p>
          </table:table-cell>
          <table:table-cell office:value-type="float" office:value="677" calcext:value-type="float">
            <text:p>677</text:p>
          </table:table-cell>
          <table:table-cell table:number-columns-repeated="10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11" calcext:value-type="float">
            <text:p>311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1" calcext:value-type="float">
            <text:p>311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11" calcext:value-type="float">
            <text:p>311</text:p>
          </table:table-cell>
          <table:table-cell office:value-type="float" office:value="669" calcext:value-type="float">
            <text:p>669</text:p>
          </table:table-cell>
          <table:table-cell table:number-columns-repeated="10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12" calcext:value-type="float">
            <text:p>312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12" calcext:value-type="float">
            <text:p>3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12" calcext:value-type="float">
            <text:p>312</text:p>
          </table:table-cell>
          <table:table-cell office:value-type="float" office:value="688" calcext:value-type="float">
            <text:p>688</text:p>
          </table:table-cell>
          <table:table-cell table:number-columns-repeated="10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13" calcext:value-type="float">
            <text:p>313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313" calcext:value-type="float">
            <text:p>31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314" calcext:value-type="float">
            <text:p>314</text:p>
          </table:table-cell>
          <table:table-cell office:value-type="float" office:value="485" calcext:value-type="float">
            <text:p>485</text:p>
          </table:table-cell>
          <table:table-cell table:number-columns-repeated="10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14" calcext:value-type="float">
            <text:p>314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314" calcext:value-type="float">
            <text:p>314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314" calcext:value-type="float">
            <text:p>314</text:p>
          </table:table-cell>
          <table:table-cell office:value-type="float" office:value="681" calcext:value-type="float">
            <text:p>681</text:p>
          </table:table-cell>
          <table:table-cell table:number-columns-repeated="10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15" calcext:value-type="float">
            <text:p>315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315" calcext:value-type="float">
            <text:p>315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5" calcext:value-type="float">
            <text:p>315</text:p>
          </table:table-cell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16" calcext:value-type="float">
            <text:p>31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316" calcext:value-type="float">
            <text:p>316</text:p>
          </table:table-cell>
          <table:table-cell office:value-type="float" office:value="686" calcext:value-type="float">
            <text:p>686</text:p>
          </table:table-cell>
          <table:table-cell table:number-columns-repeated="10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17" calcext:value-type="float">
            <text:p>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317" calcext:value-type="float">
            <text:p>317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17" calcext:value-type="float">
            <text:p>317</text:p>
          </table:table-cell>
          <table:table-cell office:value-type="float" office:value="742" calcext:value-type="float">
            <text:p>742</text:p>
          </table:table-cell>
          <table:table-cell table:number-columns-repeated="10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18" calcext:value-type="float">
            <text:p>318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18" calcext:value-type="float">
            <text:p>318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318" calcext:value-type="float">
            <text:p>318</text:p>
          </table:table-cell>
          <table:table-cell office:value-type="float" office:value="604" calcext:value-type="float">
            <text:p>604</text:p>
          </table:table-cell>
          <table:table-cell table:number-columns-repeated="10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19" calcext:value-type="float">
            <text:p>319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19" calcext:value-type="float">
            <text:p>319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319" calcext:value-type="float">
            <text:p>319</text:p>
          </table:table-cell>
          <table:table-cell office:value-type="float" office:value="769" calcext:value-type="float">
            <text:p>769</text:p>
          </table:table-cell>
          <table:table-cell table:number-columns-repeated="10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20" calcext:value-type="float">
            <text:p>320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320" calcext:value-type="float">
            <text:p>32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320" calcext:value-type="float">
            <text:p>320</text:p>
          </table:table-cell>
          <table:table-cell office:value-type="float" office:value="689" calcext:value-type="float">
            <text:p>689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1" calcext:value-type="float">
            <text:p>32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321" calcext:value-type="float">
            <text:p>32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21" calcext:value-type="float">
            <text:p>321</text:p>
          </table:table-cell>
          <table:table-cell office:value-type="float" office:value="462" calcext:value-type="float">
            <text:p>462</text:p>
          </table:table-cell>
          <table:table-cell table:number-columns-repeated="10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22" calcext:value-type="float">
            <text:p>322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322" calcext:value-type="float">
            <text:p>322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322" calcext:value-type="float">
            <text:p>322</text:p>
          </table:table-cell>
          <table:table-cell office:value-type="float" office:value="760" calcext:value-type="float">
            <text:p>760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3" calcext:value-type="float">
            <text:p>323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323" calcext:value-type="float">
            <text:p>323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323" calcext:value-type="float">
            <text:p>323</text:p>
          </table:table-cell>
          <table:table-cell office:value-type="float" office:value="429" calcext:value-type="float">
            <text:p>429</text:p>
          </table:table-cell>
          <table:table-cell table:number-columns-repeated="10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324" calcext:value-type="float">
            <text:p>324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324" calcext:value-type="float">
            <text:p>324</text:p>
          </table:table-cell>
          <table:table-cell office:value-type="float" office:value="703" calcext:value-type="float">
            <text:p>703</text:p>
          </table:table-cell>
          <table:table-cell table:number-columns-repeated="10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5" calcext:value-type="float">
            <text:p>3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25" calcext:value-type="float">
            <text:p>325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325" calcext:value-type="float">
            <text:p>325</text:p>
          </table:table-cell>
          <table:table-cell office:value-type="float" office:value="825" calcext:value-type="float">
            <text:p>825</text:p>
          </table:table-cell>
          <table:table-cell table:number-columns-repeated="10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26" calcext:value-type="float">
            <text:p>326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326" calcext:value-type="float">
            <text:p>326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table:number-columns-repeated="10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27" calcext:value-type="float">
            <text:p>327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327" calcext:value-type="float">
            <text:p>32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327" calcext:value-type="float">
            <text:p>327</text:p>
          </table:table-cell>
          <table:table-cell office:value-type="float" office:value="454" calcext:value-type="float">
            <text:p>454</text:p>
          </table:table-cell>
          <table:table-cell table:number-columns-repeated="10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28" calcext:value-type="float">
            <text:p>328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328" calcext:value-type="float">
            <text:p>328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328" calcext:value-type="float">
            <text:p>328</text:p>
          </table:table-cell>
          <table:table-cell office:value-type="float" office:value="493" calcext:value-type="float">
            <text:p>493</text:p>
          </table:table-cell>
          <table:table-cell table:number-columns-repeated="10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29" calcext:value-type="float">
            <text:p>329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329" calcext:value-type="float">
            <text:p>329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329" calcext:value-type="float">
            <text:p>329</text:p>
          </table:table-cell>
          <table:table-cell office:value-type="float" office:value="531" calcext:value-type="float">
            <text:p>531</text:p>
          </table:table-cell>
          <table:table-cell table:number-columns-repeated="10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30" calcext:value-type="float">
            <text:p>330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330" calcext:value-type="float">
            <text:p>330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30" calcext:value-type="float">
            <text:p>330</text:p>
          </table:table-cell>
          <table:table-cell office:value-type="float" office:value="541" calcext:value-type="float">
            <text:p>541</text:p>
          </table:table-cell>
          <table:table-cell table:number-columns-repeated="10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31" calcext:value-type="float">
            <text:p>33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31" calcext:value-type="float">
            <text:p>33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331" calcext:value-type="float">
            <text:p>331</text:p>
          </table:table-cell>
          <table:table-cell office:value-type="float" office:value="555" calcext:value-type="float">
            <text:p>555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32" calcext:value-type="float">
            <text:p>332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332" calcext:value-type="float">
            <text:p>33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332" calcext:value-type="float">
            <text:p>332</text:p>
          </table:table-cell>
          <table:table-cell office:value-type="float" office:value="654" calcext:value-type="float">
            <text:p>654</text:p>
          </table:table-cell>
          <table:table-cell table:number-columns-repeated="10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33" calcext:value-type="float">
            <text:p>333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333" calcext:value-type="float">
            <text:p>333</text:p>
          </table:table-cell>
          <table:table-cell office:value-type="float" office:value="746" calcext:value-type="float">
            <text:p>746</text:p>
          </table:table-cell>
          <table:table-cell table:number-columns-repeated="10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34" calcext:value-type="float">
            <text:p>33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table:number-columns-repeated="10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35" calcext:value-type="float">
            <text:p>33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335" calcext:value-type="float">
            <text:p>335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335" calcext:value-type="float">
            <text:p>335</text:p>
          </table:table-cell>
          <table:table-cell office:value-type="float" office:value="393" calcext:value-type="float">
            <text:p>393</text:p>
          </table:table-cell>
          <table:table-cell table:number-columns-repeated="10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36" calcext:value-type="float">
            <text:p>336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336" calcext:value-type="float">
            <text:p>336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36" calcext:value-type="float">
            <text:p>336</text:p>
          </table:table-cell>
          <table:table-cell office:value-type="float" office:value="606" calcext:value-type="float">
            <text:p>606</text:p>
          </table:table-cell>
          <table:table-cell table:number-columns-repeated="10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7" calcext:value-type="float">
            <text:p>337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337" calcext:value-type="float">
            <text:p>337</text:p>
          </table:table-cell>
          <table:table-cell office:value-type="float" office:value="736" calcext:value-type="float">
            <text:p>736</text:p>
          </table:table-cell>
          <table:table-cell table:number-columns-repeated="10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38" calcext:value-type="float">
            <text:p>33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338" calcext:value-type="float">
            <text:p>338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338" calcext:value-type="float">
            <text:p>338</text:p>
          </table:table-cell>
          <table:table-cell office:value-type="float" office:value="401" calcext:value-type="float">
            <text:p>401</text:p>
          </table:table-cell>
          <table:table-cell table:number-columns-repeated="10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39" calcext:value-type="float">
            <text:p>339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339" calcext:value-type="float">
            <text:p>339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339" calcext:value-type="float">
            <text:p>339</text:p>
          </table:table-cell>
          <table:table-cell office:value-type="float" office:value="779" calcext:value-type="float">
            <text:p>779</text:p>
          </table:table-cell>
          <table:table-cell table:number-columns-repeated="10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40" calcext:value-type="float">
            <text:p>34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340" calcext:value-type="float">
            <text:p>340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340" calcext:value-type="float">
            <text:p>340</text:p>
          </table:table-cell>
          <table:table-cell office:value-type="float" office:value="370" calcext:value-type="float">
            <text:p>370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41" calcext:value-type="float">
            <text:p>341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341" calcext:value-type="float">
            <text:p>341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341" calcext:value-type="float">
            <text:p>341</text:p>
          </table:table-cell>
          <table:table-cell office:value-type="float" office:value="635" calcext:value-type="float">
            <text:p>635</text:p>
          </table:table-cell>
          <table:table-cell table:number-columns-repeated="10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42" calcext:value-type="float">
            <text:p>342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342" calcext:value-type="float">
            <text:p>342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342" calcext:value-type="float">
            <text:p>342</text:p>
          </table:table-cell>
          <table:table-cell office:value-type="float" office:value="730" calcext:value-type="float">
            <text:p>730</text:p>
          </table:table-cell>
          <table:table-cell table:number-columns-repeated="10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3" calcext:value-type="float">
            <text:p>343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343" calcext:value-type="float">
            <text:p>34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343" calcext:value-type="float">
            <text:p>343</text:p>
          </table:table-cell>
          <table:table-cell office:value-type="float" office:value="847" calcext:value-type="float">
            <text:p>847</text:p>
          </table:table-cell>
          <table:table-cell table:number-columns-repeated="10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44" calcext:value-type="float">
            <text:p>344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344" calcext:value-type="float">
            <text:p>344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45" calcext:value-type="float">
            <text:p>345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345" calcext:value-type="float">
            <text:p>345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345" calcext:value-type="float">
            <text:p>345</text:p>
          </table:table-cell>
          <table:table-cell office:value-type="float" office:value="516" calcext:value-type="float">
            <text:p>516</text:p>
          </table:table-cell>
          <table:table-cell table:number-columns-repeated="10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46" calcext:value-type="float">
            <text:p>346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346" calcext:value-type="float">
            <text:p>34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346" calcext:value-type="float">
            <text:p>346</text:p>
          </table:table-cell>
          <table:table-cell office:value-type="float" office:value="793" calcext:value-type="float">
            <text:p>793</text:p>
          </table:table-cell>
          <table:table-cell table:number-columns-repeated="10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47" calcext:value-type="float">
            <text:p>347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347" calcext:value-type="float">
            <text:p>347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347" calcext:value-type="float">
            <text:p>347</text:p>
          </table:table-cell>
          <table:table-cell office:value-type="float" office:value="663" calcext:value-type="float">
            <text:p>663</text:p>
          </table:table-cell>
          <table:table-cell table:number-columns-repeated="10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48" calcext:value-type="float">
            <text:p>348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48" calcext:value-type="float">
            <text:p>3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348" calcext:value-type="float">
            <text:p>348</text:p>
          </table:table-cell>
          <table:table-cell office:value-type="float" office:value="750" calcext:value-type="float">
            <text:p>750</text:p>
          </table:table-cell>
          <table:table-cell table:number-columns-repeated="10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9" calcext:value-type="float">
            <text:p>349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349" calcext:value-type="float">
            <text:p>349</text:p>
          </table:table-cell>
          <table:table-cell office:value-type="float" office:value="807" calcext:value-type="float">
            <text:p>807</text:p>
          </table:table-cell>
          <table:table-cell table:number-columns-repeated="10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50" calcext:value-type="float">
            <text:p>350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350" calcext:value-type="float">
            <text:p>350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350" calcext:value-type="float">
            <text:p>350</text:p>
          </table:table-cell>
          <table:table-cell office:value-type="float" office:value="732" calcext:value-type="float">
            <text:p>732</text:p>
          </table:table-cell>
          <table:table-cell table:number-columns-repeated="10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51" calcext:value-type="float">
            <text:p>351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351" calcext:value-type="float">
            <text:p>351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351" calcext:value-type="float">
            <text:p>351</text:p>
          </table:table-cell>
          <table:table-cell office:value-type="float" office:value="837" calcext:value-type="float">
            <text:p>837</text:p>
          </table:table-cell>
          <table:table-cell table:number-columns-repeated="10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52" calcext:value-type="float">
            <text:p>352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52" calcext:value-type="float">
            <text:p>35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52" calcext:value-type="float">
            <text:p>352</text:p>
          </table:table-cell>
          <table:table-cell office:value-type="float" office:value="828" calcext:value-type="float">
            <text:p>828</text:p>
          </table:table-cell>
          <table:table-cell table:number-columns-repeated="10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53" calcext:value-type="float">
            <text:p>353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353" calcext:value-type="float">
            <text:p>353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53" calcext:value-type="float">
            <text:p>353</text:p>
          </table:table-cell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54" calcext:value-type="float">
            <text:p>354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354" calcext:value-type="float">
            <text:p>354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354" calcext:value-type="float">
            <text:p>354</text:p>
          </table:table-cell>
          <table:table-cell office:value-type="float" office:value="478" calcext:value-type="float">
            <text:p>478</text:p>
          </table:table-cell>
          <table:table-cell table:number-columns-repeated="10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55" calcext:value-type="float">
            <text:p>355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55" calcext:value-type="float">
            <text:p>355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355" calcext:value-type="float">
            <text:p>355</text:p>
          </table:table-cell>
          <table:table-cell office:value-type="float" office:value="612" calcext:value-type="float">
            <text:p>612</text:p>
          </table:table-cell>
          <table:table-cell table:number-columns-repeated="10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56" calcext:value-type="float">
            <text:p>3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356" calcext:value-type="float">
            <text:p>356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56" calcext:value-type="float">
            <text:p>356</text:p>
          </table:table-cell>
          <table:table-cell office:value-type="float" office:value="645" calcext:value-type="float">
            <text:p>645</text:p>
          </table:table-cell>
          <table:table-cell table:number-columns-repeated="10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57" calcext:value-type="float">
            <text:p>357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357" calcext:value-type="float">
            <text:p>3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357" calcext:value-type="float">
            <text:p>357</text:p>
          </table:table-cell>
          <table:table-cell office:value-type="float" office:value="369" calcext:value-type="float">
            <text:p>369</text:p>
          </table:table-cell>
          <table:table-cell table:number-columns-repeated="10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58" calcext:value-type="float">
            <text:p>358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358" calcext:value-type="float">
            <text:p>35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358" calcext:value-type="float">
            <text:p>358</text:p>
          </table:table-cell>
          <table:table-cell office:value-type="float" office:value="714" calcext:value-type="float">
            <text:p>714</text:p>
          </table:table-cell>
          <table:table-cell table:number-columns-repeated="10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9" calcext:value-type="float">
            <text:p>3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59" calcext:value-type="float">
            <text:p>359</text:p>
          </table:table-cell>
          <table:table-cell office:value-type="float" office:value="815" calcext:value-type="float">
            <text:p>815</text:p>
          </table:table-cell>
          <table:table-cell table:number-columns-repeated="10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60" calcext:value-type="float">
            <text:p>36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360" calcext:value-type="float">
            <text:p>360</text:p>
          </table:table-cell>
          <table:table-cell office:value-type="float" office:value="598" calcext:value-type="float">
            <text:p>598</text:p>
          </table:table-cell>
          <table:table-cell table:number-columns-repeated="10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61" calcext:value-type="float">
            <text:p>361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361" calcext:value-type="float">
            <text:p>361</text:p>
          </table:table-cell>
          <table:table-cell office:value-type="float" office:value="785" calcext:value-type="float">
            <text:p>785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62" calcext:value-type="float">
            <text:p>36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362" calcext:value-type="float">
            <text:p>36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362" calcext:value-type="float">
            <text:p>362</text:p>
          </table:table-cell>
          <table:table-cell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363" calcext:value-type="float">
            <text:p>363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  <table:table-cell table:number-columns-repeated="10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64" calcext:value-type="float">
            <text:p>364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64" calcext:value-type="float">
            <text:p>36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364" calcext:value-type="float">
            <text:p>364</text:p>
          </table:table-cell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65" calcext:value-type="float">
            <text:p>36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65" calcext:value-type="float">
            <text:p>365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65" calcext:value-type="float">
            <text:p>365</text:p>
          </table:table-cell>
          <table:table-cell office:value-type="float" office:value="658" calcext:value-type="float">
            <text:p>658</text:p>
          </table:table-cell>
          <table:table-cell table:number-columns-repeated="10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66" calcext:value-type="float">
            <text:p>366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66" calcext:value-type="float">
            <text:p>36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366" calcext:value-type="float">
            <text:p>366</text:p>
          </table:table-cell>
          <table:table-cell office:value-type="float" office:value="506" calcext:value-type="float">
            <text:p>506</text:p>
          </table:table-cell>
          <table:table-cell table:number-columns-repeated="10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67" calcext:value-type="float">
            <text:p>367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67" calcext:value-type="float">
            <text:p>367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67" calcext:value-type="float">
            <text:p>367</text:p>
          </table:table-cell>
          <table:table-cell office:value-type="float" office:value="694" calcext:value-type="float">
            <text:p>694</text:p>
          </table:table-cell>
          <table:table-cell table:number-columns-repeated="10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68" calcext:value-type="float">
            <text:p>36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68" calcext:value-type="float">
            <text:p>368</text:p>
          </table:table-cell>
          <table:table-cell office:value-type="float" office:value="734" calcext:value-type="float">
            <text:p>734</text:p>
          </table:table-cell>
          <table:table-cell table:number-columns-repeated="101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369" calcext:value-type="float">
            <text:p>369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369" calcext:value-type="float">
            <text:p>369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369" calcext:value-type="float">
            <text:p>369</text:p>
          </table:table-cell>
          <table:table-cell office:value-type="float" office:value="693" calcext:value-type="float">
            <text:p>693</text:p>
          </table:table-cell>
          <table:table-cell table:number-columns-repeated="10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70" calcext:value-type="float">
            <text:p>370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70" calcext:value-type="float">
            <text:p>37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70" calcext:value-type="float">
            <text:p>370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71" calcext:value-type="float">
            <text:p>371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71" calcext:value-type="float">
            <text:p>371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71" calcext:value-type="float">
            <text:p>371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72" calcext:value-type="float">
            <text:p>372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372" calcext:value-type="float">
            <text:p>37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table:number-columns-repeated="10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73" calcext:value-type="float">
            <text:p>373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73" calcext:value-type="float">
            <text:p>373</text:p>
          </table:table-cell>
          <table:table-cell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74" calcext:value-type="float">
            <text:p>37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74" calcext:value-type="float">
            <text:p>374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4" calcext:value-type="float">
            <text:p>374</text:p>
          </table:table-cell>
          <table:table-cell office:value-type="float" office:value="491" calcext:value-type="float">
            <text:p>491</text:p>
          </table:table-cell>
          <table:table-cell table:number-columns-repeated="10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375" calcext:value-type="float">
            <text:p>375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375" calcext:value-type="float">
            <text:p>375</text:p>
          </table:table-cell>
          <table:table-cell office:value-type="float" office:value="662" calcext:value-type="float">
            <text:p>662</text:p>
          </table:table-cell>
          <table:table-cell table:number-columns-repeated="10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76" calcext:value-type="float">
            <text:p>376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376" calcext:value-type="float">
            <text:p>37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376" calcext:value-type="float">
            <text:p>376</text:p>
          </table:table-cell>
          <table:table-cell office:value-type="float" office:value="810" calcext:value-type="float">
            <text:p>810</text:p>
          </table:table-cell>
          <table:table-cell table:number-columns-repeated="10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77" calcext:value-type="float">
            <text:p>37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77" calcext:value-type="float">
            <text:p>377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377" calcext:value-type="float">
            <text:p>377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78" calcext:value-type="float">
            <text:p>37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78" calcext:value-type="float">
            <text:p>37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78" calcext:value-type="float">
            <text:p>378</text:p>
          </table:table-cell>
          <table:table-cell office:value-type="float" office:value="252" calcext:value-type="float">
            <text:p>252</text:p>
          </table:table-cell>
          <table:table-cell table:number-columns-repeated="10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79" calcext:value-type="float">
            <text:p>379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79" calcext:value-type="float">
            <text:p>379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79" calcext:value-type="float">
            <text:p>379</text:p>
          </table:table-cell>
          <table:table-cell office:value-type="float" office:value="442" calcext:value-type="float">
            <text:p>442</text:p>
          </table:table-cell>
          <table:table-cell table:number-columns-repeated="10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80" calcext:value-type="float">
            <text:p>380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80" calcext:value-type="float">
            <text:p>38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80" calcext:value-type="float">
            <text:p>380</text:p>
          </table:table-cell>
          <table:table-cell office:value-type="float" office:value="666" calcext:value-type="float">
            <text:p>666</text:p>
          </table:table-cell>
          <table:table-cell table:number-columns-repeated="10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81" calcext:value-type="float">
            <text:p>38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81" calcext:value-type="float">
            <text:p>381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81" calcext:value-type="float">
            <text:p>381</text:p>
          </table:table-cell>
          <table:table-cell office:value-type="float" office:value="786" calcext:value-type="float">
            <text:p>786</text:p>
          </table:table-cell>
          <table:table-cell table:number-columns-repeated="10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82" calcext:value-type="float">
            <text:p>382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82" calcext:value-type="float">
            <text:p>382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82" calcext:value-type="float">
            <text:p>382</text:p>
          </table:table-cell>
          <table:table-cell office:value-type="float" office:value="883" calcext:value-type="float">
            <text:p>883</text:p>
          </table:table-cell>
          <table:table-cell table:number-columns-repeated="10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83" calcext:value-type="float">
            <text:p>383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83" calcext:value-type="float">
            <text:p>383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83" calcext:value-type="float">
            <text:p>383</text:p>
          </table:table-cell>
          <table:table-cell office:value-type="float" office:value="566" calcext:value-type="float">
            <text:p>566</text:p>
          </table:table-cell>
          <table:table-cell table:number-columns-repeated="10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84" calcext:value-type="float">
            <text:p>384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84" calcext:value-type="float">
            <text:p>38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84" calcext:value-type="float">
            <text:p>384</text:p>
          </table:table-cell>
          <table:table-cell office:value-type="float" office:value="751" calcext:value-type="float">
            <text:p>751</text:p>
          </table:table-cell>
          <table:table-cell table:number-columns-repeated="10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85" calcext:value-type="float">
            <text:p>38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85" calcext:value-type="float">
            <text:p>38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85" calcext:value-type="float">
            <text:p>385</text:p>
          </table:table-cell>
          <table:table-cell office:value-type="float" office:value="862" calcext:value-type="float">
            <text:p>862</text:p>
          </table:table-cell>
          <table:table-cell table:number-columns-repeated="10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86" calcext:value-type="float">
            <text:p>386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86" calcext:value-type="float">
            <text:p>38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86" calcext:value-type="float">
            <text:p>386</text:p>
          </table:table-cell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87" calcext:value-type="float">
            <text:p>387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87" calcext:value-type="float">
            <text:p>387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87" calcext:value-type="float">
            <text:p>387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88" calcext:value-type="float">
            <text:p>388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88" calcext:value-type="float">
            <text:p>388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88" calcext:value-type="float">
            <text:p>388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89" calcext:value-type="float">
            <text:p>389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89" calcext:value-type="float">
            <text:p>389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90" calcext:value-type="float">
            <text:p>39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90" calcext:value-type="float">
            <text:p>390</text:p>
          </table:table-cell>
          <table:table-cell office:value-type="float" office:value="523" calcext:value-type="float">
            <text:p>523</text:p>
          </table:table-cell>
          <table:table-cell table:number-columns-repeated="10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91" calcext:value-type="float">
            <text:p>391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91" calcext:value-type="float">
            <text:p>391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91" calcext:value-type="float">
            <text:p>391</text:p>
          </table:table-cell>
          <table:table-cell office:value-type="float" office:value="773" calcext:value-type="float">
            <text:p>773</text:p>
          </table:table-cell>
          <table:table-cell table:number-columns-repeated="10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92" calcext:value-type="float">
            <text:p>392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92" calcext:value-type="float">
            <text:p>392</text:p>
          </table:table-cell>
          <table:table-cell office:value-type="float" office:value="821" calcext:value-type="float">
            <text:p>821</text:p>
          </table:table-cell>
          <table:table-cell table:number-columns-repeated="10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93" calcext:value-type="float">
            <text:p>393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93" calcext:value-type="float">
            <text:p>393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93" calcext:value-type="float">
            <text:p>393</text:p>
          </table:table-cell>
          <table:table-cell office:value-type="float" office:value="831" calcext:value-type="float">
            <text:p>831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94" calcext:value-type="float">
            <text:p>394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94" calcext:value-type="float">
            <text:p>394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94" calcext:value-type="float">
            <text:p>394</text:p>
          </table:table-cell>
          <table:table-cell office:value-type="float" office:value="846" calcext:value-type="float">
            <text:p>846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95" calcext:value-type="float">
            <text:p>395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95" calcext:value-type="float">
            <text:p>395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95" calcext:value-type="float">
            <text:p>395</text:p>
          </table:table-cell>
          <table:table-cell office:value-type="float" office:value="872" calcext:value-type="float">
            <text:p>872</text:p>
          </table:table-cell>
          <table:table-cell table:number-columns-repeated="10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96" calcext:value-type="float">
            <text:p>396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96" calcext:value-type="float">
            <text:p>396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8" calcext:value-type="float">
            <text:p>398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97" calcext:value-type="float">
            <text:p>39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97" calcext:value-type="float">
            <text:p>397</text:p>
          </table:table-cell>
          <table:table-cell office:value-type="float" office:value="784" calcext:value-type="float">
            <text:p>784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8" calcext:value-type="float">
            <text:p>398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98" calcext:value-type="float">
            <text:p>398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98" calcext:value-type="float">
            <text:p>398</text:p>
          </table:table-cell>
          <table:table-cell office:value-type="float" office:value="796" calcext:value-type="float">
            <text:p>796</text:p>
          </table:table-cell>
          <table:table-cell table:number-columns-repeated="10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9" calcext:value-type="float">
            <text:p>39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99" calcext:value-type="float">
            <text:p>39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99" calcext:value-type="float">
            <text:p>399</text:p>
          </table:table-cell>
          <table:table-cell office:value-type="float" office:value="900" calcext:value-type="float">
            <text:p>900</text:p>
          </table:table-cell>
          <table:table-cell table:number-columns-repeated="10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400" calcext:value-type="float">
            <text:p>40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400" calcext:value-type="float">
            <text:p>400</text:p>
          </table:table-cell>
          <table:table-cell office:value-type="float" office:value="774" calcext:value-type="float">
            <text:p>774</text:p>
          </table:table-cell>
          <table:table-cell table:number-columns-repeated="10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1" calcext:value-type="float">
            <text:p>40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401" calcext:value-type="float">
            <text:p>401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1" calcext:value-type="float">
            <text:p>401</text:p>
          </table:table-cell>
          <table:table-cell office:value-type="float" office:value="186" calcext:value-type="float">
            <text:p>186</text:p>
          </table:table-cell>
          <table:table-cell table:number-columns-repeated="10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02" calcext:value-type="float">
            <text:p>402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02" calcext:value-type="float">
            <text:p>402</text:p>
          </table:table-cell>
          <table:table-cell office:value-type="float" office:value="893" calcext:value-type="float">
            <text:p>893</text:p>
          </table:table-cell>
          <table:table-cell table:number-columns-repeated="10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3" calcext:value-type="float">
            <text:p>40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403" calcext:value-type="float">
            <text:p>403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403" calcext:value-type="float">
            <text:p>403</text:p>
          </table:table-cell>
          <table:table-cell office:value-type="float" office:value="776" calcext:value-type="float">
            <text:p>776</text:p>
          </table:table-cell>
          <table:table-cell table:number-columns-repeated="10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4" calcext:value-type="float">
            <text:p>40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404" calcext:value-type="float">
            <text:p>404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404" calcext:value-type="float">
            <text:p>404</text:p>
          </table:table-cell>
          <table:table-cell office:value-type="float" office:value="826" calcext:value-type="float">
            <text:p>826</text:p>
          </table:table-cell>
          <table:table-cell table:number-columns-repeated="10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05" calcext:value-type="float">
            <text:p>405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405" calcext:value-type="float">
            <text:p>405</text:p>
          </table:table-cell>
          <table:table-cell office:value-type="float" office:value="865" calcext:value-type="float">
            <text:p>865</text:p>
          </table:table-cell>
          <table:table-cell table:number-columns-repeated="10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6" calcext:value-type="float">
            <text:p>406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06" calcext:value-type="float">
            <text:p>406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406" calcext:value-type="float">
            <text:p>406</text:p>
          </table:table-cell>
          <table:table-cell office:value-type="float" office:value="489" calcext:value-type="float">
            <text:p>489</text:p>
          </table:table-cell>
          <table:table-cell table:number-columns-repeated="10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7" calcext:value-type="float">
            <text:p>4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407" calcext:value-type="float">
            <text:p>407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07" calcext:value-type="float">
            <text:p>407</text:p>
          </table:table-cell>
          <table:table-cell office:value-type="float" office:value="841" calcext:value-type="float">
            <text:p>841</text:p>
          </table:table-cell>
          <table:table-cell table:number-columns-repeated="10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9" calcext:value-type="float">
            <text:p>409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408" calcext:value-type="float">
            <text:p>408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08" calcext:value-type="float">
            <text:p>408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9" calcext:value-type="float">
            <text:p>409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09" calcext:value-type="float">
            <text:p>409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table:number-columns-repeated="10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10" calcext:value-type="float">
            <text:p>410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410" calcext:value-type="float">
            <text:p>410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410" calcext:value-type="float">
            <text:p>410</text:p>
          </table:table-cell>
          <table:table-cell office:value-type="float" office:value="781" calcext:value-type="float">
            <text:p>781</text:p>
          </table:table-cell>
          <table:table-cell table:number-columns-repeated="10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11" calcext:value-type="float">
            <text:p>411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411" calcext:value-type="float">
            <text:p>411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411" calcext:value-type="float">
            <text:p>411</text:p>
          </table:table-cell>
          <table:table-cell office:value-type="float" office:value="833" calcext:value-type="float">
            <text:p>833</text:p>
          </table:table-cell>
          <table:table-cell table:number-columns-repeated="10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12" calcext:value-type="float">
            <text:p>41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412" calcext:value-type="float">
            <text:p>412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412" calcext:value-type="float">
            <text:p>412</text:p>
          </table:table-cell>
          <table:table-cell office:value-type="float" office:value="875" calcext:value-type="float">
            <text:p>875</text:p>
          </table:table-cell>
          <table:table-cell table:number-columns-repeated="10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13" calcext:value-type="float">
            <text:p>41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413" calcext:value-type="float">
            <text:p>413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413" calcext:value-type="float">
            <text:p>413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14" calcext:value-type="float">
            <text:p>414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414" calcext:value-type="float">
            <text:p>41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414" calcext:value-type="float">
            <text:p>414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15" calcext:value-type="float">
            <text:p>415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415" calcext:value-type="float">
            <text:p>415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table:number-columns-repeated="10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416" calcext:value-type="float">
            <text:p>416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416" calcext:value-type="float">
            <text:p>416</text:p>
          </table:table-cell>
          <table:table-cell office:value-type="float" office:value="353" calcext:value-type="float">
            <text:p>353</text:p>
          </table:table-cell>
          <table:table-cell table:number-columns-repeated="10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17" calcext:value-type="float">
            <text:p>417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17" calcext:value-type="float">
            <text:p>417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417" calcext:value-type="float">
            <text:p>417</text:p>
          </table:table-cell>
          <table:table-cell office:value-type="float" office:value="343" calcext:value-type="float">
            <text:p>343</text:p>
          </table:table-cell>
          <table:table-cell table:number-columns-repeated="10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18" calcext:value-type="float">
            <text:p>418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418" calcext:value-type="float">
            <text:p>418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418" calcext:value-type="float">
            <text:p>418</text:p>
          </table:table-cell>
          <table:table-cell office:value-type="float" office:value="156" calcext:value-type="float">
            <text:p>156</text:p>
          </table:table-cell>
          <table:table-cell table:number-columns-repeated="10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19" calcext:value-type="float">
            <text:p>419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19" calcext:value-type="float">
            <text:p>419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19" calcext:value-type="float">
            <text:p>419</text:p>
          </table:table-cell>
          <table:table-cell office:value-type="float" office:value="495" calcext:value-type="float">
            <text:p>495</text:p>
          </table:table-cell>
          <table:table-cell table:number-columns-repeated="10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20" calcext:value-type="float">
            <text:p>420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20" calcext:value-type="float">
            <text:p>42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  <table:table-cell table:number-columns-repeated="10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1" calcext:value-type="float">
            <text:p>42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1" calcext:value-type="float">
            <text:p>421</text:p>
          </table:table-cell>
          <table:table-cell office:value-type="float" office:value="729" calcext:value-type="float">
            <text:p>729</text:p>
          </table:table-cell>
          <table:table-cell table:number-columns-repeated="10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22" calcext:value-type="float">
            <text:p>42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423" calcext:value-type="float">
            <text:p>42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22" calcext:value-type="float">
            <text:p>422</text:p>
          </table:table-cell>
          <table:table-cell office:value-type="float" office:value="615" calcext:value-type="float">
            <text:p>615</text:p>
          </table:table-cell>
          <table:table-cell table:number-columns-repeated="10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23" calcext:value-type="float">
            <text:p>423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423" calcext:value-type="float">
            <text:p>423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423" calcext:value-type="float">
            <text:p>423</text:p>
          </table:table-cell>
          <table:table-cell office:value-type="float" office:value="696" calcext:value-type="float">
            <text:p>696</text:p>
          </table:table-cell>
          <table:table-cell table:number-columns-repeated="10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24" calcext:value-type="float">
            <text:p>42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424" calcext:value-type="float">
            <text:p>424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424" calcext:value-type="float">
            <text:p>424</text:p>
          </table:table-cell>
          <table:table-cell office:value-type="float" office:value="731" calcext:value-type="float">
            <text:p>731</text:p>
          </table:table-cell>
          <table:table-cell table:number-columns-repeated="10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25" calcext:value-type="float">
            <text:p>425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425" calcext:value-type="float">
            <text:p>42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425" calcext:value-type="float">
            <text:p>425</text:p>
          </table:table-cell>
          <table:table-cell office:value-type="float" office:value="464" calcext:value-type="float">
            <text:p>464</text:p>
          </table:table-cell>
          <table:table-cell table:number-columns-repeated="10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26" calcext:value-type="float">
            <text:p>426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426" calcext:value-type="float">
            <text:p>426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426" calcext:value-type="float">
            <text:p>426</text:p>
          </table:table-cell>
          <table:table-cell office:value-type="float" office:value="814" calcext:value-type="float">
            <text:p>814</text:p>
          </table:table-cell>
          <table:table-cell table:number-columns-repeated="10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27" calcext:value-type="float">
            <text:p>42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427" calcext:value-type="float">
            <text:p>427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427" calcext:value-type="float">
            <text:p>427</text:p>
          </table:table-cell>
          <table:table-cell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28" calcext:value-type="float">
            <text:p>428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428" calcext:value-type="float">
            <text:p>428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428" calcext:value-type="float">
            <text:p>428</text:p>
          </table:table-cell>
          <table:table-cell office:value-type="float" office:value="676" calcext:value-type="float">
            <text:p>676</text:p>
          </table:table-cell>
          <table:table-cell table:number-columns-repeated="10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29" calcext:value-type="float">
            <text:p>429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429" calcext:value-type="float">
            <text:p>429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429" calcext:value-type="float">
            <text:p>429</text:p>
          </table:table-cell>
          <table:table-cell office:value-type="float" office:value="342" calcext:value-type="float">
            <text:p>342</text:p>
          </table:table-cell>
          <table:table-cell table:number-columns-repeated="10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30" calcext:value-type="float">
            <text:p>43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30" calcext:value-type="float">
            <text:p>43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table:number-columns-repeated="10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31" calcext:value-type="float">
            <text:p>431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31" calcext:value-type="float">
            <text:p>431</text:p>
          </table:table-cell>
          <table:table-cell office:value-type="float" office:value="647" calcext:value-type="float">
            <text:p>647</text:p>
          </table:table-cell>
          <table:table-cell table:number-columns-repeated="10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32" calcext:value-type="float">
            <text:p>432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432" calcext:value-type="float">
            <text:p>43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32" calcext:value-type="float">
            <text:p>432</text:p>
          </table:table-cell>
          <table:table-cell office:value-type="float" office:value="352" calcext:value-type="float">
            <text:p>352</text:p>
          </table:table-cell>
          <table:table-cell table:number-columns-repeated="10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33" calcext:value-type="float">
            <text:p>433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433" calcext:value-type="float">
            <text:p>433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433" calcext:value-type="float">
            <text:p>433</text:p>
          </table:table-cell>
          <table:table-cell office:value-type="float" office:value="576" calcext:value-type="float">
            <text:p>576</text:p>
          </table:table-cell>
          <table:table-cell table:number-columns-repeated="10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34" calcext:value-type="float">
            <text:p>434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34" calcext:value-type="float">
            <text:p>434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434" calcext:value-type="float">
            <text:p>434</text:p>
          </table:table-cell>
          <table:table-cell office:value-type="float" office:value="664" calcext:value-type="float">
            <text:p>664</text:p>
          </table:table-cell>
          <table:table-cell table:number-columns-repeated="10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5" calcext:value-type="float">
            <text:p>435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435" calcext:value-type="float">
            <text:p>435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35" calcext:value-type="float">
            <text:p>435</text:p>
          </table:table-cell>
          <table:table-cell office:value-type="float" office:value="458" calcext:value-type="float">
            <text:p>458</text:p>
          </table:table-cell>
          <table:table-cell table:number-columns-repeated="10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36" calcext:value-type="float">
            <text:p>43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436" calcext:value-type="float">
            <text:p>436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436" calcext:value-type="float">
            <text:p>436</text:p>
          </table:table-cell>
          <table:table-cell office:value-type="float" office:value="788" calcext:value-type="float">
            <text:p>788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437" calcext:value-type="float">
            <text:p>437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437" calcext:value-type="float">
            <text:p>437</text:p>
          </table:table-cell>
          <table:table-cell office:value-type="float" office:value="899" calcext:value-type="float">
            <text:p>899</text:p>
          </table:table-cell>
          <table:table-cell table:number-columns-repeated="10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8" calcext:value-type="float">
            <text:p>438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438" calcext:value-type="float">
            <text:p>438</text:p>
          </table:table-cell>
          <table:table-cell office:value-type="float" office:value="526" calcext:value-type="float">
            <text:p>526</text:p>
          </table:table-cell>
          <table:table-cell table:number-columns-repeated="10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9" calcext:value-type="float">
            <text:p>439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39" calcext:value-type="float">
            <text:p>4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439" calcext:value-type="float">
            <text:p>439</text:p>
          </table:table-cell>
          <table:table-cell office:value-type="float" office:value="649" calcext:value-type="float">
            <text:p>649</text:p>
          </table:table-cell>
          <table:table-cell table:number-columns-repeated="10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40" calcext:value-type="float">
            <text:p>44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40" calcext:value-type="float">
            <text:p>440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40" calcext:value-type="float">
            <text:p>44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41" calcext:value-type="float">
            <text:p>441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441" calcext:value-type="float">
            <text:p>441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41" calcext:value-type="float">
            <text:p>441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42" calcext:value-type="float">
            <text:p>442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442" calcext:value-type="float">
            <text:p>442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442" calcext:value-type="float">
            <text:p>442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43" calcext:value-type="float">
            <text:p>44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443" calcext:value-type="float">
            <text:p>44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443" calcext:value-type="float">
            <text:p>443</text:p>
          </table:table-cell>
          <table:table-cell office:value-type="float" office:value="891" calcext:value-type="float">
            <text:p>891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4" calcext:value-type="float">
            <text:p>444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444" calcext:value-type="float">
            <text:p>444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444" calcext:value-type="float">
            <text:p>444</text:p>
          </table:table-cell>
          <table:table-cell office:value-type="float" office:value="329" calcext:value-type="float">
            <text:p>329</text:p>
          </table:table-cell>
          <table:table-cell table:number-columns-repeated="101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45" calcext:value-type="float">
            <text:p>445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445" calcext:value-type="float">
            <text:p>445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445" calcext:value-type="float">
            <text:p>445</text:p>
          </table:table-cell>
          <table:table-cell office:value-type="float" office:value="697" calcext:value-type="float">
            <text:p>697</text:p>
          </table:table-cell>
          <table:table-cell table:number-columns-repeated="101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46" calcext:value-type="float">
            <text:p>446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446" calcext:value-type="float">
            <text:p>446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446" calcext:value-type="float">
            <text:p>446</text:p>
          </table:table-cell>
          <table:table-cell office:value-type="float" office:value="419" calcext:value-type="float">
            <text:p>419</text:p>
          </table:table-cell>
          <table:table-cell table:number-columns-repeated="101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47" calcext:value-type="float">
            <text:p>447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47" calcext:value-type="float">
            <text:p>447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447" calcext:value-type="float">
            <text:p>447</text:p>
          </table:table-cell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48" calcext:value-type="float">
            <text:p>448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48" calcext:value-type="float">
            <text:p>448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448" calcext:value-type="float">
            <text:p>448</text:p>
          </table:table-cell>
          <table:table-cell office:value-type="float" office:value="546" calcext:value-type="float">
            <text:p>546</text:p>
          </table:table-cell>
          <table:table-cell table:number-columns-repeated="101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49" calcext:value-type="float">
            <text:p>449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449" calcext:value-type="float">
            <text:p>449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49" calcext:value-type="float">
            <text:p>449</text:p>
          </table:table-cell>
          <table:table-cell office:value-type="float" office:value="431" calcext:value-type="float">
            <text:p>431</text:p>
          </table:table-cell>
          <table:table-cell table:number-columns-repeated="10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50" calcext:value-type="float">
            <text:p>45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450" calcext:value-type="float">
            <text:p>4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450" calcext:value-type="float">
            <text:p>450</text:p>
          </table:table-cell>
          <table:table-cell office:value-type="float" office:value="587" calcext:value-type="float">
            <text:p>587</text:p>
          </table:table-cell>
          <table:table-cell table:number-columns-repeated="10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51" calcext:value-type="float">
            <text:p>451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451" calcext:value-type="float">
            <text:p>451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451" calcext:value-type="float">
            <text:p>451</text:p>
          </table:table-cell>
          <table:table-cell office:value-type="float" office:value="661" calcext:value-type="float">
            <text:p>661</text:p>
          </table:table-cell>
          <table:table-cell table:number-columns-repeated="101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52" calcext:value-type="float">
            <text:p>452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452" calcext:value-type="float">
            <text:p>452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452" calcext:value-type="float">
            <text:p>452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3" calcext:value-type="float">
            <text:p>453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453" calcext:value-type="float">
            <text:p>453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453" calcext:value-type="float">
            <text:p>453</text:p>
          </table:table-cell>
          <table:table-cell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54" calcext:value-type="float">
            <text:p>45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454" calcext:value-type="float">
            <text:p>45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454" calcext:value-type="float">
            <text:p>454</text:p>
          </table:table-cell>
          <table:table-cell office:value-type="float" office:value="648" calcext:value-type="float">
            <text:p>648</text:p>
          </table:table-cell>
          <table:table-cell table:number-columns-repeated="101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55" calcext:value-type="float">
            <text:p>45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455" calcext:value-type="float">
            <text:p>455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455" calcext:value-type="float">
            <text:p>455</text:p>
          </table:table-cell>
          <table:table-cell office:value-type="float" office:value="667" calcext:value-type="float">
            <text:p>667</text:p>
          </table:table-cell>
          <table:table-cell table:number-columns-repeated="101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56" calcext:value-type="float">
            <text:p>45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456" calcext:value-type="float">
            <text:p>456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456" calcext:value-type="float">
            <text:p>456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57" calcext:value-type="float">
            <text:p>457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457" calcext:value-type="float">
            <text:p>457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457" calcext:value-type="float">
            <text:p>457</text:p>
          </table:table-cell>
          <table:table-cell office:value-type="float" office:value="623" calcext:value-type="float">
            <text:p>623</text:p>
          </table:table-cell>
          <table:table-cell table:number-columns-repeated="101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58" calcext:value-type="float">
            <text:p>458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458" calcext:value-type="float">
            <text:p>458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table:number-columns-repeated="10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59" calcext:value-type="float">
            <text:p>45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459" calcext:value-type="float">
            <text:p>459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459" calcext:value-type="float">
            <text:p>459</text:p>
          </table:table-cell>
          <table:table-cell office:value-type="float" office:value="683" calcext:value-type="float">
            <text:p>683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60" calcext:value-type="float">
            <text:p>460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460" calcext:value-type="float">
            <text:p>460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460" calcext:value-type="float">
            <text:p>460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61" calcext:value-type="float">
            <text:p>4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461" calcext:value-type="float">
            <text:p>46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461" calcext:value-type="float">
            <text:p>461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62" calcext:value-type="float">
            <text:p>462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462" calcext:value-type="float">
            <text:p>46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462" calcext:value-type="float">
            <text:p>462</text:p>
          </table:table-cell>
          <table:table-cell office:value-type="float" office:value="698" calcext:value-type="float">
            <text:p>698</text:p>
          </table:table-cell>
          <table:table-cell table:number-columns-repeated="101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463" calcext:value-type="float">
            <text:p>463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463" calcext:value-type="float">
            <text:p>463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64" calcext:value-type="float">
            <text:p>464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464" calcext:value-type="float">
            <text:p>4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464" calcext:value-type="float">
            <text:p>464</text:p>
          </table:table-cell>
          <table:table-cell office:value-type="float" office:value="857" calcext:value-type="float">
            <text:p>857</text:p>
          </table:table-cell>
          <table:table-cell table:number-columns-repeated="101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465" calcext:value-type="float">
            <text:p>465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465" calcext:value-type="float">
            <text:p>465</text:p>
          </table:table-cell>
          <table:table-cell office:value-type="float" office:value="487" calcext:value-type="float">
            <text:p>487</text:p>
          </table:table-cell>
          <table:table-cell table:number-columns-repeated="101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66" calcext:value-type="float">
            <text:p>46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466" calcext:value-type="float">
            <text:p>466</text:p>
          </table:table-cell>
          <table:table-cell office:value-type="float" office:value="515" calcext:value-type="float">
            <text:p>515</text:p>
          </table:table-cell>
          <table:table-cell table:number-columns-repeated="101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67" calcext:value-type="float">
            <text:p>467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467" calcext:value-type="float">
            <text:p>467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467" calcext:value-type="float">
            <text:p>467</text:p>
          </table:table-cell>
          <table:table-cell office:value-type="float" office:value="695" calcext:value-type="float">
            <text:p>695</text:p>
          </table:table-cell>
          <table:table-cell table:number-columns-repeated="101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68" calcext:value-type="float">
            <text:p>468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68" calcext:value-type="float">
            <text:p>468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68" calcext:value-type="float">
            <text:p>468</text:p>
          </table:table-cell>
          <table:table-cell office:value-type="float" office:value="712" calcext:value-type="float">
            <text:p>712</text:p>
          </table:table-cell>
          <table:table-cell table:number-columns-repeated="101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69" calcext:value-type="float">
            <text:p>469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469" calcext:value-type="float">
            <text:p>469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469" calcext:value-type="float">
            <text:p>469</text:p>
          </table:table-cell>
          <table:table-cell office:value-type="float" office:value="761" calcext:value-type="float">
            <text:p>761</text:p>
          </table:table-cell>
          <table:table-cell table:number-columns-repeated="101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71" calcext:value-type="float">
            <text:p>47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470" calcext:value-type="float">
            <text:p>47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470" calcext:value-type="float">
            <text:p>470</text:p>
          </table:table-cell>
          <table:table-cell office:value-type="float" office:value="548" calcext:value-type="float">
            <text:p>548</text:p>
          </table:table-cell>
          <table:table-cell table:number-columns-repeated="101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71" calcext:value-type="float">
            <text:p>47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471" calcext:value-type="float">
            <text:p>47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71" calcext:value-type="float">
            <text:p>471</text:p>
          </table:table-cell>
          <table:table-cell office:value-type="float" office:value="764" calcext:value-type="float">
            <text:p>764</text:p>
          </table:table-cell>
          <table:table-cell table:number-columns-repeated="101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72" calcext:value-type="float">
            <text:p>4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472" calcext:value-type="float">
            <text:p>472</text:p>
          </table:table-cell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73" calcext:value-type="float">
            <text:p>473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473" calcext:value-type="float">
            <text:p>47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473" calcext:value-type="float">
            <text:p>473</text:p>
          </table:table-cell>
          <table:table-cell office:value-type="float" office:value="783" calcext:value-type="float">
            <text:p>783</text:p>
          </table:table-cell>
          <table:table-cell table:number-columns-repeated="101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74" calcext:value-type="float">
            <text:p>474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474" calcext:value-type="float">
            <text:p>47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474" calcext:value-type="float">
            <text:p>474</text:p>
          </table:table-cell>
          <table:table-cell office:value-type="float" office:value="262" calcext:value-type="float">
            <text:p>262</text:p>
          </table:table-cell>
          <table:table-cell table:number-columns-repeated="10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75" calcext:value-type="float">
            <text:p>475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475" calcext:value-type="float">
            <text:p>475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475" calcext:value-type="float">
            <text:p>475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76" calcext:value-type="float">
            <text:p>476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476" calcext:value-type="float">
            <text:p>47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table:number-columns-repeated="101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77" calcext:value-type="float">
            <text:p>477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477" calcext:value-type="float">
            <text:p>477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477" calcext:value-type="float">
            <text:p>477</text:p>
          </table:table-cell>
          <table:table-cell office:value-type="float" office:value="691" calcext:value-type="float">
            <text:p>691</text:p>
          </table:table-cell>
          <table:table-cell table:number-columns-repeated="101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78" calcext:value-type="float">
            <text:p>47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478" calcext:value-type="float">
            <text:p>47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478" calcext:value-type="float">
            <text:p>478</text:p>
          </table:table-cell>
          <table:table-cell office:value-type="float" office:value="808" calcext:value-type="float">
            <text:p>808</text:p>
          </table:table-cell>
          <table:table-cell table:number-columns-repeated="101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79" calcext:value-type="float">
            <text:p>479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479" calcext:value-type="float">
            <text:p>479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479" calcext:value-type="float">
            <text:p>479</text:p>
          </table:table-cell>
          <table:table-cell office:value-type="float" office:value="871" calcext:value-type="float">
            <text:p>871</text:p>
          </table:table-cell>
          <table:table-cell table:number-columns-repeated="101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80" calcext:value-type="float">
            <text:p>480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480" calcext:value-type="float">
            <text:p>48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  <table:table-cell table:number-columns-repeated="101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81" calcext:value-type="float">
            <text:p>48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481" calcext:value-type="float">
            <text:p>48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481" calcext:value-type="float">
            <text:p>481</text:p>
          </table:table-cell>
          <table:table-cell office:value-type="float" office:value="874" calcext:value-type="float">
            <text:p>874</text:p>
          </table:table-cell>
          <table:table-cell table:number-columns-repeated="101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82" calcext:value-type="float">
            <text:p>482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482" calcext:value-type="float">
            <text:p>482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482" calcext:value-type="float">
            <text:p>482</text:p>
          </table:table-cell>
          <table:table-cell office:value-type="float" office:value="549" calcext:value-type="float">
            <text:p>549</text:p>
          </table:table-cell>
          <table:table-cell table:number-columns-repeated="101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83" calcext:value-type="float">
            <text:p>483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483" calcext:value-type="float">
            <text:p>483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483" calcext:value-type="float">
            <text:p>483</text:p>
          </table:table-cell>
          <table:table-cell office:value-type="float" office:value="575" calcext:value-type="float">
            <text:p>575</text:p>
          </table:table-cell>
          <table:table-cell table:number-columns-repeated="101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84" calcext:value-type="float">
            <text:p>48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484" calcext:value-type="float">
            <text:p>484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484" calcext:value-type="float">
            <text:p>484</text:p>
          </table:table-cell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85" calcext:value-type="float">
            <text:p>48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485" calcext:value-type="float">
            <text:p>485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485" calcext:value-type="float">
            <text:p>485</text:p>
          </table:table-cell>
          <table:table-cell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6" calcext:value-type="float">
            <text:p>486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486" calcext:value-type="float">
            <text:p>48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486" calcext:value-type="float">
            <text:p>486</text:p>
          </table:table-cell>
          <table:table-cell office:value-type="float" office:value="834" calcext:value-type="float">
            <text:p>834</text:p>
          </table:table-cell>
          <table:table-cell table:number-columns-repeated="101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87" calcext:value-type="float">
            <text:p>48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487" calcext:value-type="float">
            <text:p>48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487" calcext:value-type="float">
            <text:p>487</text:p>
          </table:table-cell>
          <table:table-cell office:value-type="float" office:value="890" calcext:value-type="float">
            <text:p>890</text:p>
          </table:table-cell>
          <table:table-cell table:number-columns-repeated="101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88" calcext:value-type="float">
            <text:p>488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488" calcext:value-type="float">
            <text:p>488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488" calcext:value-type="float">
            <text:p>488</text:p>
          </table:table-cell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89" calcext:value-type="float">
            <text:p>48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489" calcext:value-type="float">
            <text:p>48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489" calcext:value-type="float">
            <text:p>489</text:p>
          </table:table-cell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90" calcext:value-type="float">
            <text:p>490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490" calcext:value-type="float">
            <text:p>49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91" calcext:value-type="float">
            <text:p>491</text:p>
          </table:table-cell>
          <table:table-cell office:value-type="float" office:value="719" calcext:value-type="float">
            <text:p>719</text:p>
          </table:table-cell>
          <table:table-cell table:number-columns-repeated="101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91" calcext:value-type="float">
            <text:p>49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92" calcext:value-type="float">
            <text:p>49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91" calcext:value-type="float">
            <text:p>491</text:p>
          </table:table-cell>
          <table:table-cell office:value-type="float" office:value="885" calcext:value-type="float">
            <text:p>885</text:p>
          </table:table-cell>
          <table:table-cell table:number-columns-repeated="101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92" calcext:value-type="float">
            <text:p>492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492" calcext:value-type="float">
            <text:p>492</text:p>
          </table:table-cell>
          <table:table-cell office:value-type="float" office:value="453" calcext:value-type="float">
            <text:p>453</text:p>
          </table:table-cell>
          <table:table-cell table:number-columns-repeated="101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93" calcext:value-type="float">
            <text:p>493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493" calcext:value-type="float">
            <text:p>493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493" calcext:value-type="float">
            <text:p>493</text:p>
          </table:table-cell>
          <table:table-cell office:value-type="float" office:value="634" calcext:value-type="float">
            <text:p>634</text:p>
          </table:table-cell>
          <table:table-cell table:number-columns-repeated="101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94" calcext:value-type="float">
            <text:p>494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494" calcext:value-type="float">
            <text:p>494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494" calcext:value-type="float">
            <text:p>494</text:p>
          </table:table-cell>
          <table:table-cell office:value-type="float" office:value="644" calcext:value-type="float">
            <text:p>644</text:p>
          </table:table-cell>
          <table:table-cell table:number-columns-repeated="101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96" calcext:value-type="float">
            <text:p>496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495" calcext:value-type="float">
            <text:p>495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495" calcext:value-type="float">
            <text:p>495</text:p>
          </table:table-cell>
          <table:table-cell office:value-type="float" office:value="687" calcext:value-type="float">
            <text:p>687</text:p>
          </table:table-cell>
          <table:table-cell table:number-columns-repeated="101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96" calcext:value-type="float">
            <text:p>496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496" calcext:value-type="float">
            <text:p>49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496" calcext:value-type="float">
            <text:p>496</text:p>
          </table:table-cell>
          <table:table-cell office:value-type="float" office:value="274" calcext:value-type="float">
            <text:p>274</text:p>
          </table:table-cell>
          <table:table-cell table:number-columns-repeated="101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97" calcext:value-type="float">
            <text:p>497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497" calcext:value-type="float">
            <text:p>497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497" calcext:value-type="float">
            <text:p>497</text:p>
          </table:table-cell>
          <table:table-cell office:value-type="float" office:value="861" calcext:value-type="float">
            <text:p>861</text:p>
          </table:table-cell>
          <table:table-cell table:number-columns-repeated="101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98" calcext:value-type="float">
            <text:p>498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498" calcext:value-type="float">
            <text:p>498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498" calcext:value-type="float">
            <text:p>498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99" calcext:value-type="float">
            <text:p>499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499" calcext:value-type="float">
            <text:p>4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00" calcext:value-type="float">
            <text:p>500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500" calcext:value-type="float">
            <text:p>500</text:p>
          </table:table-cell>
          <table:table-cell office:value-type="float" office:value="583" calcext:value-type="float">
            <text:p>583</text:p>
          </table:table-cell>
          <table:table-cell table:number-columns-repeated="101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01" calcext:value-type="float">
            <text:p>501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501" calcext:value-type="float">
            <text:p>501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501" calcext:value-type="float">
            <text:p>501</text:p>
          </table:table-cell>
          <table:table-cell office:value-type="float" office:value="896" calcext:value-type="float">
            <text:p>896</text:p>
          </table:table-cell>
          <table:table-cell table:number-columns-repeated="101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02" calcext:value-type="float">
            <text:p>50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502" calcext:value-type="float">
            <text:p>502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02" calcext:value-type="float">
            <text:p>502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03" calcext:value-type="float">
            <text:p>50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03" calcext:value-type="float">
            <text:p>50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503" calcext:value-type="float">
            <text:p>503</text:p>
          </table:table-cell>
          <table:table-cell office:value-type="float" office:value="425" calcext:value-type="float">
            <text:p>425</text:p>
          </table:table-cell>
          <table:table-cell table:number-columns-repeated="101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04" calcext:value-type="float">
            <text:p>504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504" calcext:value-type="float">
            <text:p>504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504" calcext:value-type="float">
            <text:p>504</text:p>
          </table:table-cell>
          <table:table-cell office:value-type="float" office:value="866" calcext:value-type="float">
            <text:p>866</text:p>
          </table:table-cell>
          <table:table-cell table:number-columns-repeated="101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505" calcext:value-type="float">
            <text:p>50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505" calcext:value-type="float">
            <text:p>505</text:p>
          </table:table-cell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06" calcext:value-type="float">
            <text:p>50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506" calcext:value-type="float">
            <text:p>50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506" calcext:value-type="float">
            <text:p>506</text:p>
          </table:table-cell>
          <table:table-cell office:value-type="float" office:value="670" calcext:value-type="float">
            <text:p>670</text:p>
          </table:table-cell>
          <table:table-cell table:number-columns-repeated="101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07" calcext:value-type="float">
            <text:p>507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507" calcext:value-type="float">
            <text:p>507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07" calcext:value-type="float">
            <text:p>507</text:p>
          </table:table-cell>
          <table:table-cell office:value-type="float" office:value="351" calcext:value-type="float">
            <text:p>351</text:p>
          </table:table-cell>
          <table:table-cell table:number-columns-repeated="101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09" calcext:value-type="float">
            <text:p>509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08" calcext:value-type="float">
            <text:p>508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508" calcext:value-type="float">
            <text:p>508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09" calcext:value-type="float">
            <text:p>509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509" calcext:value-type="float">
            <text:p>50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09" calcext:value-type="float">
            <text:p>509</text:p>
          </table:table-cell>
          <table:table-cell office:value-type="float" office:value="283" calcext:value-type="float">
            <text:p>283</text:p>
          </table:table-cell>
          <table:table-cell table:number-columns-repeated="101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510" calcext:value-type="float">
            <text:p>5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510" calcext:value-type="float">
            <text:p>510</text:p>
          </table:table-cell>
          <table:table-cell office:value-type="float" office:value="898" calcext:value-type="float">
            <text:p>898</text:p>
          </table:table-cell>
          <table:table-cell table:number-columns-repeated="101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11" calcext:value-type="float">
            <text:p>511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511" calcext:value-type="float">
            <text:p>511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511" calcext:value-type="float">
            <text:p>511</text:p>
          </table:table-cell>
          <table:table-cell office:value-type="float" office:value="603" calcext:value-type="float">
            <text:p>603</text:p>
          </table:table-cell>
          <table:table-cell table:number-columns-repeated="101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12" calcext:value-type="float">
            <text:p>512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512" calcext:value-type="float">
            <text:p>512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12" calcext:value-type="float">
            <text:p>512</text:p>
          </table:table-cell>
          <table:table-cell office:value-type="float" office:value="467" calcext:value-type="float">
            <text:p>467</text:p>
          </table:table-cell>
          <table:table-cell table:number-columns-repeated="101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13" calcext:value-type="float">
            <text:p>513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513" calcext:value-type="float">
            <text:p>513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13" calcext:value-type="float">
            <text:p>513</text:p>
          </table:table-cell>
          <table:table-cell office:value-type="float" office:value="522" calcext:value-type="float">
            <text:p>522</text:p>
          </table:table-cell>
          <table:table-cell table:number-columns-repeated="101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14" calcext:value-type="float">
            <text:p>51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514" calcext:value-type="float">
            <text:p>514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514" calcext:value-type="float">
            <text:p>514</text:p>
          </table:table-cell>
          <table:table-cell office:value-type="float" office:value="509" calcext:value-type="float">
            <text:p>509</text:p>
          </table:table-cell>
          <table:table-cell table:number-columns-repeated="101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15" calcext:value-type="float">
            <text:p>515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15" calcext:value-type="float">
            <text:p>51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515" calcext:value-type="float">
            <text:p>515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16" calcext:value-type="float">
            <text:p>516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516" calcext:value-type="float">
            <text:p>5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516" calcext:value-type="float">
            <text:p>516</text:p>
          </table:table-cell>
          <table:table-cell office:value-type="float" office:value="584" calcext:value-type="float">
            <text:p>584</text:p>
          </table:table-cell>
          <table:table-cell table:number-columns-repeated="101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17" calcext:value-type="float">
            <text:p>51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517" calcext:value-type="float">
            <text:p>517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517" calcext:value-type="float">
            <text:p>517</text:p>
          </table:table-cell>
          <table:table-cell office:value-type="float" office:value="613" calcext:value-type="float">
            <text:p>613</text:p>
          </table:table-cell>
          <table:table-cell table:number-columns-repeated="101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18" calcext:value-type="float">
            <text:p>518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518" calcext:value-type="float">
            <text:p>51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518" calcext:value-type="float">
            <text:p>518</text:p>
          </table:table-cell>
          <table:table-cell office:value-type="float" office:value="503" calcext:value-type="float">
            <text:p>503</text:p>
          </table:table-cell>
          <table:table-cell table:number-columns-repeated="101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19" calcext:value-type="float">
            <text:p>519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519" calcext:value-type="float">
            <text:p>51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519" calcext:value-type="float">
            <text:p>519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20" calcext:value-type="float">
            <text:p>520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520" calcext:value-type="float">
            <text:p>520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520" calcext:value-type="float">
            <text:p>520</text:p>
          </table:table-cell>
          <table:table-cell office:value-type="float" office:value="867" calcext:value-type="float">
            <text:p>867</text:p>
          </table:table-cell>
          <table:table-cell table:number-columns-repeated="101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21" calcext:value-type="float">
            <text:p>52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521" calcext:value-type="float">
            <text:p>521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521" calcext:value-type="float">
            <text:p>521</text:p>
          </table:table-cell>
          <table:table-cell office:value-type="float" office:value="423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22" calcext:value-type="float">
            <text:p>522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522" calcext:value-type="float">
            <text:p>522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table:number-columns-repeated="101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23" calcext:value-type="float">
            <text:p>523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523" calcext:value-type="float">
            <text:p>52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523" calcext:value-type="float">
            <text:p>523</text:p>
          </table:table-cell>
          <table:table-cell office:value-type="float" office:value="614" calcext:value-type="float">
            <text:p>614</text:p>
          </table:table-cell>
          <table:table-cell table:number-columns-repeated="101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24" calcext:value-type="float">
            <text:p>524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524" calcext:value-type="float">
            <text:p>524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525" calcext:value-type="float">
            <text:p>525</text:p>
          </table:table-cell>
          <table:table-cell office:value-type="float" office:value="710" calcext:value-type="float">
            <text:p>710</text:p>
          </table:table-cell>
          <table:table-cell table:number-columns-repeated="101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25" calcext:value-type="float">
            <text:p>52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526" calcext:value-type="float">
            <text:p>526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525" calcext:value-type="float">
            <text:p>525</text:p>
          </table:table-cell>
          <table:table-cell office:value-type="float" office:value="733" calcext:value-type="float">
            <text:p>733</text:p>
          </table:table-cell>
          <table:table-cell table:number-columns-repeated="101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26" calcext:value-type="float">
            <text:p>526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526" calcext:value-type="float">
            <text:p>526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526" calcext:value-type="float">
            <text:p>526</text:p>
          </table:table-cell>
          <table:table-cell office:value-type="float" office:value="835" calcext:value-type="float">
            <text:p>835</text:p>
          </table:table-cell>
          <table:table-cell table:number-columns-repeated="101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27" calcext:value-type="float">
            <text:p>527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527" calcext:value-type="float">
            <text:p>527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527" calcext:value-type="float">
            <text:p>527</text:p>
          </table:table-cell>
          <table:table-cell office:value-type="float" office:value="704" calcext:value-type="float">
            <text:p>704</text:p>
          </table:table-cell>
          <table:table-cell table:number-columns-repeated="101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28" calcext:value-type="float">
            <text:p>5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528" calcext:value-type="float">
            <text:p>528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528" calcext:value-type="float">
            <text:p>528</text:p>
          </table:table-cell>
          <table:table-cell office:value-type="float" office:value="597" calcext:value-type="float">
            <text:p>597</text:p>
          </table:table-cell>
          <table:table-cell table:number-columns-repeated="101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29" calcext:value-type="float">
            <text:p>529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529" calcext:value-type="float">
            <text:p>529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529" calcext:value-type="float">
            <text:p>529</text:p>
          </table:table-cell>
          <table:table-cell office:value-type="float" office:value="707" calcext:value-type="float">
            <text:p>707</text:p>
          </table:table-cell>
          <table:table-cell table:number-columns-repeated="101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30" calcext:value-type="float">
            <text:p>530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531" calcext:value-type="float">
            <text:p>53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530" calcext:value-type="float">
            <text:p>530</text:p>
          </table:table-cell>
          <table:table-cell office:value-type="float" office:value="790" calcext:value-type="float">
            <text:p>790</text:p>
          </table:table-cell>
          <table:table-cell table:number-columns-repeated="101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31" calcext:value-type="float">
            <text:p>531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531" calcext:value-type="float">
            <text:p>531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531" calcext:value-type="float">
            <text:p>531</text:p>
          </table:table-cell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32" calcext:value-type="float">
            <text:p>532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532" calcext:value-type="float">
            <text:p>532</text:p>
          </table:table-cell>
          <table:table-cell office:value-type="float" office:value="448" calcext:value-type="float">
            <text:p>448</text:p>
          </table:table-cell>
          <table:table-cell table:number-columns-repeated="101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33" calcext:value-type="float">
            <text:p>533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533" calcext:value-type="float">
            <text:p>533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33" calcext:value-type="float">
            <text:p>533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34" calcext:value-type="float">
            <text:p>53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34" calcext:value-type="float">
            <text:p>53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534" calcext:value-type="float">
            <text:p>534</text:p>
          </table:table-cell>
          <table:table-cell office:value-type="float" office:value="272" calcext:value-type="float">
            <text:p>272</text:p>
          </table:table-cell>
          <table:table-cell table:number-columns-repeated="101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36" calcext:value-type="float">
            <text:p>536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535" calcext:value-type="float">
            <text:p>53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535" calcext:value-type="float">
            <text:p>535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36" calcext:value-type="float">
            <text:p>536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536" calcext:value-type="float">
            <text:p>536</text:p>
          </table:table-cell>
          <table:table-cell office:value-type="float" office:value="721" calcext:value-type="float">
            <text:p>721</text:p>
          </table:table-cell>
          <table:table-cell table:number-columns-repeated="101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37" calcext:value-type="float">
            <text:p>537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537" calcext:value-type="float">
            <text:p>537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537" calcext:value-type="float">
            <text:p>537</text:p>
          </table:table-cell>
          <table:table-cell office:value-type="float" office:value="763" calcext:value-type="float">
            <text:p>763</text:p>
          </table:table-cell>
          <table:table-cell table:number-columns-repeated="101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38" calcext:value-type="float">
            <text:p>53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538" calcext:value-type="float">
            <text:p>538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538" calcext:value-type="float">
            <text:p>538</text:p>
          </table:table-cell>
          <table:table-cell office:value-type="float" office:value="782" calcext:value-type="float">
            <text:p>782</text:p>
          </table:table-cell>
          <table:table-cell table:number-columns-repeated="101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39" calcext:value-type="float">
            <text:p>539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539" calcext:value-type="float">
            <text:p>539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539" calcext:value-type="float">
            <text:p>539</text:p>
          </table:table-cell>
          <table:table-cell office:value-type="float" office:value="463" calcext:value-type="float">
            <text:p>463</text:p>
          </table:table-cell>
          <table:table-cell table:number-columns-repeated="101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40" calcext:value-type="float">
            <text:p>540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540" calcext:value-type="float">
            <text:p>54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540" calcext:value-type="float">
            <text:p>540</text:p>
          </table:table-cell>
          <table:table-cell office:value-type="float" office:value="496" calcext:value-type="float">
            <text:p>496</text:p>
          </table:table-cell>
          <table:table-cell table:number-columns-repeated="101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41" calcext:value-type="float">
            <text:p>54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541" calcext:value-type="float">
            <text:p>541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541" calcext:value-type="float">
            <text:p>541</text:p>
          </table:table-cell>
          <table:table-cell office:value-type="float" office:value="811" calcext:value-type="float">
            <text:p>811</text:p>
          </table:table-cell>
          <table:table-cell table:number-columns-repeated="101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42" calcext:value-type="float">
            <text:p>54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542" calcext:value-type="float">
            <text:p>542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542" calcext:value-type="float">
            <text:p>542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43" calcext:value-type="float">
            <text:p>543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543" calcext:value-type="float">
            <text:p>543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543" calcext:value-type="float">
            <text:p>543</text:p>
          </table:table-cell>
          <table:table-cell office:value-type="float" office:value="619" calcext:value-type="float">
            <text:p>619</text:p>
          </table:table-cell>
          <table:table-cell table:number-columns-repeated="101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44" calcext:value-type="float">
            <text:p>544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544" calcext:value-type="float">
            <text:p>54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544" calcext:value-type="float">
            <text:p>544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45" calcext:value-type="float">
            <text:p>54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545" calcext:value-type="float">
            <text:p>545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545" calcext:value-type="float">
            <text:p>545</text:p>
          </table:table-cell>
          <table:table-cell office:value-type="float" office:value="777" calcext:value-type="float">
            <text:p>777</text:p>
          </table:table-cell>
          <table:table-cell table:number-columns-repeated="101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46" calcext:value-type="float">
            <text:p>5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546" calcext:value-type="float">
            <text:p>546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546" calcext:value-type="float">
            <text:p>546</text:p>
          </table:table-cell>
          <table:table-cell office:value-type="float" office:value="440" calcext:value-type="float">
            <text:p>440</text:p>
          </table:table-cell>
          <table:table-cell table:number-columns-repeated="101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47" calcext:value-type="float">
            <text:p>547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547" calcext:value-type="float">
            <text:p>547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547" calcext:value-type="float">
            <text:p>547</text:p>
          </table:table-cell>
          <table:table-cell office:value-type="float" office:value="362" calcext:value-type="float">
            <text:p>362</text:p>
          </table:table-cell>
          <table:table-cell table:number-columns-repeated="101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48" calcext:value-type="float">
            <text:p>54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548" calcext:value-type="float">
            <text:p>548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549" calcext:value-type="float">
            <text:p>549</text:p>
          </table:table-cell>
          <table:table-cell office:value-type="float" office:value="398" calcext:value-type="float">
            <text:p>398</text:p>
          </table:table-cell>
          <table:table-cell table:number-columns-repeated="101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49" calcext:value-type="float">
            <text:p>54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549" calcext:value-type="float">
            <text:p>549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50" calcext:value-type="float">
            <text:p>5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550" calcext:value-type="float">
            <text:p>550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550" calcext:value-type="float">
            <text:p>550</text:p>
          </table:table-cell>
          <table:table-cell office:value-type="float" office:value="285" calcext:value-type="float">
            <text:p>285</text:p>
          </table:table-cell>
          <table:table-cell table:number-columns-repeated="101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51" calcext:value-type="float">
            <text:p>55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51" calcext:value-type="float">
            <text:p>55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551" calcext:value-type="float">
            <text:p>551</text:p>
          </table:table-cell>
          <table:table-cell office:value-type="float" office:value="337" calcext:value-type="float">
            <text:p>337</text:p>
          </table:table-cell>
          <table:table-cell table:number-columns-repeated="101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52" calcext:value-type="float">
            <text:p>55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552" calcext:value-type="float">
            <text:p>552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52" calcext:value-type="float">
            <text:p>552</text:p>
          </table:table-cell>
          <table:table-cell office:value-type="float" office:value="637" calcext:value-type="float">
            <text:p>637</text:p>
          </table:table-cell>
          <table:table-cell table:number-columns-repeated="101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53" calcext:value-type="float">
            <text:p>553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553" calcext:value-type="float">
            <text:p>55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553" calcext:value-type="float">
            <text:p>553</text:p>
          </table:table-cell>
          <table:table-cell office:value-type="float" office:value="322" calcext:value-type="float">
            <text:p>322</text:p>
          </table:table-cell>
          <table:table-cell table:number-columns-repeated="10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54" calcext:value-type="float">
            <text:p>554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4" calcext:value-type="float">
            <text:p>554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554" calcext:value-type="float">
            <text:p>554</text:p>
          </table:table-cell>
          <table:table-cell office:value-type="float" office:value="740" calcext:value-type="float">
            <text:p>740</text:p>
          </table:table-cell>
          <table:table-cell table:number-columns-repeated="101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55" calcext:value-type="float">
            <text:p>555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555" calcext:value-type="float">
            <text:p>55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555" calcext:value-type="float">
            <text:p>555</text:p>
          </table:table-cell>
          <table:table-cell office:value-type="float" office:value="854" calcext:value-type="float">
            <text:p>854</text:p>
          </table:table-cell>
          <table:table-cell table:number-columns-repeated="101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56" calcext:value-type="float">
            <text:p>556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556" calcext:value-type="float">
            <text:p>556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57" calcext:value-type="float">
            <text:p>557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557" calcext:value-type="float">
            <text:p>557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557" calcext:value-type="float">
            <text:p>557</text:p>
          </table:table-cell>
          <table:table-cell office:value-type="float" office:value="412" calcext:value-type="float">
            <text:p>412</text:p>
          </table:table-cell>
          <table:table-cell table:number-columns-repeated="101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58" calcext:value-type="float">
            <text:p>558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558" calcext:value-type="float">
            <text:p>55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559" calcext:value-type="float">
            <text:p>559</text:p>
          </table:table-cell>
          <table:table-cell office:value-type="float" office:value="317" calcext:value-type="float">
            <text:p>317</text:p>
          </table:table-cell>
          <table:table-cell table:number-columns-repeated="101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59" calcext:value-type="float">
            <text:p>559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559" calcext:value-type="float">
            <text:p>559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559" calcext:value-type="float">
            <text:p>559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60" calcext:value-type="float">
            <text:p>56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560" calcext:value-type="float">
            <text:p>56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560" calcext:value-type="float">
            <text:p>560</text:p>
          </table:table-cell>
          <table:table-cell office:value-type="float" office:value="413" calcext:value-type="float">
            <text:p>413</text:p>
          </table:table-cell>
          <table:table-cell table:number-columns-repeated="101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61" calcext:value-type="float">
            <text:p>56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561" calcext:value-type="float">
            <text:p>56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table:number-columns-repeated="101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562" calcext:value-type="float">
            <text:p>56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562" calcext:value-type="float">
            <text:p>56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562" calcext:value-type="float">
            <text:p>562</text:p>
          </table:table-cell>
          <table:table-cell office:value-type="float" office:value="499" calcext:value-type="float">
            <text:p>499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63" calcext:value-type="float">
            <text:p>56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563" calcext:value-type="float">
            <text:p>56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563" calcext:value-type="float">
            <text:p>563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64" calcext:value-type="float">
            <text:p>56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564" calcext:value-type="float">
            <text:p>56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564" calcext:value-type="float">
            <text:p>564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65" calcext:value-type="float">
            <text:p>56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565" calcext:value-type="float">
            <text:p>5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565" calcext:value-type="float">
            <text:p>565</text:p>
          </table:table-cell>
          <table:table-cell office:value-type="float" office:value="368" calcext:value-type="float">
            <text:p>368</text:p>
          </table:table-cell>
          <table:table-cell table:number-columns-repeated="101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66" calcext:value-type="float">
            <text:p>56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566" calcext:value-type="float">
            <text:p>566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566" calcext:value-type="float">
            <text:p>566</text:p>
          </table:table-cell>
          <table:table-cell office:value-type="float" office:value="836" calcext:value-type="float">
            <text:p>836</text:p>
          </table:table-cell>
          <table:table-cell table:number-columns-repeated="101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67" calcext:value-type="float">
            <text:p>567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67" calcext:value-type="float">
            <text:p>567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567" calcext:value-type="float">
            <text:p>567</text:p>
          </table:table-cell>
          <table:table-cell office:value-type="float" office:value="589" calcext:value-type="float">
            <text:p>589</text:p>
          </table:table-cell>
          <table:table-cell table:number-columns-repeated="101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68" calcext:value-type="float">
            <text:p>568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568" calcext:value-type="float">
            <text:p>568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568" calcext:value-type="float">
            <text:p>568</text:p>
          </table:table-cell>
          <table:table-cell office:value-type="float" office:value="819" calcext:value-type="float">
            <text:p>819</text:p>
          </table:table-cell>
          <table:table-cell table:number-columns-repeated="101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69" calcext:value-type="float">
            <text:p>569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569" calcext:value-type="float">
            <text:p>569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69" calcext:value-type="float">
            <text:p>569</text:p>
          </table:table-cell>
          <table:table-cell office:value-type="float" office:value="829" calcext:value-type="float">
            <text:p>829</text:p>
          </table:table-cell>
          <table:table-cell table:number-columns-repeated="101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570" calcext:value-type="float">
            <text:p>570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570" calcext:value-type="float">
            <text:p>570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71" calcext:value-type="float">
            <text:p>571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571" calcext:value-type="float">
            <text:p>57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571" calcext:value-type="float">
            <text:p>571</text:p>
          </table:table-cell>
          <table:table-cell office:value-type="float" office:value="720" calcext:value-type="float">
            <text:p>720</text:p>
          </table:table-cell>
          <table:table-cell table:number-columns-repeated="101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72" calcext:value-type="float">
            <text:p>57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572" calcext:value-type="float">
            <text:p>57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572" calcext:value-type="float">
            <text:p>572</text:p>
          </table:table-cell>
          <table:table-cell office:value-type="float" office:value="331" calcext:value-type="float">
            <text:p>331</text:p>
          </table:table-cell>
          <table:table-cell table:number-columns-repeated="101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573" calcext:value-type="float">
            <text:p>57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573" calcext:value-type="float">
            <text:p>573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573" calcext:value-type="float">
            <text:p>573</text:p>
          </table:table-cell>
          <table:table-cell office:value-type="float" office:value="564" calcext:value-type="float">
            <text:p>564</text:p>
          </table:table-cell>
          <table:table-cell table:number-columns-repeated="101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74" calcext:value-type="float">
            <text:p>57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574" calcext:value-type="float">
            <text:p>57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574" calcext:value-type="float">
            <text:p>574</text:p>
          </table:table-cell>
          <table:table-cell office:value-type="float" office:value="599" calcext:value-type="float">
            <text:p>599</text:p>
          </table:table-cell>
          <table:table-cell table:number-columns-repeated="101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575" calcext:value-type="float">
            <text:p>57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575" calcext:value-type="float">
            <text:p>575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575" calcext:value-type="float">
            <text:p>575</text:p>
          </table:table-cell>
          <table:table-cell office:value-type="float" office:value="601" calcext:value-type="float">
            <text:p>601</text:p>
          </table:table-cell>
          <table:table-cell table:number-columns-repeated="101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76" calcext:value-type="float">
            <text:p>576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576" calcext:value-type="float">
            <text:p>576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77" calcext:value-type="float">
            <text:p>577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577" calcext:value-type="float">
            <text:p>577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577" calcext:value-type="float">
            <text:p>577</text:p>
          </table:table-cell>
          <table:table-cell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78" calcext:value-type="float">
            <text:p>578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578" calcext:value-type="float">
            <text:p>578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578" calcext:value-type="float">
            <text:p>578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79" calcext:value-type="float">
            <text:p>579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579" calcext:value-type="float">
            <text:p>57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579" calcext:value-type="float">
            <text:p>579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80" calcext:value-type="float">
            <text:p>58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580" calcext:value-type="float">
            <text:p>580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580" calcext:value-type="float">
            <text:p>580</text:p>
          </table:table-cell>
          <table:table-cell office:value-type="float" office:value="426" calcext:value-type="float">
            <text:p>426</text:p>
          </table:table-cell>
          <table:table-cell table:number-columns-repeated="101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81" calcext:value-type="float">
            <text:p>58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581" calcext:value-type="float">
            <text:p>581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581" calcext:value-type="float">
            <text:p>581</text:p>
          </table:table-cell>
          <table:table-cell office:value-type="float" office:value="432" calcext:value-type="float">
            <text:p>432</text:p>
          </table:table-cell>
          <table:table-cell table:number-columns-repeated="101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82" calcext:value-type="float">
            <text:p>582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582" calcext:value-type="float">
            <text:p>582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582" calcext:value-type="float">
            <text:p>582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83" calcext:value-type="float">
            <text:p>583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583" calcext:value-type="float">
            <text:p>583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583" calcext:value-type="float">
            <text:p>583</text:p>
          </table:table-cell>
          <table:table-cell office:value-type="float" office:value="845" calcext:value-type="float">
            <text:p>845</text:p>
          </table:table-cell>
          <table:table-cell table:number-columns-repeated="101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84" calcext:value-type="float">
            <text:p>584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584" calcext:value-type="float">
            <text:p>58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584" calcext:value-type="float">
            <text:p>584</text:p>
          </table:table-cell>
          <table:table-cell office:value-type="float" office:value="123" calcext:value-type="float">
            <text:p>123</text:p>
          </table:table-cell>
          <table:table-cell table:number-columns-repeated="101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85" calcext:value-type="float">
            <text:p>585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585" calcext:value-type="float">
            <text:p>58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585" calcext:value-type="float">
            <text:p>585</text:p>
          </table:table-cell>
          <table:table-cell office:value-type="float" office:value="415" calcext:value-type="float">
            <text:p>415</text:p>
          </table:table-cell>
          <table:table-cell table:number-columns-repeated="10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86" calcext:value-type="float">
            <text:p>586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586" calcext:value-type="float">
            <text:p>586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586" calcext:value-type="float">
            <text:p>586</text:p>
          </table:table-cell>
          <table:table-cell office:value-type="float" office:value="605" calcext:value-type="float">
            <text:p>605</text:p>
          </table:table-cell>
          <table:table-cell table:number-columns-repeated="101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87" calcext:value-type="float">
            <text:p>587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587" calcext:value-type="float">
            <text:p>587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587" calcext:value-type="float">
            <text:p>587</text:p>
          </table:table-cell>
          <table:table-cell office:value-type="float" office:value="727" calcext:value-type="float">
            <text:p>727</text:p>
          </table:table-cell>
          <table:table-cell table:number-columns-repeated="101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88" calcext:value-type="float">
            <text:p>58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588" calcext:value-type="float">
            <text:p>588</text:p>
          </table:table-cell>
          <table:table-cell office:value-type="float" office:value="822" calcext:value-type="float">
            <text:p>822</text:p>
          </table:table-cell>
          <table:table-cell table:number-columns-repeated="101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9" calcext:value-type="float">
            <text:p>589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589" calcext:value-type="float">
            <text:p>589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589" calcext:value-type="float">
            <text:p>589</text:p>
          </table:table-cell>
          <table:table-cell office:value-type="float" office:value="396" calcext:value-type="float">
            <text:p>396</text:p>
          </table:table-cell>
          <table:table-cell table:number-columns-repeated="101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90" calcext:value-type="float">
            <text:p>590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590" calcext:value-type="float">
            <text:p>59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590" calcext:value-type="float">
            <text:p>590</text:p>
          </table:table-cell>
          <table:table-cell office:value-type="float" office:value="420" calcext:value-type="float">
            <text:p>420</text:p>
          </table:table-cell>
          <table:table-cell table:number-columns-repeated="101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91" calcext:value-type="float">
            <text:p>5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591" calcext:value-type="float">
            <text:p>591</text:p>
          </table:table-cell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92" calcext:value-type="float">
            <text:p>59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592" calcext:value-type="float">
            <text:p>59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592" calcext:value-type="float">
            <text:p>592</text:p>
          </table:table-cell>
          <table:table-cell office:value-type="float" office:value="754" calcext:value-type="float">
            <text:p>754</text:p>
          </table:table-cell>
          <table:table-cell table:number-columns-repeated="101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93" calcext:value-type="float">
            <text:p>59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593" calcext:value-type="float">
            <text:p>593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593" calcext:value-type="float">
            <text:p>593</text:p>
          </table:table-cell>
          <table:table-cell office:value-type="float" office:value="765" calcext:value-type="float">
            <text:p>765</text:p>
          </table:table-cell>
          <table:table-cell table:number-columns-repeated="101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94" calcext:value-type="float">
            <text:p>5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594" calcext:value-type="float">
            <text:p>594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594" calcext:value-type="float">
            <text:p>594</text:p>
          </table:table-cell>
          <table:table-cell office:value-type="float" office:value="770" calcext:value-type="float">
            <text:p>770</text:p>
          </table:table-cell>
          <table:table-cell table:number-columns-repeated="101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95" calcext:value-type="float">
            <text:p>59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595" calcext:value-type="float">
            <text:p>595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595" calcext:value-type="float">
            <text:p>595</text:p>
          </table:table-cell>
          <table:table-cell office:value-type="float" office:value="512" calcext:value-type="float">
            <text:p>512</text:p>
          </table:table-cell>
          <table:table-cell table:number-columns-repeated="101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96" calcext:value-type="float">
            <text:p>596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596" calcext:value-type="float">
            <text:p>596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596" calcext:value-type="float">
            <text:p>596</text:p>
          </table:table-cell>
          <table:table-cell office:value-type="float" office:value="482" calcext:value-type="float">
            <text:p>482</text:p>
          </table:table-cell>
          <table:table-cell table:number-columns-repeated="101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97" calcext:value-type="float">
            <text:p>597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597" calcext:value-type="float">
            <text:p>597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597" calcext:value-type="float">
            <text:p>597</text:p>
          </table:table-cell>
          <table:table-cell office:value-type="float" office:value="410" calcext:value-type="float">
            <text:p>410</text:p>
          </table:table-cell>
          <table:table-cell table:number-columns-repeated="101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98" calcext:value-type="float">
            <text:p>59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98" calcext:value-type="float">
            <text:p>598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98" calcext:value-type="float">
            <text:p>598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99" calcext:value-type="float">
            <text:p>59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600" calcext:value-type="float">
            <text:p>600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99" calcext:value-type="float">
            <text:p>599</text:p>
          </table:table-cell>
          <table:table-cell office:value-type="float" office:value="455" calcext:value-type="float">
            <text:p>455</text:p>
          </table:table-cell>
          <table:table-cell table:number-columns-repeated="10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00" calcext:value-type="float">
            <text:p>600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600" calcext:value-type="float">
            <text:p>60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600" calcext:value-type="float">
            <text:p>600</text:p>
          </table:table-cell>
          <table:table-cell office:value-type="float" office:value="486" calcext:value-type="float">
            <text:p>486</text:p>
          </table:table-cell>
          <table:table-cell table:number-columns-repeated="101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01" calcext:value-type="float">
            <text:p>601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601" calcext:value-type="float">
            <text:p>601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601" calcext:value-type="float">
            <text:p>601</text:p>
          </table:table-cell>
          <table:table-cell office:value-type="float" office:value="675" calcext:value-type="float">
            <text:p>675</text:p>
          </table:table-cell>
          <table:table-cell table:number-columns-repeated="101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02" calcext:value-type="float">
            <text:p>602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602" calcext:value-type="float">
            <text:p>602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602" calcext:value-type="float">
            <text:p>602</text:p>
          </table:table-cell>
          <table:table-cell office:value-type="float" office:value="678" calcext:value-type="float">
            <text:p>678</text:p>
          </table:table-cell>
          <table:table-cell table:number-columns-repeated="101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03" calcext:value-type="float">
            <text:p>603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603" calcext:value-type="float">
            <text:p>603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604" calcext:value-type="float">
            <text:p>604</text:p>
          </table:table-cell>
          <table:table-cell office:value-type="float" office:value="713" calcext:value-type="float">
            <text:p>713</text:p>
          </table:table-cell>
          <table:table-cell table:number-columns-repeated="101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04" calcext:value-type="float">
            <text:p>60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604" calcext:value-type="float">
            <text:p>60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604" calcext:value-type="float">
            <text:p>604</text:p>
          </table:table-cell>
          <table:table-cell office:value-type="float" office:value="843" calcext:value-type="float">
            <text:p>843</text:p>
          </table:table-cell>
          <table:table-cell table:number-columns-repeated="101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05" calcext:value-type="float">
            <text:p>605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605" calcext:value-type="float">
            <text:p>60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605" calcext:value-type="float">
            <text:p>605</text:p>
          </table:table-cell>
          <table:table-cell office:value-type="float" office:value="391" calcext:value-type="float">
            <text:p>391</text:p>
          </table:table-cell>
          <table:table-cell table:number-columns-repeated="101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06" calcext:value-type="float">
            <text:p>606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606" calcext:value-type="float">
            <text:p>60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606" calcext:value-type="float">
            <text:p>606</text:p>
          </table:table-cell>
          <table:table-cell office:value-type="float" office:value="490" calcext:value-type="float">
            <text:p>490</text:p>
          </table:table-cell>
          <table:table-cell table:number-columns-repeated="101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07" calcext:value-type="float">
            <text:p>6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607" calcext:value-type="float">
            <text:p>607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607" calcext:value-type="float">
            <text:p>607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08" calcext:value-type="float">
            <text:p>60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608" calcext:value-type="float">
            <text:p>608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608" calcext:value-type="float">
            <text:p>608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09" calcext:value-type="float">
            <text:p>60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609" calcext:value-type="float">
            <text:p>609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609" calcext:value-type="float">
            <text:p>609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10" calcext:value-type="float">
            <text:p>61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610" calcext:value-type="float">
            <text:p>61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610" calcext:value-type="float">
            <text:p>610</text:p>
          </table:table-cell>
          <table:table-cell office:value-type="float" office:value="752" calcext:value-type="float">
            <text:p>752</text:p>
          </table:table-cell>
          <table:table-cell table:number-columns-repeated="101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11" calcext:value-type="float">
            <text:p>61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611" calcext:value-type="float">
            <text:p>611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611" calcext:value-type="float">
            <text:p>611</text:p>
          </table:table-cell>
          <table:table-cell office:value-type="float" office:value="869" calcext:value-type="float">
            <text:p>869</text:p>
          </table:table-cell>
          <table:table-cell table:number-columns-repeated="101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12" calcext:value-type="float">
            <text:p>612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612" calcext:value-type="float">
            <text:p>612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612" calcext:value-type="float">
            <text:p>612</text:p>
          </table:table-cell>
          <table:table-cell office:value-type="float" office:value="657" calcext:value-type="float">
            <text:p>657</text:p>
          </table:table-cell>
          <table:table-cell table:number-columns-repeated="101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13" calcext:value-type="float">
            <text:p>61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613" calcext:value-type="float">
            <text:p>613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613" calcext:value-type="float">
            <text:p>613</text:p>
          </table:table-cell>
          <table:table-cell office:value-type="float" office:value="791" calcext:value-type="float">
            <text:p>791</text:p>
          </table:table-cell>
          <table:table-cell table:number-columns-repeated="101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14" calcext:value-type="float">
            <text:p>61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614" calcext:value-type="float">
            <text:p>61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614" calcext:value-type="float">
            <text:p>614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15" calcext:value-type="float">
            <text:p>61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615" calcext:value-type="float">
            <text:p>615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615" calcext:value-type="float">
            <text:p>615</text:p>
          </table:table-cell>
          <table:table-cell office:value-type="float" office:value="881" calcext:value-type="float">
            <text:p>881</text:p>
          </table:table-cell>
          <table:table-cell table:number-columns-repeated="101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16" calcext:value-type="float">
            <text:p>616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616" calcext:value-type="float">
            <text:p>6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616" calcext:value-type="float">
            <text:p>616</text:p>
          </table:table-cell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17" calcext:value-type="float">
            <text:p>617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617" calcext:value-type="float">
            <text:p>617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617" calcext:value-type="float">
            <text:p>617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18" calcext:value-type="float">
            <text:p>618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618" calcext:value-type="float">
            <text:p>618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618" calcext:value-type="float">
            <text:p>618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19" calcext:value-type="float">
            <text:p>619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619" calcext:value-type="float">
            <text:p>619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619" calcext:value-type="float">
            <text:p>619</text:p>
          </table:table-cell>
          <table:table-cell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20" calcext:value-type="float">
            <text:p>620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620" calcext:value-type="float">
            <text:p>620</text:p>
          </table:table-cell>
          <table:table-cell office:value-type="float" office:value="798" calcext:value-type="float">
            <text:p>798</text:p>
          </table:table-cell>
          <table:table-cell table:number-columns-repeated="101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21" calcext:value-type="float">
            <text:p>62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621" calcext:value-type="float">
            <text:p>62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621" calcext:value-type="float">
            <text:p>621</text:p>
          </table:table-cell>
          <table:table-cell office:value-type="float" office:value="849" calcext:value-type="float">
            <text:p>849</text:p>
          </table:table-cell>
          <table:table-cell table:number-columns-repeated="101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22" calcext:value-type="float">
            <text:p>62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622" calcext:value-type="float">
            <text:p>622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622" calcext:value-type="float">
            <text:p>622</text:p>
          </table:table-cell>
          <table:table-cell office:value-type="float" office:value="851" calcext:value-type="float">
            <text:p>851</text:p>
          </table:table-cell>
          <table:table-cell table:number-columns-repeated="101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23" calcext:value-type="float">
            <text:p>623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623" calcext:value-type="float">
            <text:p>623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623" calcext:value-type="float">
            <text:p>623</text:p>
          </table:table-cell>
          <table:table-cell office:value-type="float" office:value="863" calcext:value-type="float">
            <text:p>863</text:p>
          </table:table-cell>
          <table:table-cell table:number-columns-repeated="101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24" calcext:value-type="float">
            <text:p>62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624" calcext:value-type="float">
            <text:p>624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624" calcext:value-type="float">
            <text:p>624</text:p>
          </table:table-cell>
          <table:table-cell office:value-type="float" office:value="817" calcext:value-type="float">
            <text:p>817</text:p>
          </table:table-cell>
          <table:table-cell table:number-columns-repeated="101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25" calcext:value-type="float">
            <text:p>62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625" calcext:value-type="float">
            <text:p>625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626" calcext:value-type="float">
            <text:p>626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26" calcext:value-type="float">
            <text:p>626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626" calcext:value-type="float">
            <text:p>626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626" calcext:value-type="float">
            <text:p>626</text:p>
          </table:table-cell>
          <table:table-cell office:value-type="float" office:value="527" calcext:value-type="float">
            <text:p>527</text:p>
          </table:table-cell>
          <table:table-cell table:number-columns-repeated="101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27" calcext:value-type="float">
            <text:p>627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627" calcext:value-type="float">
            <text:p>62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627" calcext:value-type="float">
            <text:p>627</text:p>
          </table:table-cell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28" calcext:value-type="float">
            <text:p>628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628" calcext:value-type="float">
            <text:p>628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628" calcext:value-type="float">
            <text:p>628</text:p>
          </table:table-cell>
          <table:table-cell office:value-type="float" office:value="97" calcext:value-type="float">
            <text:p>97</text:p>
          </table:table-cell>
          <table:table-cell table:number-columns-repeated="101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29" calcext:value-type="float">
            <text:p>62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629" calcext:value-type="float">
            <text:p>629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29" calcext:value-type="float">
            <text:p>629</text:p>
          </table:table-cell>
          <table:table-cell office:value-type="float" office:value="840" calcext:value-type="float">
            <text:p>840</text:p>
          </table:table-cell>
          <table:table-cell table:number-columns-repeated="101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30" calcext:value-type="float">
            <text:p>63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630" calcext:value-type="float">
            <text:p>630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630" calcext:value-type="float">
            <text:p>630</text:p>
          </table:table-cell>
          <table:table-cell office:value-type="float" office:value="897" calcext:value-type="float">
            <text:p>897</text:p>
          </table:table-cell>
          <table:table-cell table:number-columns-repeated="101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31" calcext:value-type="float">
            <text:p>631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631" calcext:value-type="float">
            <text:p>63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631" calcext:value-type="float">
            <text:p>631</text:p>
          </table:table-cell>
          <table:table-cell office:value-type="float" office:value="414" calcext:value-type="float">
            <text:p>414</text:p>
          </table:table-cell>
          <table:table-cell table:number-columns-repeated="101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32" calcext:value-type="float">
            <text:p>632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632" calcext:value-type="float">
            <text:p>63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632" calcext:value-type="float">
            <text:p>632</text:p>
          </table:table-cell>
          <table:table-cell office:value-type="float" office:value="827" calcext:value-type="float">
            <text:p>827</text:p>
          </table:table-cell>
          <table:table-cell table:number-columns-repeated="101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33" calcext:value-type="float">
            <text:p>63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633" calcext:value-type="float">
            <text:p>63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633" calcext:value-type="float">
            <text:p>633</text:p>
          </table:table-cell>
          <table:table-cell office:value-type="float" office:value="775" calcext:value-type="float">
            <text:p>775</text:p>
          </table:table-cell>
          <table:table-cell table:number-columns-repeated="101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34" calcext:value-type="float">
            <text:p>634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634" calcext:value-type="float">
            <text:p>63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634" calcext:value-type="float">
            <text:p>634</text:p>
          </table:table-cell>
          <table:table-cell office:value-type="float" office:value="855" calcext:value-type="float">
            <text:p>855</text:p>
          </table:table-cell>
          <table:table-cell table:number-columns-repeated="101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635" calcext:value-type="float">
            <text:p>63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635" calcext:value-type="float">
            <text:p>635</text:p>
          </table:table-cell>
          <table:table-cell office:value-type="float" office:value="868" calcext:value-type="float">
            <text:p>868</text:p>
          </table:table-cell>
          <table:table-cell table:number-columns-repeated="101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36" calcext:value-type="float">
            <text:p>63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636" calcext:value-type="float">
            <text:p>636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636" calcext:value-type="float">
            <text:p>636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38" calcext:value-type="float">
            <text:p>638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637" calcext:value-type="float">
            <text:p>637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637" calcext:value-type="float">
            <text:p>637</text:p>
          </table:table-cell>
          <table:table-cell office:value-type="float" office:value="519" calcext:value-type="float">
            <text:p>519</text:p>
          </table:table-cell>
          <table:table-cell table:number-columns-repeated="10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38" calcext:value-type="float">
            <text:p>638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638" calcext:value-type="float">
            <text:p>638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638" calcext:value-type="float">
            <text:p>638</text:p>
          </table:table-cell>
          <table:table-cell office:value-type="float" office:value="802" calcext:value-type="float">
            <text:p>802</text:p>
          </table:table-cell>
          <table:table-cell table:number-columns-repeated="101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39" calcext:value-type="float">
            <text:p>639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639" calcext:value-type="float">
            <text:p>639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639" calcext:value-type="float">
            <text:p>639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40" calcext:value-type="float">
            <text:p>64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640" calcext:value-type="float">
            <text:p>64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640" calcext:value-type="float">
            <text:p>640</text:p>
          </table:table-cell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41" calcext:value-type="float">
            <text:p>64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641" calcext:value-type="float">
            <text:p>64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641" calcext:value-type="float">
            <text:p>641</text:p>
          </table:table-cell>
          <table:table-cell office:value-type="float" office:value="839" calcext:value-type="float">
            <text:p>839</text:p>
          </table:table-cell>
          <table:table-cell table:number-columns-repeated="101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2" calcext:value-type="float">
            <text:p>642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642" calcext:value-type="float">
            <text:p>64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162" calcext:value-type="float">
            <text:p>1162</text:p>
          </table:table-cell>
          <table:table-cell office:value-type="float" office:value="642" calcext:value-type="float">
            <text:p>642</text:p>
          </table:table-cell>
          <table:table-cell office:value-type="float" office:value="895" calcext:value-type="float">
            <text:p>895</text:p>
          </table:table-cell>
          <table:table-cell table:number-columns-repeated="101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43" calcext:value-type="float">
            <text:p>64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643" calcext:value-type="float">
            <text:p>643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643" calcext:value-type="float">
            <text:p>643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44" calcext:value-type="float">
            <text:p>644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644" calcext:value-type="float">
            <text:p>64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644" calcext:value-type="float">
            <text:p>644</text:p>
          </table:table-cell>
          <table:table-cell office:value-type="float" office:value="121" calcext:value-type="float">
            <text:p>121</text:p>
          </table:table-cell>
          <table:table-cell table:number-columns-repeated="101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45" calcext:value-type="float">
            <text:p>64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645" calcext:value-type="float">
            <text:p>645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46" calcext:value-type="float">
            <text:p>646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646" calcext:value-type="float">
            <text:p>6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646" calcext:value-type="float">
            <text:p>646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7" calcext:value-type="float">
            <text:p>647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647" calcext:value-type="float">
            <text:p>6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647" calcext:value-type="float">
            <text:p>647</text:p>
          </table:table-cell>
          <table:table-cell office:value-type="float" office:value="409" calcext:value-type="float">
            <text:p>409</text:p>
          </table:table-cell>
          <table:table-cell table:number-columns-repeated="101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48" calcext:value-type="float">
            <text:p>648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648" calcext:value-type="float">
            <text:p>648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648" calcext:value-type="float">
            <text:p>648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49" calcext:value-type="float">
            <text:p>649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649" calcext:value-type="float">
            <text:p>649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649" calcext:value-type="float">
            <text:p>649</text:p>
          </table:table-cell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650" calcext:value-type="float">
            <text:p>65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650" calcext:value-type="float">
            <text:p>650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51" calcext:value-type="float">
            <text:p>65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51" calcext:value-type="float">
            <text:p>651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651" calcext:value-type="float">
            <text:p>651</text:p>
          </table:table-cell>
          <table:table-cell office:value-type="float" office:value="514" calcext:value-type="float">
            <text:p>514</text:p>
          </table:table-cell>
          <table:table-cell table:number-columns-repeated="101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52" calcext:value-type="float">
            <text:p>65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52" calcext:value-type="float">
            <text:p>652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652" calcext:value-type="float">
            <text:p>652</text:p>
          </table:table-cell>
          <table:table-cell office:value-type="float" office:value="554" calcext:value-type="float">
            <text:p>554</text:p>
          </table:table-cell>
          <table:table-cell table:number-columns-repeated="101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53" calcext:value-type="float">
            <text:p>653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53" calcext:value-type="float">
            <text:p>653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53" calcext:value-type="float">
            <text:p>653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54" calcext:value-type="float">
            <text:p>65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54" calcext:value-type="float">
            <text:p>654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54" calcext:value-type="float">
            <text:p>654</text:p>
          </table:table-cell>
          <table:table-cell office:value-type="float" office:value="561" calcext:value-type="float">
            <text:p>561</text:p>
          </table:table-cell>
          <table:table-cell table:number-columns-repeated="101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55" calcext:value-type="float">
            <text:p>65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655" calcext:value-type="float">
            <text:p>65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55" calcext:value-type="float">
            <text:p>655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56" calcext:value-type="float">
            <text:p>656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56" calcext:value-type="float">
            <text:p>656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57" calcext:value-type="float">
            <text:p>65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57" calcext:value-type="float">
            <text:p>65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657" calcext:value-type="float">
            <text:p>657</text:p>
          </table:table-cell>
          <table:table-cell office:value-type="float" office:value="674" calcext:value-type="float">
            <text:p>674</text:p>
          </table:table-cell>
          <table:table-cell table:number-columns-repeated="101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58" calcext:value-type="float">
            <text:p>65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58" calcext:value-type="float">
            <text:p>658</text:p>
          </table:table-cell>
          <table:table-cell office:value-type="float" office:value="679" calcext:value-type="float">
            <text:p>679</text:p>
          </table:table-cell>
          <table:table-cell table:number-columns-repeated="101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59" calcext:value-type="float">
            <text:p>659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659" calcext:value-type="float">
            <text:p>659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59" calcext:value-type="float">
            <text:p>659</text:p>
          </table:table-cell>
          <table:table-cell office:value-type="float" office:value="795" calcext:value-type="float">
            <text:p>795</text:p>
          </table:table-cell>
          <table:table-cell table:number-columns-repeated="101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60" calcext:value-type="float">
            <text:p>660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60" calcext:value-type="float">
            <text:p>66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60" calcext:value-type="float">
            <text:p>66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61" calcext:value-type="float">
            <text:p>66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61" calcext:value-type="float">
            <text:p>661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661" calcext:value-type="float">
            <text:p>661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62" calcext:value-type="float">
            <text:p>662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62" calcext:value-type="float">
            <text:p>662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662" calcext:value-type="float">
            <text:p>662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63" calcext:value-type="float">
            <text:p>6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63" calcext:value-type="float">
            <text:p>66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63" calcext:value-type="float">
            <text:p>663</text:p>
          </table:table-cell>
          <table:table-cell office:value-type="float" office:value="651" calcext:value-type="float">
            <text:p>651</text:p>
          </table:table-cell>
          <table:table-cell table:number-columns-repeated="101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64" calcext:value-type="float">
            <text:p>66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64" calcext:value-type="float">
            <text:p>664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664" calcext:value-type="float">
            <text:p>664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65" calcext:value-type="float">
            <text:p>66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65" calcext:value-type="float">
            <text:p>66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665" calcext:value-type="float">
            <text:p>665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66" calcext:value-type="float">
            <text:p>66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66" calcext:value-type="float">
            <text:p>666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66" calcext:value-type="float">
            <text:p>666</text:p>
          </table:table-cell>
          <table:table-cell office:value-type="float" office:value="806" calcext:value-type="float">
            <text:p>806</text:p>
          </table:table-cell>
          <table:table-cell table:number-columns-repeated="101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67" calcext:value-type="float">
            <text:p>667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67" calcext:value-type="float">
            <text:p>667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67" calcext:value-type="float">
            <text:p>667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68" calcext:value-type="float">
            <text:p>668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68" calcext:value-type="float">
            <text:p>668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68" calcext:value-type="float">
            <text:p>668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69" calcext:value-type="float">
            <text:p>669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669" calcext:value-type="float">
            <text:p>669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69" calcext:value-type="float">
            <text:p>669</text:p>
          </table:table-cell>
          <table:table-cell office:value-type="float" office:value="167" calcext:value-type="float">
            <text:p>167</text:p>
          </table:table-cell>
          <table:table-cell table:number-columns-repeated="101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70" calcext:value-type="float">
            <text:p>670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70" calcext:value-type="float">
            <text:p>67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670" calcext:value-type="float">
            <text:p>670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71" calcext:value-type="float">
            <text:p>671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671" calcext:value-type="float">
            <text:p>671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71" calcext:value-type="float">
            <text:p>671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72" calcext:value-type="float">
            <text:p>67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72" calcext:value-type="float">
            <text:p>67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72" calcext:value-type="float">
            <text:p>672</text:p>
          </table:table-cell>
          <table:table-cell office:value-type="float" office:value="887" calcext:value-type="float">
            <text:p>887</text:p>
          </table:table-cell>
          <table:table-cell table:number-columns-repeated="101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73" calcext:value-type="float">
            <text:p>673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673" calcext:value-type="float">
            <text:p>673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673" calcext:value-type="float">
            <text:p>673</text:p>
          </table:table-cell>
          <table:table-cell office:value-type="float" office:value="254" calcext:value-type="float">
            <text:p>254</text:p>
          </table:table-cell>
          <table:table-cell table:number-columns-repeated="101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74" calcext:value-type="float">
            <text:p>674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674" calcext:value-type="float">
            <text:p>67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74" calcext:value-type="float">
            <text:p>674</text:p>
          </table:table-cell>
          <table:table-cell office:value-type="float" office:value="424" calcext:value-type="float">
            <text:p>424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76" calcext:value-type="float">
            <text:p>67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75" calcext:value-type="float">
            <text:p>675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675" calcext:value-type="float">
            <text:p>675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76" calcext:value-type="float">
            <text:p>676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76" calcext:value-type="float">
            <text:p>676</text:p>
          </table:table-cell>
          <table:table-cell office:value-type="float" office:value="456" calcext:value-type="float">
            <text:p>456</text:p>
          </table:table-cell>
          <table:table-cell table:number-columns-repeated="101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77" calcext:value-type="float">
            <text:p>677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78" calcext:value-type="float">
            <text:p>678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677" calcext:value-type="float">
            <text:p>677</text:p>
          </table:table-cell>
          <table:table-cell office:value-type="float" office:value="665" calcext:value-type="float">
            <text:p>665</text:p>
          </table:table-cell>
          <table:table-cell table:number-columns-repeated="101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78" calcext:value-type="float">
            <text:p>678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78" calcext:value-type="float">
            <text:p>678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678" calcext:value-type="float">
            <text:p>678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79" calcext:value-type="float">
            <text:p>679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679" calcext:value-type="float">
            <text:p>679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79" calcext:value-type="float">
            <text:p>679</text:p>
          </table:table-cell>
          <table:table-cell office:value-type="float" office:value="257" calcext:value-type="float">
            <text:p>257</text:p>
          </table:table-cell>
          <table:table-cell table:number-columns-repeated="101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80" calcext:value-type="float">
            <text:p>68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101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81" calcext:value-type="float">
            <text:p>681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681" calcext:value-type="float">
            <text:p>68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681" calcext:value-type="float">
            <text:p>681</text:p>
          </table:table-cell>
          <table:table-cell office:value-type="float" office:value="473" calcext:value-type="float">
            <text:p>473</text:p>
          </table:table-cell>
          <table:table-cell table:number-columns-repeated="101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82" calcext:value-type="float">
            <text:p>682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82" calcext:value-type="float">
            <text:p>682</text:p>
          </table:table-cell>
          <table:table-cell office:value-type="float" office:value="540" calcext:value-type="float">
            <text:p>540</text:p>
          </table:table-cell>
          <table:table-cell table:number-columns-repeated="101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83" calcext:value-type="float">
            <text:p>683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683" calcext:value-type="float">
            <text:p>683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683" calcext:value-type="float">
            <text:p>683</text:p>
          </table:table-cell>
          <table:table-cell office:value-type="float" office:value="624" calcext:value-type="float">
            <text:p>624</text:p>
          </table:table-cell>
          <table:table-cell table:number-columns-repeated="101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84" calcext:value-type="float">
            <text:p>684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84" calcext:value-type="float">
            <text:p>684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84" calcext:value-type="float">
            <text:p>684</text:p>
          </table:table-cell>
          <table:table-cell office:value-type="float" office:value="494" calcext:value-type="float">
            <text:p>494</text:p>
          </table:table-cell>
          <table:table-cell table:number-columns-repeated="101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85" calcext:value-type="float">
            <text:p>685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685" calcext:value-type="float">
            <text:p>685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685" calcext:value-type="float">
            <text:p>685</text:p>
          </table:table-cell>
          <table:table-cell office:value-type="float" office:value="394" calcext:value-type="float">
            <text:p>394</text:p>
          </table:table-cell>
          <table:table-cell table:number-columns-repeated="101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86" calcext:value-type="float">
            <text:p>686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86" calcext:value-type="float">
            <text:p>686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686" calcext:value-type="float">
            <text:p>686</text:p>
          </table:table-cell>
          <table:table-cell office:value-type="float" office:value="882" calcext:value-type="float">
            <text:p>882</text:p>
          </table:table-cell>
          <table:table-cell table:number-columns-repeated="101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87" calcext:value-type="float">
            <text:p>687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687" calcext:value-type="float">
            <text:p>68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687" calcext:value-type="float">
            <text:p>687</text:p>
          </table:table-cell>
          <table:table-cell office:value-type="float" office:value="830" calcext:value-type="float">
            <text:p>830</text:p>
          </table:table-cell>
          <table:table-cell table:number-columns-repeated="101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88" calcext:value-type="float">
            <text:p>68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688" calcext:value-type="float">
            <text:p>688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88" calcext:value-type="float">
            <text:p>688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89" calcext:value-type="float">
            <text:p>689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689" calcext:value-type="float">
            <text:p>68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table:number-columns-repeated="101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90" calcext:value-type="float">
            <text:p>690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690" calcext:value-type="float">
            <text:p>690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91" calcext:value-type="float">
            <text:p>691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91" calcext:value-type="float">
            <text:p>69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691" calcext:value-type="float">
            <text:p>691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92" calcext:value-type="float">
            <text:p>692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692" calcext:value-type="float">
            <text:p>692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692" calcext:value-type="float">
            <text:p>692</text:p>
          </table:table-cell>
          <table:table-cell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93" calcext:value-type="float">
            <text:p>693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93" calcext:value-type="float">
            <text:p>693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693" calcext:value-type="float">
            <text:p>693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94" calcext:value-type="float">
            <text:p>69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94" calcext:value-type="float">
            <text:p>69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694" calcext:value-type="float">
            <text:p>694</text:p>
          </table:table-cell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95" calcext:value-type="float">
            <text:p>695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695" calcext:value-type="float">
            <text:p>695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95" calcext:value-type="float">
            <text:p>695</text:p>
          </table:table-cell>
          <table:table-cell office:value-type="float" office:value="336" calcext:value-type="float">
            <text:p>336</text:p>
          </table:table-cell>
          <table:table-cell table:number-columns-repeated="101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696" calcext:value-type="float">
            <text:p>69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696" calcext:value-type="float">
            <text:p>696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97" calcext:value-type="float">
            <text:p>69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697" calcext:value-type="float">
            <text:p>6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97" calcext:value-type="float">
            <text:p>697</text:p>
          </table:table-cell>
          <table:table-cell office:value-type="float" office:value="427" calcext:value-type="float">
            <text:p>427</text:p>
          </table:table-cell>
          <table:table-cell table:number-columns-repeated="101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98" calcext:value-type="float">
            <text:p>698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98" calcext:value-type="float">
            <text:p>698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98" calcext:value-type="float">
            <text:p>698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99" calcext:value-type="float">
            <text:p>699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699" calcext:value-type="float">
            <text:p>699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699" calcext:value-type="float">
            <text:p>699</text:p>
          </table:table-cell>
          <table:table-cell office:value-type="float" office:value="349" calcext:value-type="float">
            <text:p>349</text:p>
          </table:table-cell>
          <table:table-cell table:number-columns-repeated="101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00" calcext:value-type="float">
            <text:p>700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700" calcext:value-type="float">
            <text:p>700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700" calcext:value-type="float">
            <text:p>700</text:p>
          </table:table-cell>
          <table:table-cell office:value-type="float" office:value="361" calcext:value-type="float">
            <text:p>361</text:p>
          </table:table-cell>
          <table:table-cell table:number-columns-repeated="101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01" calcext:value-type="float">
            <text:p>70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701" calcext:value-type="float">
            <text:p>701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701" calcext:value-type="float">
            <text:p>701</text:p>
          </table:table-cell>
          <table:table-cell office:value-type="float" office:value="708" calcext:value-type="float">
            <text:p>708</text:p>
          </table:table-cell>
          <table:table-cell table:number-columns-repeated="101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02" calcext:value-type="float">
            <text:p>70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02" calcext:value-type="float">
            <text:p>70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702" calcext:value-type="float">
            <text:p>702</text:p>
          </table:table-cell>
          <table:table-cell office:value-type="float" office:value="392" calcext:value-type="float">
            <text:p>392</text:p>
          </table:table-cell>
          <table:table-cell table:number-columns-repeated="101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03" calcext:value-type="float">
            <text:p>70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03" calcext:value-type="float">
            <text:p>70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703" calcext:value-type="float">
            <text:p>703</text:p>
          </table:table-cell>
          <table:table-cell office:value-type="float" office:value="375" calcext:value-type="float">
            <text:p>375</text:p>
          </table:table-cell>
          <table:table-cell table:number-columns-repeated="101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704" calcext:value-type="float">
            <text:p>70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704" calcext:value-type="float">
            <text:p>70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4" calcext:value-type="float">
            <text:p>704</text:p>
          </table:table-cell>
          <table:table-cell office:value-type="float" office:value="436" calcext:value-type="float">
            <text:p>436</text:p>
          </table:table-cell>
          <table:table-cell table:number-columns-repeated="101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05" calcext:value-type="float">
            <text:p>70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705" calcext:value-type="float">
            <text:p>70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705" calcext:value-type="float">
            <text:p>705</text:p>
          </table:table-cell>
          <table:table-cell office:value-type="float" office:value="281" calcext:value-type="float">
            <text:p>281</text:p>
          </table:table-cell>
          <table:table-cell table:number-columns-repeated="101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06" calcext:value-type="float">
            <text:p>706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706" calcext:value-type="float">
            <text:p>70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06" calcext:value-type="float">
            <text:p>706</text:p>
          </table:table-cell>
          <table:table-cell office:value-type="float" office:value="288" calcext:value-type="float">
            <text:p>288</text:p>
          </table:table-cell>
          <table:table-cell table:number-columns-repeated="101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707" calcext:value-type="float">
            <text:p>707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07" calcext:value-type="float">
            <text:p>707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08" calcext:value-type="float">
            <text:p>70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08" calcext:value-type="float">
            <text:p>70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708" calcext:value-type="float">
            <text:p>708</text:p>
          </table:table-cell>
          <table:table-cell office:value-type="float" office:value="728" calcext:value-type="float">
            <text:p>728</text:p>
          </table:table-cell>
          <table:table-cell table:number-columns-repeated="101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709" calcext:value-type="float">
            <text:p>70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709" calcext:value-type="float">
            <text:p>7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709" calcext:value-type="float">
            <text:p>709</text:p>
          </table:table-cell>
          <table:table-cell office:value-type="float" office:value="859" calcext:value-type="float">
            <text:p>859</text:p>
          </table:table-cell>
          <table:table-cell table:number-columns-repeated="101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710" calcext:value-type="float">
            <text:p>71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710" calcext:value-type="float">
            <text:p>71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11" calcext:value-type="float">
            <text:p>71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711" calcext:value-type="float">
            <text:p>71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711" calcext:value-type="float">
            <text:p>711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12" calcext:value-type="float">
            <text:p>712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12" calcext:value-type="float">
            <text:p>712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13" calcext:value-type="float">
            <text:p>71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713" calcext:value-type="float">
            <text:p>71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713" calcext:value-type="float">
            <text:p>713</text:p>
          </table:table-cell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715" calcext:value-type="float">
            <text:p>715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714" calcext:value-type="float">
            <text:p>714</text:p>
          </table:table-cell>
          <table:table-cell office:value-type="float" office:value="579" calcext:value-type="float">
            <text:p>579</text:p>
          </table:table-cell>
          <table:table-cell table:number-columns-repeated="101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15" calcext:value-type="float">
            <text:p>715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715" calcext:value-type="float">
            <text:p>715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715" calcext:value-type="float">
            <text:p>715</text:p>
          </table:table-cell>
          <table:table-cell office:value-type="float" office:value="585" calcext:value-type="float">
            <text:p>585</text:p>
          </table:table-cell>
          <table:table-cell table:number-columns-repeated="101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16" calcext:value-type="float">
            <text:p>716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716" calcext:value-type="float">
            <text:p>716</text:p>
          </table:table-cell>
          <table:table-cell office:value-type="float" office:value="518" calcext:value-type="float">
            <text:p>518</text:p>
          </table:table-cell>
          <table:table-cell table:number-columns-repeated="101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17" calcext:value-type="float">
            <text:p>717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717" calcext:value-type="float">
            <text:p>71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17" calcext:value-type="float">
            <text:p>717</text:p>
          </table:table-cell>
          <table:table-cell office:value-type="float" office:value="383" calcext:value-type="float">
            <text:p>383</text:p>
          </table:table-cell>
          <table:table-cell table:number-columns-repeated="101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18" calcext:value-type="float">
            <text:p>71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718" calcext:value-type="float">
            <text:p>71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718" calcext:value-type="float">
            <text:p>718</text:p>
          </table:table-cell>
          <table:table-cell office:value-type="float" office:value="435" calcext:value-type="float">
            <text:p>435</text:p>
          </table:table-cell>
          <table:table-cell table:number-columns-repeated="101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719" calcext:value-type="float">
            <text:p>71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719" calcext:value-type="float">
            <text:p>71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472" calcext:value-type="float">
            <text:p>472</text:p>
          </table:table-cell>
          <table:table-cell table:number-columns-repeated="101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720" calcext:value-type="float">
            <text:p>72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720" calcext:value-type="float">
            <text:p>7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720" calcext:value-type="float">
            <text:p>720</text:p>
          </table:table-cell>
          <table:table-cell office:value-type="float" office:value="692" calcext:value-type="float">
            <text:p>692</text:p>
          </table:table-cell>
          <table:table-cell table:number-columns-repeated="101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21" calcext:value-type="float">
            <text:p>72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1317" calcext:value-type="float">
            <text:p>1317</text:p>
          </table:table-cell>
          <table:table-cell office:value-type="float" office:value="721" calcext:value-type="float">
            <text:p>72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721" calcext:value-type="float">
            <text:p>721</text:p>
          </table:table-cell>
          <table:table-cell office:value-type="float" office:value="347" calcext:value-type="float">
            <text:p>347</text:p>
          </table:table-cell>
          <table:table-cell table:number-columns-repeated="101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22" calcext:value-type="float">
            <text:p>72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722" calcext:value-type="float">
            <text:p>722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722" calcext:value-type="float">
            <text:p>722</text:p>
          </table:table-cell>
          <table:table-cell office:value-type="float" office:value="465" calcext:value-type="float">
            <text:p>465</text:p>
          </table:table-cell>
          <table:table-cell table:number-columns-repeated="101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723" calcext:value-type="float">
            <text:p>723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723" calcext:value-type="float">
            <text:p>723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723" calcext:value-type="float">
            <text:p>723</text:p>
          </table:table-cell>
          <table:table-cell office:value-type="float" office:value="627" calcext:value-type="float">
            <text:p>627</text:p>
          </table:table-cell>
          <table:table-cell table:number-columns-repeated="101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724" calcext:value-type="float">
            <text:p>7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724" calcext:value-type="float">
            <text:p>724</text:p>
          </table:table-cell>
          <table:table-cell office:value-type="float" office:value="334" calcext:value-type="float">
            <text:p>334</text:p>
          </table:table-cell>
          <table:table-cell table:number-columns-repeated="101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25" calcext:value-type="float">
            <text:p>72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725" calcext:value-type="float">
            <text:p>725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26" calcext:value-type="float">
            <text:p>72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726" calcext:value-type="float">
            <text:p>7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318" calcext:value-type="float">
            <text:p>1318</text:p>
          </table:table-cell>
          <table:table-cell office:value-type="float" office:value="726" calcext:value-type="float">
            <text:p>726</text:p>
          </table:table-cell>
          <table:table-cell office:value-type="float" office:value="853" calcext:value-type="float">
            <text:p>853</text:p>
          </table:table-cell>
          <table:table-cell table:number-columns-repeated="101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27" calcext:value-type="float">
            <text:p>72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727" calcext:value-type="float">
            <text:p>72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727" calcext:value-type="float">
            <text:p>727</text:p>
          </table:table-cell>
          <table:table-cell office:value-type="float" office:value="469" calcext:value-type="float">
            <text:p>469</text:p>
          </table:table-cell>
          <table:table-cell table:number-columns-repeated="101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728" calcext:value-type="float">
            <text:p>72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728" calcext:value-type="float">
            <text:p>728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29" calcext:value-type="float">
            <text:p>729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729" calcext:value-type="float">
            <text:p>729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324" calcext:value-type="float">
            <text:p>1324</text:p>
          </table:table-cell>
          <table:table-cell office:value-type="float" office:value="729" calcext:value-type="float">
            <text:p>729</text:p>
          </table:table-cell>
          <table:table-cell office:value-type="float" office:value="117" calcext:value-type="float">
            <text:p>117</text:p>
          </table:table-cell>
          <table:table-cell table:number-columns-repeated="101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730" calcext:value-type="float">
            <text:p>73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335" calcext:value-type="float">
            <text:p>1335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326" calcext:value-type="float">
            <text:p>1326</text:p>
          </table:table-cell>
          <table:table-cell office:value-type="float" office:value="730" calcext:value-type="float">
            <text:p>730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31" calcext:value-type="float">
            <text:p>73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731" calcext:value-type="float">
            <text:p>731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328" calcext:value-type="float">
            <text:p>1328</text:p>
          </table:table-cell>
          <table:table-cell office:value-type="float" office:value="731" calcext:value-type="float">
            <text:p>731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32" calcext:value-type="float">
            <text:p>732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339" calcext:value-type="float">
            <text:p>1339</text:p>
          </table:table-cell>
          <table:table-cell office:value-type="float" office:value="732" calcext:value-type="float">
            <text:p>732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732" calcext:value-type="float">
            <text:p>732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33" calcext:value-type="float">
            <text:p>733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733" calcext:value-type="float">
            <text:p>733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1332" calcext:value-type="float">
            <text:p>1332</text:p>
          </table:table-cell>
          <table:table-cell office:value-type="float" office:value="733" calcext:value-type="float">
            <text:p>733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34" calcext:value-type="float">
            <text:p>734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734" calcext:value-type="float">
            <text:p>73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734" calcext:value-type="float">
            <text:p>734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35" calcext:value-type="float">
            <text:p>735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735" calcext:value-type="float">
            <text:p>73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735" calcext:value-type="float">
            <text:p>735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736" calcext:value-type="float">
            <text:p>736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339" calcext:value-type="float">
            <text:p>1339</text:p>
          </table:table-cell>
          <table:table-cell office:value-type="float" office:value="736" calcext:value-type="float">
            <text:p>736</text:p>
          </table:table-cell>
          <table:table-cell office:value-type="float" office:value="382" calcext:value-type="float">
            <text:p>382</text:p>
          </table:table-cell>
          <table:table-cell table:number-columns-repeated="101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37" calcext:value-type="float">
            <text:p>73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737" calcext:value-type="float">
            <text:p>73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737" calcext:value-type="float">
            <text:p>737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38" calcext:value-type="float">
            <text:p>73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738" calcext:value-type="float">
            <text:p>73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738" calcext:value-type="float">
            <text:p>738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739" calcext:value-type="float">
            <text:p>739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352" calcext:value-type="float">
            <text:p>1352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739" calcext:value-type="float">
            <text:p>739</text:p>
          </table:table-cell>
          <table:table-cell office:value-type="float" office:value="768" calcext:value-type="float">
            <text:p>768</text:p>
          </table:table-cell>
          <table:table-cell table:number-columns-repeated="101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40" calcext:value-type="float">
            <text:p>740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740" calcext:value-type="float">
            <text:p>74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740" calcext:value-type="float">
            <text:p>740</text:p>
          </table:table-cell>
          <table:table-cell office:value-type="float" office:value="797" calcext:value-type="float">
            <text:p>797</text:p>
          </table:table-cell>
          <table:table-cell table:number-columns-repeated="101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41" calcext:value-type="float">
            <text:p>7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56" calcext:value-type="float">
            <text:p>1356</text:p>
          </table:table-cell>
          <table:table-cell office:value-type="float" office:value="741" calcext:value-type="float">
            <text:p>741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741" calcext:value-type="float">
            <text:p>741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42" calcext:value-type="float">
            <text:p>742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742" calcext:value-type="float">
            <text:p>74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742" calcext:value-type="float">
            <text:p>742</text:p>
          </table:table-cell>
          <table:table-cell office:value-type="float" office:value="718" calcext:value-type="float">
            <text:p>718</text:p>
          </table:table-cell>
          <table:table-cell table:number-columns-repeated="101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43" calcext:value-type="float">
            <text:p>7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743" calcext:value-type="float">
            <text:p>74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743" calcext:value-type="float">
            <text:p>743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744" calcext:value-type="float">
            <text:p>74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744" calcext:value-type="float">
            <text:p>744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744" calcext:value-type="float">
            <text:p>744</text:p>
          </table:table-cell>
          <table:table-cell office:value-type="float" office:value="346" calcext:value-type="float">
            <text:p>346</text:p>
          </table:table-cell>
          <table:table-cell table:number-columns-repeated="101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45" calcext:value-type="float">
            <text:p>745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65" calcext:value-type="float">
            <text:p>1365</text:p>
          </table:table-cell>
          <table:table-cell office:value-type="float" office:value="745" calcext:value-type="float">
            <text:p>74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745" calcext:value-type="float">
            <text:p>745</text:p>
          </table:table-cell>
          <table:table-cell office:value-type="float" office:value="573" calcext:value-type="float">
            <text:p>573</text:p>
          </table:table-cell>
          <table:table-cell table:number-columns-repeated="101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46" calcext:value-type="float">
            <text:p>74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367" calcext:value-type="float">
            <text:p>1367</text:p>
          </table:table-cell>
          <table:table-cell office:value-type="float" office:value="746" calcext:value-type="float">
            <text:p>746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746" calcext:value-type="float">
            <text:p>746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47" calcext:value-type="float">
            <text:p>747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747" calcext:value-type="float">
            <text:p>747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747" calcext:value-type="float">
            <text:p>747</text:p>
          </table:table-cell>
          <table:table-cell office:value-type="float" office:value="492" calcext:value-type="float">
            <text:p>492</text:p>
          </table:table-cell>
          <table:table-cell table:number-columns-repeated="101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48" calcext:value-type="float">
            <text:p>7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748" calcext:value-type="float">
            <text:p>748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office:value-type="float" office:value="246" calcext:value-type="float">
            <text:p>246</text:p>
          </table:table-cell>
          <table:table-cell table:number-columns-repeated="101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49" calcext:value-type="float">
            <text:p>74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749" calcext:value-type="float">
            <text:p>74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749" calcext:value-type="float">
            <text:p>749</text:p>
          </table:table-cell>
          <table:table-cell office:value-type="float" office:value="591" calcext:value-type="float">
            <text:p>591</text:p>
          </table:table-cell>
          <table:table-cell table:number-columns-repeated="101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50" calcext:value-type="float">
            <text:p>75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1364" calcext:value-type="float">
            <text:p>1364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number-columns-repeated="101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51" calcext:value-type="float">
            <text:p>751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751" calcext:value-type="float">
            <text:p>75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365" calcext:value-type="float">
            <text:p>1365</text:p>
          </table:table-cell>
          <table:table-cell office:value-type="float" office:value="751" calcext:value-type="float">
            <text:p>751</text:p>
          </table:table-cell>
          <table:table-cell office:value-type="float" office:value="876" calcext:value-type="float">
            <text:p>876</text:p>
          </table:table-cell>
          <table:table-cell table:number-columns-repeated="101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752" calcext:value-type="float">
            <text:p>752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752" calcext:value-type="float">
            <text:p>75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67" calcext:value-type="float">
            <text:p>1367</text:p>
          </table:table-cell>
          <table:table-cell office:value-type="float" office:value="752" calcext:value-type="float">
            <text:p>752</text:p>
          </table:table-cell>
          <table:table-cell office:value-type="float" office:value="443" calcext:value-type="float">
            <text:p>443</text:p>
          </table:table-cell>
          <table:table-cell table:number-columns-repeated="101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53" calcext:value-type="float">
            <text:p>753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379" calcext:value-type="float">
            <text:p>1379</text:p>
          </table:table-cell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753" calcext:value-type="float">
            <text:p>753</text:p>
          </table:table-cell>
          <table:table-cell office:value-type="float" office:value="608" calcext:value-type="float">
            <text:p>608</text:p>
          </table:table-cell>
          <table:table-cell table:number-columns-repeated="101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54" calcext:value-type="float">
            <text:p>754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754" calcext:value-type="float">
            <text:p>754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754" calcext:value-type="float">
            <text:p>754</text:p>
          </table:table-cell>
          <table:table-cell office:value-type="float" office:value="556" calcext:value-type="float">
            <text:p>556</text:p>
          </table:table-cell>
          <table:table-cell table:number-columns-repeated="101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55" calcext:value-type="float">
            <text:p>755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55" calcext:value-type="float">
            <text:p>755</text:p>
          </table:table-cell>
          <table:table-cell office:value-type="float" office:value="633" calcext:value-type="float">
            <text:p>633</text:p>
          </table:table-cell>
          <table:table-cell table:number-columns-repeated="101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56" calcext:value-type="float">
            <text:p>75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85" calcext:value-type="float">
            <text:p>1385</text:p>
          </table:table-cell>
          <table:table-cell office:value-type="float" office:value="756" calcext:value-type="float">
            <text:p>756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756" calcext:value-type="float">
            <text:p>756</text:p>
          </table:table-cell>
          <table:table-cell office:value-type="float" office:value="552" calcext:value-type="float">
            <text:p>552</text:p>
          </table:table-cell>
          <table:table-cell table:number-columns-repeated="101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57" calcext:value-type="float">
            <text:p>757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757" calcext:value-type="float">
            <text:p>757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378" calcext:value-type="float">
            <text:p>1378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table:number-columns-repeated="101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758" calcext:value-type="float">
            <text:p>75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758" calcext:value-type="float">
            <text:p>75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758" calcext:value-type="float">
            <text:p>758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59" calcext:value-type="float">
            <text:p>75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759" calcext:value-type="float">
            <text:p>75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759" calcext:value-type="float">
            <text:p>759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60" calcext:value-type="float">
            <text:p>76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1385" calcext:value-type="float">
            <text:p>1385</text:p>
          </table:table-cell>
          <table:table-cell office:value-type="float" office:value="760" calcext:value-type="float">
            <text:p>760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761" calcext:value-type="float">
            <text:p>76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394" calcext:value-type="float">
            <text:p>1394</text:p>
          </table:table-cell>
          <table:table-cell office:value-type="float" office:value="761" calcext:value-type="float">
            <text:p>761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761" calcext:value-type="float">
            <text:p>761</text:p>
          </table:table-cell>
          <table:table-cell office:value-type="float" office:value="315" calcext:value-type="float">
            <text:p>315</text:p>
          </table:table-cell>
          <table:table-cell table:number-columns-repeated="101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762" calcext:value-type="float">
            <text:p>76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762" calcext:value-type="float">
            <text:p>762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762" calcext:value-type="float">
            <text:p>762</text:p>
          </table:table-cell>
          <table:table-cell office:value-type="float" office:value="792" calcext:value-type="float">
            <text:p>792</text:p>
          </table:table-cell>
          <table:table-cell table:number-columns-repeated="101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63" calcext:value-type="float">
            <text:p>763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763" calcext:value-type="float">
            <text:p>763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763" calcext:value-type="float">
            <text:p>763</text:p>
          </table:table-cell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64" calcext:value-type="float">
            <text:p>764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764" calcext:value-type="float">
            <text:p>7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392" calcext:value-type="float">
            <text:p>1392</text:p>
          </table:table-cell>
          <table:table-cell office:value-type="float" office:value="764" calcext:value-type="float">
            <text:p>764</text:p>
          </table:table-cell>
          <table:table-cell office:value-type="float" office:value="470" calcext:value-type="float">
            <text:p>470</text:p>
          </table:table-cell>
          <table:table-cell table:number-columns-repeated="101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65" calcext:value-type="float">
            <text:p>76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402" calcext:value-type="float">
            <text:p>1402</text:p>
          </table:table-cell>
          <table:table-cell office:value-type="float" office:value="765" calcext:value-type="float">
            <text:p>76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394" calcext:value-type="float">
            <text:p>1394</text:p>
          </table:table-cell>
          <table:table-cell office:value-type="float" office:value="765" calcext:value-type="float">
            <text:p>765</text:p>
          </table:table-cell>
          <table:table-cell office:value-type="float" office:value="738" calcext:value-type="float">
            <text:p>738</text:p>
          </table:table-cell>
          <table:table-cell table:number-columns-repeated="101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66" calcext:value-type="float">
            <text:p>766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404" calcext:value-type="float">
            <text:p>1404</text:p>
          </table:table-cell>
          <table:table-cell office:value-type="float" office:value="766" calcext:value-type="float">
            <text:p>76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766" calcext:value-type="float">
            <text:p>766</text:p>
          </table:table-cell>
          <table:table-cell office:value-type="float" office:value="744" calcext:value-type="float">
            <text:p>744</text:p>
          </table:table-cell>
          <table:table-cell table:number-columns-repeated="101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67" calcext:value-type="float">
            <text:p>767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1406" calcext:value-type="float">
            <text:p>1406</text:p>
          </table:table-cell>
          <table:table-cell office:value-type="float" office:value="767" calcext:value-type="float">
            <text:p>76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97" calcext:value-type="float">
            <text:p>1397</text:p>
          </table:table-cell>
          <table:table-cell office:value-type="float" office:value="767" calcext:value-type="float">
            <text:p>767</text:p>
          </table:table-cell>
          <table:table-cell office:value-type="float" office:value="755" calcext:value-type="float">
            <text:p>755</text:p>
          </table:table-cell>
          <table:table-cell table:number-columns-repeated="101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768" calcext:value-type="float">
            <text:p>768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768" calcext:value-type="float">
            <text:p>768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69" calcext:value-type="float">
            <text:p>769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769" calcext:value-type="float">
            <text:p>76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01" calcext:value-type="float">
            <text:p>1401</text:p>
          </table:table-cell>
          <table:table-cell office:value-type="float" office:value="769" calcext:value-type="float">
            <text:p>769</text:p>
          </table:table-cell>
          <table:table-cell office:value-type="float" office:value="488" calcext:value-type="float">
            <text:p>488</text:p>
          </table:table-cell>
          <table:table-cell table:number-columns-repeated="101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770" calcext:value-type="float">
            <text:p>7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412" calcext:value-type="float">
            <text:p>1412</text:p>
          </table:table-cell>
          <table:table-cell office:value-type="float" office:value="770" calcext:value-type="float">
            <text:p>770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2" calcext:value-type="float">
            <text:p>1402</text:p>
          </table:table-cell>
          <table:table-cell office:value-type="float" office:value="770" calcext:value-type="float">
            <text:p>770</text:p>
          </table:table-cell>
          <table:table-cell office:value-type="float" office:value="528" calcext:value-type="float">
            <text:p>528</text:p>
          </table:table-cell>
          <table:table-cell table:number-columns-repeated="101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71" calcext:value-type="float">
            <text:p>77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771" calcext:value-type="float">
            <text:p>77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1404" calcext:value-type="float">
            <text:p>1404</text:p>
          </table:table-cell>
          <table:table-cell office:value-type="float" office:value="771" calcext:value-type="float">
            <text:p>771</text:p>
          </table:table-cell>
          <table:table-cell office:value-type="float" office:value="804" calcext:value-type="float">
            <text:p>804</text:p>
          </table:table-cell>
          <table:table-cell table:number-columns-repeated="101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72" calcext:value-type="float">
            <text:p>772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772" calcext:value-type="float">
            <text:p>77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406" calcext:value-type="float">
            <text:p>1406</text:p>
          </table:table-cell>
          <table:table-cell office:value-type="float" office:value="772" calcext:value-type="float">
            <text:p>772</text:p>
          </table:table-cell>
          <table:table-cell office:value-type="float" office:value="820" calcext:value-type="float">
            <text:p>820</text:p>
          </table:table-cell>
          <table:table-cell table:number-columns-repeated="101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73" calcext:value-type="float">
            <text:p>773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773" calcext:value-type="float">
            <text:p>773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773" calcext:value-type="float">
            <text:p>773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74" calcext:value-type="float">
            <text:p>77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774" calcext:value-type="float">
            <text:p>774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775" calcext:value-type="float">
            <text:p>775</text:p>
          </table:table-cell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75" calcext:value-type="float">
            <text:p>775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775" calcext:value-type="float">
            <text:p>77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775" calcext:value-type="float">
            <text:p>775</text:p>
          </table:table-cell>
          <table:table-cell office:value-type="float" office:value="586" calcext:value-type="float">
            <text:p>586</text:p>
          </table:table-cell>
          <table:table-cell table:number-columns-repeated="101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76" calcext:value-type="float">
            <text:p>776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776" calcext:value-type="float">
            <text:p>77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776" calcext:value-type="float">
            <text:p>776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77" calcext:value-type="float">
            <text:p>777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777" calcext:value-type="float">
            <text:p>77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777" calcext:value-type="float">
            <text:p>777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78" calcext:value-type="float">
            <text:p>778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1429" calcext:value-type="float">
            <text:p>1429</text:p>
          </table:table-cell>
          <table:table-cell office:value-type="float" office:value="778" calcext:value-type="float">
            <text:p>77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417" calcext:value-type="float">
            <text:p>1417</text:p>
          </table:table-cell>
          <table:table-cell office:value-type="float" office:value="778" calcext:value-type="float">
            <text:p>778</text:p>
          </table:table-cell>
          <table:table-cell office:value-type="float" office:value="363" calcext:value-type="float">
            <text:p>363</text:p>
          </table:table-cell>
          <table:table-cell table:number-columns-repeated="101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79" calcext:value-type="float">
            <text:p>77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779" calcext:value-type="float">
            <text:p>779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779" calcext:value-type="float">
            <text:p>779</text:p>
          </table:table-cell>
          <table:table-cell office:value-type="float" office:value="372" calcext:value-type="float">
            <text:p>372</text:p>
          </table:table-cell>
          <table:table-cell table:number-columns-repeated="101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32" calcext:value-type="float">
            <text:p>1432</text:p>
          </table:table-cell>
          <table:table-cell office:value-type="float" office:value="780" calcext:value-type="float">
            <text:p>78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780" calcext:value-type="float">
            <text:p>780</text:p>
          </table:table-cell>
          <table:table-cell office:value-type="float" office:value="164" calcext:value-type="float">
            <text:p>164</text:p>
          </table:table-cell>
          <table:table-cell table:number-columns-repeated="101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81" calcext:value-type="float">
            <text:p>78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781" calcext:value-type="float">
            <text:p>781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781" calcext:value-type="float">
            <text:p>781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82" calcext:value-type="float">
            <text:p>78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1436" calcext:value-type="float">
            <text:p>1436</text:p>
          </table:table-cell>
          <table:table-cell office:value-type="float" office:value="782" calcext:value-type="float">
            <text:p>78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782" calcext:value-type="float">
            <text:p>782</text:p>
          </table:table-cell>
          <table:table-cell office:value-type="float" office:value="878" calcext:value-type="float">
            <text:p>878</text:p>
          </table:table-cell>
          <table:table-cell table:number-columns-repeated="101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83" calcext:value-type="float">
            <text:p>783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783" calcext:value-type="float">
            <text:p>7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783" calcext:value-type="float">
            <text:p>783</text:p>
          </table:table-cell>
          <table:table-cell office:value-type="float" office:value="894" calcext:value-type="float">
            <text:p>894</text:p>
          </table:table-cell>
          <table:table-cell table:number-columns-repeated="101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84" calcext:value-type="float">
            <text:p>78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784" calcext:value-type="float">
            <text:p>78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28" calcext:value-type="float">
            <text:p>1428</text:p>
          </table:table-cell>
          <table:table-cell office:value-type="float" office:value="784" calcext:value-type="float">
            <text:p>784</text:p>
          </table:table-cell>
          <table:table-cell office:value-type="float" office:value="461" calcext:value-type="float">
            <text:p>461</text:p>
          </table:table-cell>
          <table:table-cell table:number-columns-repeated="101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85" calcext:value-type="float">
            <text:p>785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float" office:value="785" calcext:value-type="float">
            <text:p>785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785" calcext:value-type="float">
            <text:p>785</text:p>
          </table:table-cell>
          <table:table-cell office:value-type="float" office:value="218" calcext:value-type="float">
            <text:p>218</text:p>
          </table:table-cell>
          <table:table-cell table:number-columns-repeated="101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86" calcext:value-type="float">
            <text:p>786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786" calcext:value-type="float">
            <text:p>786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432" calcext:value-type="float">
            <text:p>1432</text:p>
          </table:table-cell>
          <table:table-cell office:value-type="float" office:value="786" calcext:value-type="float">
            <text:p>786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87" calcext:value-type="float">
            <text:p>787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787" calcext:value-type="float">
            <text:p>787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787" calcext:value-type="float">
            <text:p>787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88" calcext:value-type="float">
            <text:p>78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788" calcext:value-type="float">
            <text:p>788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1436" calcext:value-type="float">
            <text:p>1436</text:p>
          </table:table-cell>
          <table:table-cell office:value-type="float" office:value="788" calcext:value-type="float">
            <text:p>788</text:p>
          </table:table-cell>
          <table:table-cell office:value-type="float" office:value="193" calcext:value-type="float">
            <text:p>193</text:p>
          </table:table-cell>
          <table:table-cell table:number-columns-repeated="101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89" calcext:value-type="float">
            <text:p>78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89" calcext:value-type="float">
            <text:p>789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1438" calcext:value-type="float">
            <text:p>1438</text:p>
          </table:table-cell>
          <table:table-cell office:value-type="float" office:value="789" calcext:value-type="float">
            <text:p>789</text:p>
          </table:table-cell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90" calcext:value-type="float">
            <text:p>79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790" calcext:value-type="float">
            <text:p>7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790" calcext:value-type="float">
            <text:p>790</text:p>
          </table:table-cell>
          <table:table-cell office:value-type="float" office:value="650" calcext:value-type="float">
            <text:p>650</text:p>
          </table:table-cell>
          <table:table-cell table:number-columns-repeated="101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91" calcext:value-type="float">
            <text:p>79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float" office:value="791" calcext:value-type="float">
            <text:p>791</text:p>
          </table:table-cell>
          <table:table-cell office:value-type="float" office:value="743" calcext:value-type="float">
            <text:p>743</text:p>
          </table:table-cell>
          <table:table-cell table:number-columns-repeated="101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92" calcext:value-type="float">
            <text:p>792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792" calcext:value-type="float">
            <text:p>792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table:number-columns-repeated="101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93" calcext:value-type="float">
            <text:p>79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float" office:value="793" calcext:value-type="float">
            <text:p>79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793" calcext:value-type="float">
            <text:p>793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94" calcext:value-type="float">
            <text:p>79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795" calcext:value-type="float">
            <text:p>795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794" calcext:value-type="float">
            <text:p>79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95" calcext:value-type="float">
            <text:p>79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795" calcext:value-type="float">
            <text:p>795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96" calcext:value-type="float">
            <text:p>7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796" calcext:value-type="float">
            <text:p>79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796" calcext:value-type="float">
            <text:p>796</text:p>
          </table:table-cell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97" calcext:value-type="float">
            <text:p>79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797" calcext:value-type="float">
            <text:p>79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797" calcext:value-type="float">
            <text:p>797</text:p>
          </table:table-cell>
          <table:table-cell office:value-type="float" office:value="823" calcext:value-type="float">
            <text:p>823</text:p>
          </table:table-cell>
          <table:table-cell table:number-columns-repeated="101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98" calcext:value-type="float">
            <text:p>79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798" calcext:value-type="float">
            <text:p>798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798" calcext:value-type="float">
            <text:p>798</text:p>
          </table:table-cell>
          <table:table-cell office:value-type="float" office:value="842" calcext:value-type="float">
            <text:p>842</text:p>
          </table:table-cell>
          <table:table-cell table:number-columns-repeated="101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799" calcext:value-type="float">
            <text:p>799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float" office:value="799" calcext:value-type="float">
            <text:p>799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800" calcext:value-type="float">
            <text:p>80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800" calcext:value-type="float">
            <text:p>800</text:p>
          </table:table-cell>
          <table:table-cell office:value-type="float" office:value="838" calcext:value-type="float">
            <text:p>838</text:p>
          </table:table-cell>
          <table:table-cell table:number-columns-repeated="101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801" calcext:value-type="float">
            <text:p>8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1" calcext:value-type="float">
            <text:p>80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802" calcext:value-type="float">
            <text:p>802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802" calcext:value-type="float">
            <text:p>802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802" calcext:value-type="float">
            <text:p>802</text:p>
          </table:table-cell>
          <table:table-cell office:value-type="float" office:value="416" calcext:value-type="float">
            <text:p>416</text:p>
          </table:table-cell>
          <table:table-cell table:number-columns-repeated="101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803" calcext:value-type="float">
            <text:p>8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float" office:value="803" calcext:value-type="float">
            <text:p>8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803" calcext:value-type="float">
            <text:p>803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804" calcext:value-type="float">
            <text:p>804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804" calcext:value-type="float">
            <text:p>8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804" calcext:value-type="float">
            <text:p>804</text:p>
          </table:table-cell>
          <table:table-cell office:value-type="float" office:value="501" calcext:value-type="float">
            <text:p>501</text:p>
          </table:table-cell>
          <table:table-cell table:number-columns-repeated="101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05" calcext:value-type="float">
            <text:p>80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805" calcext:value-type="float">
            <text:p>80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5" calcext:value-type="float">
            <text:p>805</text:p>
          </table:table-cell>
          <table:table-cell office:value-type="float" office:value="571" calcext:value-type="float">
            <text:p>571</text:p>
          </table:table-cell>
          <table:table-cell table:number-columns-repeated="101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06" calcext:value-type="float">
            <text:p>806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806" calcext:value-type="float">
            <text:p>806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806" calcext:value-type="float">
            <text:p>806</text:p>
          </table:table-cell>
          <table:table-cell office:value-type="float" office:value="373" calcext:value-type="float">
            <text:p>373</text:p>
          </table:table-cell>
          <table:table-cell table:number-columns-repeated="101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807" calcext:value-type="float">
            <text:p>807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float" office:value="807" calcext:value-type="float">
            <text:p>807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08" calcext:value-type="float">
            <text:p>808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808" calcext:value-type="float">
            <text:p>808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808" calcext:value-type="float">
            <text:p>808</text:p>
          </table:table-cell>
          <table:table-cell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float" office:value="809" calcext:value-type="float">
            <text:p>809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809" calcext:value-type="float">
            <text:p>809</text:p>
          </table:table-cell>
          <table:table-cell office:value-type="float" office:value="701" calcext:value-type="float">
            <text:p>701</text:p>
          </table:table-cell>
          <table:table-cell table:number-columns-repeated="101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810" calcext:value-type="float">
            <text:p>810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810" calcext:value-type="float">
            <text:p>810</text:p>
          </table:table-cell>
          <table:table-cell office:value-type="float" office:value="594" calcext:value-type="float">
            <text:p>594</text:p>
          </table:table-cell>
          <table:table-cell table:number-columns-repeated="101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811" calcext:value-type="float">
            <text:p>81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811" calcext:value-type="float">
            <text:p>811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811" calcext:value-type="float">
            <text:p>811</text:p>
          </table:table-cell>
          <table:table-cell office:value-type="float" office:value="690" calcext:value-type="float">
            <text:p>690</text:p>
          </table:table-cell>
          <table:table-cell table:number-columns-repeated="101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812" calcext:value-type="float">
            <text:p>81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812" calcext:value-type="float">
            <text:p>812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812" calcext:value-type="float">
            <text:p>812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13" calcext:value-type="float">
            <text:p>813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float" office:value="813" calcext:value-type="float">
            <text:p>81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float" office:value="813" calcext:value-type="float">
            <text:p>813</text:p>
          </table:table-cell>
          <table:table-cell office:value-type="float" office:value="395" calcext:value-type="float">
            <text:p>395</text:p>
          </table:table-cell>
          <table:table-cell table:number-columns-repeated="101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14" calcext:value-type="float">
            <text:p>814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814" calcext:value-type="float">
            <text:p>81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814" calcext:value-type="float">
            <text:p>814</text:p>
          </table:table-cell>
          <table:table-cell office:value-type="float" office:value="892" calcext:value-type="float">
            <text:p>892</text:p>
          </table:table-cell>
          <table:table-cell table:number-columns-repeated="101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15" calcext:value-type="float">
            <text:p>815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815" calcext:value-type="float">
            <text:p>815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815" calcext:value-type="float">
            <text:p>815</text:p>
          </table:table-cell>
          <table:table-cell office:value-type="float" office:value="481" calcext:value-type="float">
            <text:p>481</text:p>
          </table:table-cell>
          <table:table-cell table:number-columns-repeated="101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16" calcext:value-type="float">
            <text:p>816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816" calcext:value-type="float">
            <text:p>816</text:p>
          </table:table-cell>
          <table:table-cell office:value-type="float" office:value="722" calcext:value-type="float">
            <text:p>722</text:p>
          </table:table-cell>
          <table:table-cell table:number-columns-repeated="101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817" calcext:value-type="float">
            <text:p>817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817" calcext:value-type="float">
            <text:p>8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float" office:value="817" calcext:value-type="float">
            <text:p>817</text:p>
          </table:table-cell>
          <table:table-cell office:value-type="float" office:value="848" calcext:value-type="float">
            <text:p>848</text:p>
          </table:table-cell>
          <table:table-cell table:number-columns-repeated="101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818" calcext:value-type="float">
            <text:p>818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1503" calcext:value-type="float">
            <text:p>1503</text:p>
          </table:table-cell>
          <table:table-cell office:value-type="float" office:value="818" calcext:value-type="float">
            <text:p>81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818" calcext:value-type="float">
            <text:p>818</text:p>
          </table:table-cell>
          <table:table-cell office:value-type="float" office:value="577" calcext:value-type="float">
            <text:p>577</text:p>
          </table:table-cell>
          <table:table-cell table:number-columns-repeated="101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5" calcext:value-type="float">
            <text:p>1505</text:p>
          </table:table-cell>
          <table:table-cell office:value-type="float" office:value="819" calcext:value-type="float">
            <text:p>8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819" calcext:value-type="float">
            <text:p>819</text:p>
          </table:table-cell>
          <table:table-cell office:value-type="float" office:value="759" calcext:value-type="float">
            <text:p>759</text:p>
          </table:table-cell>
          <table:table-cell table:number-columns-repeated="101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20" calcext:value-type="float">
            <text:p>8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20" calcext:value-type="float">
            <text:p>82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21" calcext:value-type="float">
            <text:p>82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821" calcext:value-type="float">
            <text:p>821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table:number-columns-repeated="101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822" calcext:value-type="float">
            <text:p>82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822" calcext:value-type="float">
            <text:p>82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822" calcext:value-type="float">
            <text:p>822</text:p>
          </table:table-cell>
          <table:table-cell office:value-type="float" office:value="452" calcext:value-type="float">
            <text:p>452</text:p>
          </table:table-cell>
          <table:table-cell table:number-columns-repeated="101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823" calcext:value-type="float">
            <text:p>8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float" office:value="823" calcext:value-type="float">
            <text:p>823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823" calcext:value-type="float">
            <text:p>823</text:p>
          </table:table-cell>
          <table:table-cell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824" calcext:value-type="float">
            <text:p>824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824" calcext:value-type="float">
            <text:p>824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25" calcext:value-type="float">
            <text:p>82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825" calcext:value-type="float">
            <text:p>825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825" calcext:value-type="float">
            <text:p>825</text:p>
          </table:table-cell>
          <table:table-cell office:value-type="float" office:value="639" calcext:value-type="float">
            <text:p>639</text:p>
          </table:table-cell>
          <table:table-cell table:number-columns-repeated="101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26" calcext:value-type="float">
            <text:p>82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826" calcext:value-type="float">
            <text:p>826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826" calcext:value-type="float">
            <text:p>826</text:p>
          </table:table-cell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827" calcext:value-type="float">
            <text:p>82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827" calcext:value-type="float">
            <text:p>8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float" office:value="827" calcext:value-type="float">
            <text:p>827</text:p>
          </table:table-cell>
          <table:table-cell office:value-type="float" office:value="880" calcext:value-type="float">
            <text:p>880</text:p>
          </table:table-cell>
          <table:table-cell table:number-columns-repeated="101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828" calcext:value-type="float">
            <text:p>82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829" calcext:value-type="float">
            <text:p>829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829" calcext:value-type="float">
            <text:p>82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829" calcext:value-type="float">
            <text:p>829</text:p>
          </table:table-cell>
          <table:table-cell office:value-type="float" office:value="856" calcext:value-type="float">
            <text:p>856</text:p>
          </table:table-cell>
          <table:table-cell table:number-columns-repeated="101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831" calcext:value-type="float">
            <text:p>831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830" calcext:value-type="float">
            <text:p>830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831" calcext:value-type="float">
            <text:p>831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1529" calcext:value-type="float">
            <text:p>1529</text:p>
          </table:table-cell>
          <table:table-cell office:value-type="float" office:value="831" calcext:value-type="float">
            <text:p>83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831" calcext:value-type="float">
            <text:p>831</text:p>
          </table:table-cell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832" calcext:value-type="float">
            <text:p>83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float" office:value="832" calcext:value-type="float">
            <text:p>832</text:p>
          </table:table-cell>
          <table:table-cell office:value-type="float" office:value="873" calcext:value-type="float">
            <text:p>873</text:p>
          </table:table-cell>
          <table:table-cell table:number-columns-repeated="101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833" calcext:value-type="float">
            <text:p>833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833" calcext:value-type="float">
            <text:p>83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833" calcext:value-type="float">
            <text:p>833</text:p>
          </table:table-cell>
          <table:table-cell office:value-type="float" office:value="146" calcext:value-type="float">
            <text:p>146</text:p>
          </table:table-cell>
          <table:table-cell table:number-columns-repeated="101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834" calcext:value-type="float">
            <text:p>83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535" calcext:value-type="float">
            <text:p>1535</text:p>
          </table:table-cell>
          <table:table-cell office:value-type="float" office:value="834" calcext:value-type="float">
            <text:p>83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834" calcext:value-type="float">
            <text:p>834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35" calcext:value-type="float">
            <text:p>835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537" calcext:value-type="float">
            <text:p>1537</text:p>
          </table:table-cell>
          <table:table-cell office:value-type="float" office:value="835" calcext:value-type="float">
            <text:p>835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1529" calcext:value-type="float">
            <text:p>1529</text:p>
          </table:table-cell>
          <table:table-cell office:value-type="float" office:value="835" calcext:value-type="float">
            <text:p>835</text:p>
          </table:table-cell>
          <table:table-cell office:value-type="float" office:value="430" calcext:value-type="float">
            <text:p>430</text:p>
          </table:table-cell>
          <table:table-cell table:number-columns-repeated="101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36" calcext:value-type="float">
            <text:p>836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836" calcext:value-type="float">
            <text:p>836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836" calcext:value-type="float">
            <text:p>836</text:p>
          </table:table-cell>
          <table:table-cell office:value-type="float" office:value="477" calcext:value-type="float">
            <text:p>477</text:p>
          </table:table-cell>
          <table:table-cell table:number-columns-repeated="101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837" calcext:value-type="float">
            <text:p>83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837" calcext:value-type="float">
            <text:p>83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532" calcext:value-type="float">
            <text:p>1532</text:p>
          </table:table-cell>
          <table:table-cell office:value-type="float" office:value="837" calcext:value-type="float">
            <text:p>837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838" calcext:value-type="float">
            <text:p>838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float" office:value="838" calcext:value-type="float">
            <text:p>83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838" calcext:value-type="float">
            <text:p>838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839" calcext:value-type="float">
            <text:p>839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839" calcext:value-type="float">
            <text:p>839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40" calcext:value-type="float">
            <text:p>84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840" calcext:value-type="float">
            <text:p>840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840" calcext:value-type="float">
            <text:p>840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41" calcext:value-type="float">
            <text:p>841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1549" calcext:value-type="float">
            <text:p>1549</text:p>
          </table:table-cell>
          <table:table-cell office:value-type="float" office:value="841" calcext:value-type="float">
            <text:p>8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841" calcext:value-type="float">
            <text:p>841</text:p>
          </table:table-cell>
          <table:table-cell office:value-type="float" office:value="530" calcext:value-type="float">
            <text:p>530</text:p>
          </table:table-cell>
          <table:table-cell table:number-columns-repeated="101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842" calcext:value-type="float">
            <text:p>842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842" calcext:value-type="float">
            <text:p>84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float" office:value="842" calcext:value-type="float">
            <text:p>842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843" calcext:value-type="float">
            <text:p>843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844" calcext:value-type="float">
            <text:p>844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float" office:value="844" calcext:value-type="float">
            <text:p>844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844" calcext:value-type="float">
            <text:p>844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45" calcext:value-type="float">
            <text:p>84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float" office:value="845" calcext:value-type="float">
            <text:p>845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46" calcext:value-type="float">
            <text:p>84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float" office:value="846" calcext:value-type="float">
            <text:p>84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846" calcext:value-type="float">
            <text:p>846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847" calcext:value-type="float">
            <text:p>847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847" calcext:value-type="float">
            <text:p>84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848" calcext:value-type="float">
            <text:p>848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float" office:value="848" calcext:value-type="float">
            <text:p>848</text:p>
          </table:table-cell>
          <table:table-cell office:value-type="float" office:value="877" calcext:value-type="float">
            <text:p>877</text:p>
          </table:table-cell>
          <table:table-cell table:number-columns-repeated="101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849" calcext:value-type="float">
            <text:p>849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float" office:value="849" calcext:value-type="float">
            <text:p>84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float" office:value="849" calcext:value-type="float">
            <text:p>849</text:p>
          </table:table-cell>
          <table:table-cell office:value-type="float" office:value="590" calcext:value-type="float">
            <text:p>590</text:p>
          </table:table-cell>
          <table:table-cell table:number-columns-repeated="101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50" calcext:value-type="float">
            <text:p>85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850" calcext:value-type="float">
            <text:p>8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float" office:value="850" calcext:value-type="float">
            <text:p>850</text:p>
          </table:table-cell>
          <table:table-cell office:value-type="float" office:value="457" calcext:value-type="float">
            <text:p>457</text:p>
          </table:table-cell>
          <table:table-cell table:number-columns-repeated="101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51" calcext:value-type="float">
            <text:p>851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851" calcext:value-type="float">
            <text:p>85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851" calcext:value-type="float">
            <text:p>851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852" calcext:value-type="float">
            <text:p>852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float" office:value="852" calcext:value-type="float">
            <text:p>852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852" calcext:value-type="float">
            <text:p>852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853" calcext:value-type="float">
            <text:p>853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float" office:value="853" calcext:value-type="float">
            <text:p>853</text:p>
          </table:table-cell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854" calcext:value-type="float">
            <text:p>85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854" calcext:value-type="float">
            <text:p>85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854" calcext:value-type="float">
            <text:p>854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55" calcext:value-type="float">
            <text:p>85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855" calcext:value-type="float">
            <text:p>855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855" calcext:value-type="float">
            <text:p>855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56" calcext:value-type="float">
            <text:p>85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856" calcext:value-type="float">
            <text:p>85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float" office:value="856" calcext:value-type="float">
            <text:p>856</text:p>
          </table:table-cell>
          <table:table-cell office:value-type="float" office:value="643" calcext:value-type="float">
            <text:p>643</text:p>
          </table:table-cell>
          <table:table-cell table:number-columns-repeated="101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857" calcext:value-type="float">
            <text:p>85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float" office:value="857" calcext:value-type="float">
            <text:p>857</text:p>
          </table:table-cell>
          <table:table-cell office:value-type="float" office:value="726" calcext:value-type="float">
            <text:p>726</text:p>
          </table:table-cell>
          <table:table-cell table:number-columns-repeated="101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858" calcext:value-type="float">
            <text:p>85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858" calcext:value-type="float">
            <text:p>858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float" office:value="858" calcext:value-type="float">
            <text:p>858</text:p>
          </table:table-cell>
          <table:table-cell office:value-type="float" office:value="844" calcext:value-type="float">
            <text:p>844</text:p>
          </table:table-cell>
          <table:table-cell table:number-columns-repeated="101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859" calcext:value-type="float">
            <text:p>859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859" calcext:value-type="float">
            <text:p>859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float" office:value="859" calcext:value-type="float">
            <text:p>859</text:p>
          </table:table-cell>
          <table:table-cell office:value-type="float" office:value="723" calcext:value-type="float">
            <text:p>723</text:p>
          </table:table-cell>
          <table:table-cell table:number-columns-repeated="101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60" calcext:value-type="float">
            <text:p>860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860" calcext:value-type="float">
            <text:p>86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861" calcext:value-type="float">
            <text:p>861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861" calcext:value-type="float">
            <text:p>861</text:p>
          </table:table-cell>
          <table:table-cell office:value-type="float" office:value="789" calcext:value-type="float">
            <text:p>789</text:p>
          </table:table-cell>
          <table:table-cell table:number-columns-repeated="101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862" calcext:value-type="float">
            <text:p>86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float" office:value="862" calcext:value-type="float">
            <text:p>862</text:p>
          </table:table-cell>
          <table:table-cell office:value-type="float" office:value="884" calcext:value-type="float">
            <text:p>884</text:p>
          </table:table-cell>
          <table:table-cell table:number-columns-repeated="101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863" calcext:value-type="float">
            <text:p>86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863" calcext:value-type="float">
            <text:p>86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863" calcext:value-type="float">
            <text:p>863</text:p>
          </table:table-cell>
          <table:table-cell office:value-type="float" office:value="813" calcext:value-type="float">
            <text:p>813</text:p>
          </table:table-cell>
          <table:table-cell table:number-columns-repeated="101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64" calcext:value-type="float">
            <text:p>864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864" calcext:value-type="float">
            <text:p>86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864" calcext:value-type="float">
            <text:p>864</text:p>
          </table:table-cell>
          <table:table-cell office:value-type="float" office:value="741" calcext:value-type="float">
            <text:p>741</text:p>
          </table:table-cell>
          <table:table-cell table:number-columns-repeated="101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65" calcext:value-type="float">
            <text:p>865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865" calcext:value-type="float">
            <text:p>865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865" calcext:value-type="float">
            <text:p>865</text:p>
          </table:table-cell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66" calcext:value-type="float">
            <text:p>86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866" calcext:value-type="float">
            <text:p>86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866" calcext:value-type="float">
            <text:p>866</text:p>
          </table:table-cell>
          <table:table-cell office:value-type="float" office:value="405" calcext:value-type="float">
            <text:p>405</text:p>
          </table:table-cell>
          <table:table-cell table:number-columns-repeated="101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867" calcext:value-type="float">
            <text:p>86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867" calcext:value-type="float">
            <text:p>867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867" calcext:value-type="float">
            <text:p>867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868" calcext:value-type="float">
            <text:p>86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868" calcext:value-type="float">
            <text:p>86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869" calcext:value-type="float">
            <text:p>86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float" office:value="869" calcext:value-type="float">
            <text:p>869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869" calcext:value-type="float">
            <text:p>869</text:p>
          </table:table-cell>
          <table:table-cell office:value-type="float" office:value="471" calcext:value-type="float">
            <text:p>471</text:p>
          </table:table-cell>
          <table:table-cell table:number-columns-repeated="101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70" calcext:value-type="float">
            <text:p>87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870" calcext:value-type="float">
            <text:p>87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870" calcext:value-type="float">
            <text:p>870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71" calcext:value-type="float">
            <text:p>8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871" calcext:value-type="float">
            <text:p>87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871" calcext:value-type="float">
            <text:p>871</text:p>
          </table:table-cell>
          <table:table-cell office:value-type="float" office:value="592" calcext:value-type="float">
            <text:p>592</text:p>
          </table:table-cell>
          <table:table-cell table:number-columns-repeated="101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872" calcext:value-type="float">
            <text:p>872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872" calcext:value-type="float">
            <text:p>872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872" calcext:value-type="float">
            <text:p>872</text:p>
          </table:table-cell>
          <table:table-cell office:value-type="float" office:value="771" calcext:value-type="float">
            <text:p>771</text:p>
          </table:table-cell>
          <table:table-cell table:number-columns-repeated="101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873" calcext:value-type="float">
            <text:p>8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float" office:value="873" calcext:value-type="float">
            <text:p>873</text:p>
          </table:table-cell>
          <table:table-cell office:value-type="float" office:value="864" calcext:value-type="float">
            <text:p>864</text:p>
          </table:table-cell>
          <table:table-cell table:number-columns-repeated="101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874" calcext:value-type="float">
            <text:p>8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float" office:value="874" calcext:value-type="float">
            <text:p>87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874" calcext:value-type="float">
            <text:p>874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75" calcext:value-type="float">
            <text:p>87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875" calcext:value-type="float">
            <text:p>875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608" calcext:value-type="float">
            <text:p>1608</text:p>
          </table:table-cell>
          <table:table-cell office:value-type="float" office:value="875" calcext:value-type="float">
            <text:p>875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876" calcext:value-type="float">
            <text:p>876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876" calcext:value-type="float">
            <text:p>876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876" calcext:value-type="float">
            <text:p>876</text:p>
          </table:table-cell>
          <table:table-cell office:value-type="float" office:value="602" calcext:value-type="float">
            <text:p>602</text:p>
          </table:table-cell>
          <table:table-cell table:number-columns-repeated="101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77" calcext:value-type="float">
            <text:p>877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877" calcext:value-type="float">
            <text:p>877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877" calcext:value-type="float">
            <text:p>877</text:p>
          </table:table-cell>
          <table:table-cell office:value-type="float" office:value="852" calcext:value-type="float">
            <text:p>852</text:p>
          </table:table-cell>
          <table:table-cell table:number-columns-repeated="101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78" calcext:value-type="float">
            <text:p>878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878" calcext:value-type="float">
            <text:p>87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878" calcext:value-type="float">
            <text:p>878</text:p>
          </table:table-cell>
          <table:table-cell office:value-type="float" office:value="379" calcext:value-type="float">
            <text:p>379</text:p>
          </table:table-cell>
          <table:table-cell table:number-columns-repeated="101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79" calcext:value-type="float">
            <text:p>879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879" calcext:value-type="float">
            <text:p>879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879" calcext:value-type="float">
            <text:p>879</text:p>
          </table:table-cell>
          <table:table-cell office:value-type="float" office:value="888" calcext:value-type="float">
            <text:p>888</text:p>
          </table:table-cell>
          <table:table-cell table:number-columns-repeated="101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880" calcext:value-type="float">
            <text:p>88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880" calcext:value-type="float">
            <text:p>880</text:p>
          </table:table-cell>
          <table:table-cell office:value-type="float" office:value="406" calcext:value-type="float">
            <text:p>406</text:p>
          </table:table-cell>
          <table:table-cell table:number-columns-repeated="101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881" calcext:value-type="float">
            <text:p>881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881" calcext:value-type="float">
            <text:p>88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881" calcext:value-type="float">
            <text:p>881</text:p>
          </table:table-cell>
          <table:table-cell office:value-type="float" office:value="399" calcext:value-type="float">
            <text:p>399</text:p>
          </table:table-cell>
          <table:table-cell table:number-columns-repeated="101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82" calcext:value-type="float">
            <text:p>88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882" calcext:value-type="float">
            <text:p>88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882" calcext:value-type="float">
            <text:p>882</text:p>
          </table:table-cell>
          <table:table-cell office:value-type="float" office:value="182" calcext:value-type="float">
            <text:p>182</text:p>
          </table:table-cell>
          <table:table-cell table:number-columns-repeated="101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83" calcext:value-type="float">
            <text:p>883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883" calcext:value-type="float">
            <text:p>88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883" calcext:value-type="float">
            <text:p>883</text:p>
          </table:table-cell>
          <table:table-cell office:value-type="float" office:value="365" calcext:value-type="float">
            <text:p>365</text:p>
          </table:table-cell>
          <table:table-cell table:number-columns-repeated="101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84" calcext:value-type="float">
            <text:p>88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884" calcext:value-type="float">
            <text:p>884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float" office:value="884" calcext:value-type="float">
            <text:p>884</text:p>
          </table:table-cell>
          <table:table-cell office:value-type="float" office:value="870" calcext:value-type="float">
            <text:p>870</text:p>
          </table:table-cell>
          <table:table-cell table:number-columns-repeated="101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85" calcext:value-type="float">
            <text:p>88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885" calcext:value-type="float">
            <text:p>88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885" calcext:value-type="float">
            <text:p>885</text:p>
          </table:table-cell>
          <table:table-cell office:value-type="float" office:value="537" calcext:value-type="float">
            <text:p>537</text:p>
          </table:table-cell>
          <table:table-cell table:number-columns-repeated="101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886" calcext:value-type="float">
            <text:p>886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float" office:value="886" calcext:value-type="float">
            <text:p>88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886" calcext:value-type="float">
            <text:p>886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87" calcext:value-type="float">
            <text:p>88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887" calcext:value-type="float">
            <text:p>88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887" calcext:value-type="float">
            <text:p>887</text:p>
          </table:table-cell>
          <table:table-cell office:value-type="float" office:value="766" calcext:value-type="float">
            <text:p>766</text:p>
          </table:table-cell>
          <table:table-cell table:number-columns-repeated="101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88" calcext:value-type="float">
            <text:p>88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888" calcext:value-type="float">
            <text:p>888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888" calcext:value-type="float">
            <text:p>888</text:p>
          </table:table-cell>
          <table:table-cell office:value-type="float" office:value="181" calcext:value-type="float">
            <text:p>181</text:p>
          </table:table-cell>
          <table:table-cell table:number-columns-repeated="101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889" calcext:value-type="float">
            <text:p>889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889" calcext:value-type="float">
            <text:p>889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889" calcext:value-type="float">
            <text:p>889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90" calcext:value-type="float">
            <text:p>89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890" calcext:value-type="float">
            <text:p>89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890" calcext:value-type="float">
            <text:p>890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91" calcext:value-type="float">
            <text:p>89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891" calcext:value-type="float">
            <text:p>891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891" calcext:value-type="float">
            <text:p>891</text:p>
          </table:table-cell>
          <table:table-cell office:value-type="float" office:value="433" calcext:value-type="float">
            <text:p>433</text:p>
          </table:table-cell>
          <table:table-cell table:number-columns-repeated="101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92" calcext:value-type="float">
            <text:p>892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float" office:value="892" calcext:value-type="float">
            <text:p>89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float" office:value="892" calcext:value-type="float">
            <text:p>892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93" calcext:value-type="float">
            <text:p>89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893" calcext:value-type="float">
            <text:p>893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float" office:value="893" calcext:value-type="float">
            <text:p>893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94" calcext:value-type="float">
            <text:p>894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677" calcext:value-type="float">
            <text:p>1677</text:p>
          </table:table-cell>
          <table:table-cell office:value-type="float" office:value="894" calcext:value-type="float">
            <text:p>894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894" calcext:value-type="float">
            <text:p>894</text:p>
          </table:table-cell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95" calcext:value-type="float">
            <text:p>89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895" calcext:value-type="float">
            <text:p>895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895" calcext:value-type="float">
            <text:p>895</text:p>
          </table:table-cell>
          <table:table-cell office:value-type="float" office:value="129" calcext:value-type="float">
            <text:p>129</text:p>
          </table:table-cell>
          <table:table-cell table:number-columns-repeated="101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96" calcext:value-type="float">
            <text:p>896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float" office:value="896" calcext:value-type="float">
            <text:p>896</text:p>
          </table:table-cell>
          <table:table-cell office:value-type="float" office:value="716" calcext:value-type="float">
            <text:p>716</text:p>
          </table:table-cell>
          <table:table-cell table:number-columns-repeated="101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97" calcext:value-type="float">
            <text:p>89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897" calcext:value-type="float">
            <text:p>897</text:p>
          </table:table-cell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898" calcext:value-type="float">
            <text:p>898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898" calcext:value-type="float">
            <text:p>89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898" calcext:value-type="float">
            <text:p>898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899" calcext:value-type="float">
            <text:p>8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96" calcext:value-type="float">
            <text:p>1796</text:p>
          </table:table-cell>
          <table:table-cell office:value-type="float" office:value="899" calcext:value-type="float">
            <text:p>89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899" calcext:value-type="float">
            <text:p>899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00" calcext:value-type="float">
            <text:p>900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900" calcext:value-type="float">
            <text:p>90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1" table:number-rows-repeated="10476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5:17:19.208331056</meta:creation-date>
    <dc:date>2019-05-17T15:49:08.402284505</dc:date>
    <meta:editing-duration>PT21M40S</meta:editing-duration>
    <meta:editing-cycles>5</meta:editing-cycles>
    <meta:generator>LibreOffice/6.2.3.2$Linux_X86_64 LibreOffice_project/aecc05fe267cc68dde00352a451aa867b3b546ac</meta:generator>
    <meta:document-statistic meta:table-count="2" meta:cell-count="8110" meta:object-count="0"/>
  </office:meta>
</office:document-meta>
</file>